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772in"/>
    </style:style>
    <style:style style:name="co2" style:family="table-column">
      <style:table-column-properties fo:break-before="auto" style:column-width="0.8346in"/>
    </style:style>
    <style:style style:name="co3" style:family="table-column">
      <style:table-column-properties fo:break-before="auto" style:column-width="2.0457in"/>
    </style:style>
    <style:style style:name="co4" style:family="table-column">
      <style:table-column-properties fo:break-before="auto" style:column-width="1.7429in"/>
    </style:style>
    <style:style style:name="co5" style:family="table-column">
      <style:table-column-properties fo:break-before="auto" style:column-width="1.289in"/>
    </style:style>
    <style:style style:name="co6" style:family="table-column">
      <style:table-column-properties fo:break-before="auto" style:column-width="1.1634in"/>
    </style:style>
    <style:style style:name="co7" style:family="table-column">
      <style:table-column-properties fo:break-before="auto" style:column-width="1.352in"/>
    </style:style>
    <style:style style:name="co8" style:family="table-column">
      <style:table-column-properties fo:break-before="auto" style:column-width="1.4783in"/>
    </style:style>
    <style:style style:name="co9" style:family="table-column">
      <style:table-column-properties fo:break-before="auto" style:column-width="1.5665in"/>
    </style:style>
    <style:style style:name="co10" style:family="table-column">
      <style:table-column-properties fo:break-before="auto" style:column-width="0.7091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5071in"/>
    </style:style>
    <style:style style:name="co13" style:family="table-column">
      <style:table-column-properties fo:break-before="auto" style:column-width="0.7972in"/>
    </style:style>
    <style:style style:name="co14" style:family="table-column">
      <style:table-column-properties fo:break-before="auto" style:column-width="0.5453in"/>
    </style:style>
    <style:style style:name="co15" style:family="table-column">
      <style:table-column-properties fo:break-before="auto" style:column-width="1.0492in"/>
    </style:style>
    <style:style style:name="co16" style:family="table-column">
      <style:table-column-properties fo:break-before="auto" style:column-width="1.1374in"/>
    </style:style>
    <style:style style:name="co17" style:family="table-column">
      <style:table-column-properties fo:break-before="auto" style:column-width="1.1882in"/>
    </style:style>
    <style:style style:name="co18" style:family="table-column">
      <style:table-column-properties fo:break-before="auto" style:column-width="0.4563in"/>
    </style:style>
    <style:style style:name="co19" style:family="table-column">
      <style:table-column-properties fo:break-before="auto" style:column-width="0.2043in"/>
    </style:style>
    <style:style style:name="co20" style:family="table-column">
      <style:table-column-properties fo:break-before="auto" style:column-width="0.8472in"/>
    </style:style>
    <style:style style:name="co21" style:family="table-column">
      <style:table-column-properties fo:break-before="auto" style:column-width="0.77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order-bottom="0.74pt solid #000000" fo:border-left="0.74pt solid #000000" fo:border-right="none" fo:border-top="0.74pt solid #000000"/>
      <style:text-properties fo:font-size="12pt" style:font-size-asian="12pt" style:font-size-complex="12pt"/>
    </style:style>
    <style:style style:name="ce3" style:family="table-cell" style:parent-style-name="Default" style:data-style-name="N0"/>
    <style:style style:name="ce4" style:family="table-cell" style:parent-style-name="Default">
      <style:table-cell-properties fo:border-bottom="none" fo:border-left="0.74pt solid #000000" fo:border-right="0.74pt solid #000000" fo:border-top="0.74pt solid #000000"/>
      <style:text-properties fo:font-size="12pt" style:font-size-asian="12pt" style:font-size-complex="12pt"/>
    </style:style>
    <style:style style:name="ce5" style:family="table-cell" style:parent-style-name="Default" style:data-style-name="N4">
      <style:table-cell-properties fo:border="0.74pt solid #000000"/>
      <style:text-properties fo:font-size="12pt" style:font-size-asian="12pt" style:font-size-complex="12pt"/>
      <style:map style:condition="cell-content()&gt;=0.02" style:apply-style-name="Bad" style:base-cell-address="3_nn_test_averages.I129"/>
      <style:map style:condition="cell-content()&lt;0.02" style:apply-style-name="Good" style:base-cell-address="3_nn_test_averages.I129"/>
      <style:map style:condition="cell-content()=&quot;&quot;" style:apply-style-name="Bad" style:base-cell-address="3_nn_test_averages.I129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3_nn_test_averages" table:style-name="ta1">
        <table:shapes>
          <draw:frame draw:z-index="0" draw:style-name="gr1" draw:text-style-name="P1" svg:width="7.7138in" svg:height="3.5331in" svg:x="25.7961in" svg:y="2.6374in">
            <draw:object draw:notify-on-update-of-ranges="3_nn_test_averages.I15:3_nn_test_averages.K15 3_nn_test_averages.H17:3_nn_test_averages.H17 3_nn_test_averages.I17:3_nn_test_averages.J17 3_nn_test_averages.H18:3_nn_test_averages.H18 3_nn_test_averages.I18:3_nn_test_averages.K18 3_nn_test_averages.H19:3_nn_test_averages.H19 3_nn_test_averages.I19:3_nn_test_averages.I19 3_nn_test_averages.H20:3_nn_test_averages.H20 3_nn_test_averages.I20:3_nn_test_averages.K20 3_nn_test_averages.H21:3_nn_test_averages.H21 3_nn_test_averages.I21:3_nn_test_averages.J21 3_nn_test_averages.H22:3_nn_test_averages.H22 3_nn_test_averages.I22:3_nn_test_averages.K22 3_nn_test_averages.H23:3_nn_test_averages.H23 3_nn_test_averages.I23:3_nn_test_averages.K23 3_nn_test_averages.H24:3_nn_test_averages.H24 3_nn_test_averages.I24:3_nn_test_averages.K24 3_nn_test_averages.H25:3_nn_test_averages.H25 3_nn_test_averages.I25:3_nn_test_averages.J25 3_nn_test_averages.H26:3_nn_test_averages.H26 3_nn_test_averages.I26:3_nn_test_averages.K26 3_nn_test_averages.H27:3_nn_test_averages.H27 3_nn_test_averages.I27:3_nn_test_averages.K27 3_nn_test_averages.H28:3_nn_test_averages.H28 3_nn_test_averages.I28:3_nn_test_averages.K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.1189in" svg:height="3.5472in" svg:x="15.5276in" svg:y="25.8606in">
            <draw:object draw:notify-on-update-of-ranges="3_nn_test_averages.H147:3_nn_test_averages.H158 3_nn_test_averages.I146:3_nn_test_averages.I146 3_nn_test_averages.I147:3_nn_test_averages.I158 3_nn_test_averages.J146:3_nn_test_averages.J146 3_nn_test_averages.J147:3_nn_test_averages.J15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7.7138in" svg:height="3.5331in" svg:x="34.1606in" svg:y="2.624in">
            <draw:object draw:notify-on-update-of-ranges="3_nn_test_averages.L15:3_nn_test_averages.Q15 3_nn_test_averages.H22:3_nn_test_averages.H22 3_nn_test_averages.L22:3_nn_test_averages.Q22 3_nn_test_averages.H24:3_nn_test_averages.H24 3_nn_test_averages.L24:3_nn_test_averages.Q24 3_nn_test_averages.H26:3_nn_test_averages.H26 3_nn_test_averages.L26:3_nn_test_averages.Q26 3_nn_test_averages.H28:3_nn_test_averages.H28 3_nn_test_averages.L28:3_nn_test_averages.Q2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3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3" table:default-cell-style-name="Default"/>
        <table:table-column table:style-name="co9" table:number-columns-repeated="3" table:default-cell-style-name="Default"/>
        <table:table-column table:style-name="co21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3" table:default-cell-style-name="Default"/>
        <table:table-column table:style-name="co9" table:number-columns-repeated="3" table:default-cell-style-name="Default"/>
        <table:table-column table:style-name="co21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3" table:default-cell-style-name="Default"/>
        <table:table-column table:style-name="co9" table:number-columns-repeated="3" table:default-cell-style-name="Default"/>
        <table:table-column table:style-name="co21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3" table:default-cell-style-name="Default"/>
        <table:table-column table:style-name="co9" table:number-columns-repeated="3" table:default-cell-style-name="Default"/>
        <table:table-column table:style-name="co21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3" table:default-cell-style-name="Default"/>
        <table:table-column table:style-name="co9" table:number-columns-repeated="3" table:default-cell-style-name="Default"/>
        <table:table-column table:style-name="co21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3" table:default-cell-style-name="Default"/>
        <table:table-column table:style-name="co9" table:number-columns-repeated="3" table:default-cell-style-name="Default"/>
        <table:table-column table:style-name="co21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3" table:default-cell-style-name="Default"/>
        <table:table-column table:style-name="co9" table:number-columns-repeated="3" table:default-cell-style-name="Default"/>
        <table:table-column table:style-name="co21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3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library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m or N</text:p>
          </table:table-cell>
          <table:table-cell office:value-type="string" calcext:value-type="string">
            <text:p>bits or logQ</text:p>
          </table:table-cell>
          <table:table-cell office:value-type="string" calcext:value-type="string">
            <text:p>log_big_primes</text:p>
          </table:table-cell>
          <table:table-cell office:value-type="string" calcext:value-type="string">
            <text:p>nr_small_primes</text:p>
          </table:table-cell>
          <table:table-cell office:value-type="string" calcext:value-type="string">
            <text:p>log_small_primes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_layers</text:p>
          </table:table-cell>
          <table:table-cell office:value-type="string" calcext:value-type="string">
            <text:p>neurons_per_layer</text:p>
          </table:table-cell>
          <table:table-cell office:value-type="string" calcext:value-type="string">
            <text:p>number_of_tests</text:p>
          </table:table-cell>
          <table:table-cell office:value-type="string" calcext:value-type="string">
            <text:p>virtual_memory[MB]</text:p>
          </table:table-cell>
          <table:table-cell office:value-type="string" calcext:value-type="string">
            <text:p>resident_memory[MB]</text:p>
          </table:table-cell>
          <table:table-cell office:value-type="string" calcext:value-type="string">
            <text:p>keygen_duration[us]</text:p>
          </table:table-cell>
          <table:table-cell office:value-type="string" calcext:value-type="string">
            <text:p>model_initialization_duration[us]</text:p>
          </table:table-cell>
          <table:table-cell office:value-type="string" calcext:value-type="string">
            <text:p>encryption_duration[us]</text:p>
          </table:table-cell>
          <table:table-cell office:value-type="string" calcext:value-type="string">
            <text:p>operations_duration[us]</text:p>
          </table:table-cell>
          <table:table-cell office:value-type="string" calcext:value-type="string">
            <text:p>decryption_duration[us]</text:p>
          </table:table-cell>
          <table:table-cell office:value-type="string" calcext:value-type="string">
            <text:p>accuracy</text:p>
          </table:table-cell>
          <table:table-cell table:number-columns-repeated="2"/>
          <table:table-cell office:value-type="string" calcext:value-type="string">
            <text:p>library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m or N</text:p>
          </table:table-cell>
          <table:table-cell office:value-type="string" calcext:value-type="string">
            <text:p>bits or logQ</text:p>
          </table:table-cell>
          <table:table-cell office:value-type="string" calcext:value-type="string">
            <text:p>log_big_primes</text:p>
          </table:table-cell>
          <table:table-cell office:value-type="string" calcext:value-type="string">
            <text:p>nr_small_primes</text:p>
          </table:table-cell>
          <table:table-cell office:value-type="string" calcext:value-type="string">
            <text:p>log_small_primes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_layers</text:p>
          </table:table-cell>
          <table:table-cell office:value-type="string" calcext:value-type="string">
            <text:p>neurons_per_layer</text:p>
          </table:table-cell>
          <table:table-cell office:value-type="string" calcext:value-type="string">
            <text:p>number_of_tests</text:p>
          </table:table-cell>
          <table:table-cell office:value-type="string" calcext:value-type="string">
            <text:p>virtual_memory[MB]</text:p>
          </table:table-cell>
          <table:table-cell office:value-type="string" calcext:value-type="string">
            <text:p>resident_memory[MB]</text:p>
          </table:table-cell>
          <table:table-cell office:value-type="string" calcext:value-type="string">
            <text:p>keygen_duration[us]</text:p>
          </table:table-cell>
          <table:table-cell office:value-type="string" calcext:value-type="string">
            <text:p>model_initialization_duration[us]</text:p>
          </table:table-cell>
          <table:table-cell office:value-type="string" calcext:value-type="string">
            <text:p>encryption_duration[us]</text:p>
          </table:table-cell>
          <table:table-cell office:value-type="string" calcext:value-type="string">
            <text:p>operations_duration[us]</text:p>
          </table:table-cell>
          <table:table-cell office:value-type="string" calcext:value-type="string">
            <text:p>decryption_duration[us]</text:p>
          </table:table-cell>
          <table:table-cell office:value-type="string" calcext:value-type="string">
            <text:p>accuracy</text:p>
          </table:table-cell>
          <table:table-cell table:number-columns-repeated="2"/>
          <table:table-cell office:value-type="string" calcext:value-type="string">
            <text:p>library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m or N</text:p>
          </table:table-cell>
          <table:table-cell office:value-type="string" calcext:value-type="string">
            <text:p>bits or logQ</text:p>
          </table:table-cell>
          <table:table-cell office:value-type="string" calcext:value-type="string">
            <text:p>log_big_primes</text:p>
          </table:table-cell>
          <table:table-cell office:value-type="string" calcext:value-type="string">
            <text:p>nr_small_primes</text:p>
          </table:table-cell>
          <table:table-cell office:value-type="string" calcext:value-type="string">
            <text:p>log_small_primes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_layers</text:p>
          </table:table-cell>
          <table:table-cell office:value-type="string" calcext:value-type="string">
            <text:p>neurons_per_layer</text:p>
          </table:table-cell>
          <table:table-cell office:value-type="string" calcext:value-type="string">
            <text:p>number_of_tests</text:p>
          </table:table-cell>
          <table:table-cell office:value-type="string" calcext:value-type="string">
            <text:p>virtual_memory[MB]</text:p>
          </table:table-cell>
          <table:table-cell office:value-type="string" calcext:value-type="string">
            <text:p>resident_memory[MB]</text:p>
          </table:table-cell>
          <table:table-cell office:value-type="string" calcext:value-type="string">
            <text:p>keygen_duration[us]</text:p>
          </table:table-cell>
          <table:table-cell office:value-type="string" calcext:value-type="string">
            <text:p>model_initialization_duration[us]</text:p>
          </table:table-cell>
          <table:table-cell office:value-type="string" calcext:value-type="string">
            <text:p>encryption_duration[us]</text:p>
          </table:table-cell>
          <table:table-cell office:value-type="string" calcext:value-type="string">
            <text:p>operations_duration[us]</text:p>
          </table:table-cell>
          <table:table-cell office:value-type="string" calcext:value-type="string">
            <text:p>decryption_duration[us]</text:p>
          </table:table-cell>
          <table:table-cell office:value-type="string" calcext:value-type="string">
            <text:p>accuracy</text:p>
          </table:table-cell>
          <table:table-cell table:number-columns-repeated="2"/>
          <table:table-cell office:value-type="string" calcext:value-type="string">
            <text:p>library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m or N</text:p>
          </table:table-cell>
          <table:table-cell office:value-type="string" calcext:value-type="string">
            <text:p>bits or logQ</text:p>
          </table:table-cell>
          <table:table-cell office:value-type="string" calcext:value-type="string">
            <text:p>log_big_primes</text:p>
          </table:table-cell>
          <table:table-cell office:value-type="string" calcext:value-type="string">
            <text:p>nr_small_primes</text:p>
          </table:table-cell>
          <table:table-cell office:value-type="string" calcext:value-type="string">
            <text:p>log_small_primes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_layers</text:p>
          </table:table-cell>
          <table:table-cell office:value-type="string" calcext:value-type="string">
            <text:p>neurons_per_layer</text:p>
          </table:table-cell>
          <table:table-cell office:value-type="string" calcext:value-type="string">
            <text:p>number_of_tests</text:p>
          </table:table-cell>
          <table:table-cell office:value-type="string" calcext:value-type="string">
            <text:p>virtual_memory[MB]</text:p>
          </table:table-cell>
          <table:table-cell office:value-type="string" calcext:value-type="string">
            <text:p>resident_memory[MB]</text:p>
          </table:table-cell>
          <table:table-cell office:value-type="string" calcext:value-type="string">
            <text:p>keygen_duration[us]</text:p>
          </table:table-cell>
          <table:table-cell office:value-type="string" calcext:value-type="string">
            <text:p>model_initialization_duration[us]</text:p>
          </table:table-cell>
          <table:table-cell office:value-type="string" calcext:value-type="string">
            <text:p>encryption_duration[us]</text:p>
          </table:table-cell>
          <table:table-cell office:value-type="string" calcext:value-type="string">
            <text:p>operations_duration[us]</text:p>
          </table:table-cell>
          <table:table-cell office:value-type="string" calcext:value-type="string">
            <text:p>decryption_duration[us]</text:p>
          </table:table-cell>
          <table:table-cell office:value-type="string" calcext:value-type="string">
            <text:p>accuracy</text:p>
          </table:table-cell>
          <table:table-cell table:number-columns-repeated="2"/>
          <table:table-cell office:value-type="string" calcext:value-type="string">
            <text:p>library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m or N</text:p>
          </table:table-cell>
          <table:table-cell office:value-type="string" calcext:value-type="string">
            <text:p>bits or logQ</text:p>
          </table:table-cell>
          <table:table-cell office:value-type="string" calcext:value-type="string">
            <text:p>log_big_primes</text:p>
          </table:table-cell>
          <table:table-cell office:value-type="string" calcext:value-type="string">
            <text:p>nr_small_primes</text:p>
          </table:table-cell>
          <table:table-cell office:value-type="string" calcext:value-type="string">
            <text:p>log_small_primes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_layers</text:p>
          </table:table-cell>
          <table:table-cell office:value-type="string" calcext:value-type="string">
            <text:p>neurons_per_layer</text:p>
          </table:table-cell>
          <table:table-cell office:value-type="string" calcext:value-type="string">
            <text:p>number_of_tests</text:p>
          </table:table-cell>
          <table:table-cell office:value-type="string" calcext:value-type="string">
            <text:p>virtual_memory[MB]</text:p>
          </table:table-cell>
          <table:table-cell office:value-type="string" calcext:value-type="string">
            <text:p>resident_memory[MB]</text:p>
          </table:table-cell>
          <table:table-cell office:value-type="string" calcext:value-type="string">
            <text:p>keygen_duration[us]</text:p>
          </table:table-cell>
          <table:table-cell office:value-type="string" calcext:value-type="string">
            <text:p>model_initialization_duration[us]</text:p>
          </table:table-cell>
          <table:table-cell office:value-type="string" calcext:value-type="string">
            <text:p>encryption_duration[us]</text:p>
          </table:table-cell>
          <table:table-cell office:value-type="string" calcext:value-type="string">
            <text:p>operations_duration[us]</text:p>
          </table:table-cell>
          <table:table-cell office:value-type="string" calcext:value-type="string">
            <text:p>decryption_duration[us]</text:p>
          </table:table-cell>
          <table:table-cell office:value-type="string" calcext:value-type="string">
            <text:p>accuracy</text:p>
          </table:table-cell>
          <table:table-cell table:number-columns-repeated="2"/>
          <table:table-cell office:value-type="string" calcext:value-type="string">
            <text:p>library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m or N</text:p>
          </table:table-cell>
          <table:table-cell office:value-type="string" calcext:value-type="string">
            <text:p>bits or logQ</text:p>
          </table:table-cell>
          <table:table-cell office:value-type="string" calcext:value-type="string">
            <text:p>log_big_primes</text:p>
          </table:table-cell>
          <table:table-cell office:value-type="string" calcext:value-type="string">
            <text:p>nr_small_primes</text:p>
          </table:table-cell>
          <table:table-cell office:value-type="string" calcext:value-type="string">
            <text:p>log_small_primes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_layers</text:p>
          </table:table-cell>
          <table:table-cell office:value-type="string" calcext:value-type="string">
            <text:p>neurons_per_layer</text:p>
          </table:table-cell>
          <table:table-cell office:value-type="string" calcext:value-type="string">
            <text:p>number_of_tests</text:p>
          </table:table-cell>
          <table:table-cell office:value-type="string" calcext:value-type="string">
            <text:p>virtual_memory[MB]</text:p>
          </table:table-cell>
          <table:table-cell office:value-type="string" calcext:value-type="string">
            <text:p>resident_memory[MB]</text:p>
          </table:table-cell>
          <table:table-cell office:value-type="string" calcext:value-type="string">
            <text:p>keygen_duration[us]</text:p>
          </table:table-cell>
          <table:table-cell office:value-type="string" calcext:value-type="string">
            <text:p>model_initialization_duration[us]</text:p>
          </table:table-cell>
          <table:table-cell office:value-type="string" calcext:value-type="string">
            <text:p>encryption_duration[us]</text:p>
          </table:table-cell>
          <table:table-cell office:value-type="string" calcext:value-type="string">
            <text:p>operations_duration[us]</text:p>
          </table:table-cell>
          <table:table-cell office:value-type="string" calcext:value-type="string">
            <text:p>decryption_duration[us]</text:p>
          </table:table-cell>
          <table:table-cell office:value-type="string" calcext:value-type="string">
            <text:p>accuracy</text:p>
          </table:table-cell>
          <table:table-cell table:number-columns-repeated="2"/>
          <table:table-cell office:value-type="string" calcext:value-type="string">
            <text:p>library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m or N</text:p>
          </table:table-cell>
          <table:table-cell office:value-type="string" calcext:value-type="string">
            <text:p>bits or logQ</text:p>
          </table:table-cell>
          <table:table-cell office:value-type="string" calcext:value-type="string">
            <text:p>log_big_primes</text:p>
          </table:table-cell>
          <table:table-cell office:value-type="string" calcext:value-type="string">
            <text:p>nr_small_primes</text:p>
          </table:table-cell>
          <table:table-cell office:value-type="string" calcext:value-type="string">
            <text:p>log_small_primes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_layers</text:p>
          </table:table-cell>
          <table:table-cell office:value-type="string" calcext:value-type="string">
            <text:p>neurons_per_layer</text:p>
          </table:table-cell>
          <table:table-cell office:value-type="string" calcext:value-type="string">
            <text:p>number_of_tests</text:p>
          </table:table-cell>
          <table:table-cell office:value-type="string" calcext:value-type="string">
            <text:p>virtual_memory[MB]</text:p>
          </table:table-cell>
          <table:table-cell office:value-type="string" calcext:value-type="string">
            <text:p>resident_memory[MB]</text:p>
          </table:table-cell>
          <table:table-cell office:value-type="string" calcext:value-type="string">
            <text:p>keygen_duration[us]</text:p>
          </table:table-cell>
          <table:table-cell office:value-type="string" calcext:value-type="string">
            <text:p>model_initialization_duration[us]</text:p>
          </table:table-cell>
          <table:table-cell office:value-type="string" calcext:value-type="string">
            <text:p>encryption_duration[us]</text:p>
          </table:table-cell>
          <table:table-cell office:value-type="string" calcext:value-type="string">
            <text:p>operations_duration[us]</text:p>
          </table:table-cell>
          <table:table-cell office:value-type="string" calcext:value-type="string">
            <text:p>decryption_duration[us]</text:p>
          </table:table-cell>
          <table:table-cell office:value-type="string" calcext:value-type="string">
            <text:p>accuracy</text:p>
          </table:table-cell>
          <table:table-cell table:number-columns-repeated="2"/>
          <table:table-cell office:value-type="string" calcext:value-type="string">
            <text:p>library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m or N</text:p>
          </table:table-cell>
          <table:table-cell office:value-type="string" calcext:value-type="string">
            <text:p>bits or logQ</text:p>
          </table:table-cell>
          <table:table-cell office:value-type="string" calcext:value-type="string">
            <text:p>log_big_primes</text:p>
          </table:table-cell>
          <table:table-cell office:value-type="string" calcext:value-type="string">
            <text:p>nr_small_primes</text:p>
          </table:table-cell>
          <table:table-cell office:value-type="string" calcext:value-type="string">
            <text:p>log_small_primes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_layers</text:p>
          </table:table-cell>
          <table:table-cell office:value-type="string" calcext:value-type="string">
            <text:p>neurons_per_layer</text:p>
          </table:table-cell>
          <table:table-cell office:value-type="string" calcext:value-type="string">
            <text:p>number_of_tests</text:p>
          </table:table-cell>
          <table:table-cell office:value-type="string" calcext:value-type="string">
            <text:p>virtual_memory[MB]</text:p>
          </table:table-cell>
          <table:table-cell office:value-type="string" calcext:value-type="string">
            <text:p>resident_memory[MB]</text:p>
          </table:table-cell>
          <table:table-cell office:value-type="string" calcext:value-type="string">
            <text:p>keygen_duration[us]</text:p>
          </table:table-cell>
          <table:table-cell office:value-type="string" calcext:value-type="string">
            <text:p>model_initialization_duration[us]</text:p>
          </table:table-cell>
          <table:table-cell office:value-type="string" calcext:value-type="string">
            <text:p>encryption_duration[us]</text:p>
          </table:table-cell>
          <table:table-cell office:value-type="string" calcext:value-type="string">
            <text:p>operations_duration[us]</text:p>
          </table:table-cell>
          <table:table-cell office:value-type="string" calcext:value-type="string">
            <text:p>decryption_duration[us]</text:p>
          </table:table-cell>
          <table:table-cell office:value-type="string" calcext:value-type="string">
            <text:p>accuracy</text:p>
          </table:table-cell>
          <table:table-cell table:number-columns-repeated="2"/>
          <table:table-cell office:value-type="string" calcext:value-type="string">
            <text:p>library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m or N</text:p>
          </table:table-cell>
          <table:table-cell office:value-type="string" calcext:value-type="string">
            <text:p>bits or logQ</text:p>
          </table:table-cell>
          <table:table-cell office:value-type="string" calcext:value-type="string">
            <text:p>log_big_primes</text:p>
          </table:table-cell>
          <table:table-cell office:value-type="string" calcext:value-type="string">
            <text:p>nr_small_primes</text:p>
          </table:table-cell>
          <table:table-cell office:value-type="string" calcext:value-type="string">
            <text:p>log_small_primes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_layers</text:p>
          </table:table-cell>
          <table:table-cell office:value-type="string" calcext:value-type="string">
            <text:p>neurons_per_layer</text:p>
          </table:table-cell>
          <table:table-cell office:value-type="string" calcext:value-type="string">
            <text:p>number_of_tests</text:p>
          </table:table-cell>
          <table:table-cell office:value-type="string" calcext:value-type="string">
            <text:p>virtual_memory[MB]</text:p>
          </table:table-cell>
          <table:table-cell office:value-type="string" calcext:value-type="string">
            <text:p>resident_memory[MB]</text:p>
          </table:table-cell>
          <table:table-cell office:value-type="string" calcext:value-type="string">
            <text:p>keygen_duration[us]</text:p>
          </table:table-cell>
          <table:table-cell office:value-type="string" calcext:value-type="string">
            <text:p>model_initialization_duration[us]</text:p>
          </table:table-cell>
          <table:table-cell office:value-type="string" calcext:value-type="string">
            <text:p>encryption_duration[us]</text:p>
          </table:table-cell>
          <table:table-cell office:value-type="string" calcext:value-type="string">
            <text:p>operations_duration[us]</text:p>
          </table:table-cell>
          <table:table-cell office:value-type="string" calcext:value-type="string">
            <text:p>decryption_duration[us]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97.008" calcext:value-type="float">
            <text:p>697.008</text:p>
          </table:table-cell>
          <table:table-cell office:value-type="float" office:value="153.66" calcext:value-type="float">
            <text:p>153.66</text:p>
          </table:table-cell>
          <table:table-cell office:value-type="float" office:value="71885" calcext:value-type="float">
            <text:p>71885</text:p>
          </table:table-cell>
          <table:table-cell office:value-type="float" office:value="2273" calcext:value-type="float">
            <text:p>2273</text:p>
          </table:table-cell>
          <table:table-cell office:value-type="float" office:value="889275" calcext:value-type="float">
            <text:p>889275</text:p>
          </table:table-cell>
          <table:table-cell office:value-type="float" office:value="117642" calcext:value-type="float">
            <text:p>117642</text:p>
          </table:table-cell>
          <table:table-cell office:value-type="float" office:value="37576" calcext:value-type="float">
            <text:p>37576</text:p>
          </table:table-cell>
          <table:table-cell office:value-type="float" office:value="0.814159" calcext:value-type="float">
            <text:p>0.814159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96.953" calcext:value-type="float">
            <text:p>696.953</text:p>
          </table:table-cell>
          <table:table-cell office:value-type="float" office:value="180.355" calcext:value-type="float">
            <text:p>180.355</text:p>
          </table:table-cell>
          <table:table-cell office:value-type="float" office:value="87752" calcext:value-type="float">
            <text:p>87752</text:p>
          </table:table-cell>
          <table:table-cell office:value-type="float" office:value="3429" calcext:value-type="float">
            <text:p>3429</text:p>
          </table:table-cell>
          <table:table-cell office:value-type="float" office:value="1172441" calcext:value-type="float">
            <text:p>1172441</text:p>
          </table:table-cell>
          <table:table-cell office:value-type="float" office:value="706961" calcext:value-type="float">
            <text:p>706961</text:p>
          </table:table-cell>
          <table:table-cell office:value-type="float" office:value="74674" calcext:value-type="float">
            <text:p>74674</text:p>
          </table:table-cell>
          <table:table-cell office:value-type="float" office:value="0.973451" calcext:value-type="float">
            <text:p>0.973451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96.965" calcext:value-type="float">
            <text:p>696.965</text:p>
          </table:table-cell>
          <table:table-cell office:value-type="float" office:value="191.781" calcext:value-type="float">
            <text:p>191.781</text:p>
          </table:table-cell>
          <table:table-cell office:value-type="float" office:value="114259" calcext:value-type="float">
            <text:p>114259</text:p>
          </table:table-cell>
          <table:table-cell office:value-type="float" office:value="3491" calcext:value-type="float">
            <text:p>3491</text:p>
          </table:table-cell>
          <table:table-cell office:value-type="float" office:value="1738293" calcext:value-type="float">
            <text:p>1738293</text:p>
          </table:table-cell>
          <table:table-cell office:value-type="float" office:value="923132" calcext:value-type="float">
            <text:p>923132</text:p>
          </table:table-cell>
          <table:table-cell office:value-type="float" office:value="78867" calcext:value-type="float">
            <text:p>78867</text:p>
          </table:table-cell>
          <table:table-cell office:value-type="float" office:value="0.123894" calcext:value-type="float">
            <text:p>0.123894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97.035" calcext:value-type="float">
            <text:p>697.035</text:p>
          </table:table-cell>
          <table:table-cell office:value-type="float" office:value="204.855" calcext:value-type="float">
            <text:p>204.855</text:p>
          </table:table-cell>
          <table:table-cell office:value-type="float" office:value="126992" calcext:value-type="float">
            <text:p>126992</text:p>
          </table:table-cell>
          <table:table-cell office:value-type="float" office:value="4213" calcext:value-type="float">
            <text:p>4213</text:p>
          </table:table-cell>
          <table:table-cell office:value-type="float" office:value="1426395" calcext:value-type="float">
            <text:p>1426395</text:p>
          </table:table-cell>
          <table:table-cell office:value-type="float" office:value="1156643" calcext:value-type="float">
            <text:p>1156643</text:p>
          </table:table-cell>
          <table:table-cell office:value-type="float" office:value="95089" calcext:value-type="float">
            <text:p>95089</text:p>
          </table:table-cell>
          <table:table-cell office:value-type="float" office:value="0.039823" calcext:value-type="float">
            <text:p>0.039823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97.043" calcext:value-type="float">
            <text:p>697.043</text:p>
          </table:table-cell>
          <table:table-cell office:value-type="float" office:value="218.656" calcext:value-type="float">
            <text:p>218.656</text:p>
          </table:table-cell>
          <table:table-cell office:value-type="float" office:value="98154" calcext:value-type="float">
            <text:p>98154</text:p>
          </table:table-cell>
          <table:table-cell office:value-type="float" office:value="4011" calcext:value-type="float">
            <text:p>4011</text:p>
          </table:table-cell>
          <table:table-cell office:value-type="float" office:value="1491125" calcext:value-type="float">
            <text:p>1491125</text:p>
          </table:table-cell>
          <table:table-cell office:value-type="float" office:value="2041702" calcext:value-type="float">
            <text:p>2041702</text:p>
          </table:table-cell>
          <table:table-cell office:value-type="float" office:value="82343" calcext:value-type="float">
            <text:p>82343</text:p>
          </table:table-cell>
          <table:table-cell office:value-type="float" office:value="0.0265487" calcext:value-type="float">
            <text:p>0.0265487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97.051" calcext:value-type="float">
            <text:p>697.051</text:p>
          </table:table-cell>
          <table:table-cell office:value-type="float" office:value="230.152" calcext:value-type="float">
            <text:p>230.152</text:p>
          </table:table-cell>
          <table:table-cell office:value-type="float" office:value="94779" calcext:value-type="float">
            <text:p>94779</text:p>
          </table:table-cell>
          <table:table-cell office:value-type="float" office:value="3509" calcext:value-type="float">
            <text:p>3509</text:p>
          </table:table-cell>
          <table:table-cell office:value-type="float" office:value="1512912" calcext:value-type="float">
            <text:p>1512912</text:p>
          </table:table-cell>
          <table:table-cell office:value-type="float" office:value="1815586" calcext:value-type="float">
            <text:p>1815586</text:p>
          </table:table-cell>
          <table:table-cell office:value-type="float" office:value="81459" calcext:value-type="float">
            <text:p>81459</text:p>
          </table:table-cell>
          <table:table-cell office:value-type="float" office:value="0.0309735" calcext:value-type="float">
            <text:p>0.0309735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96.996" calcext:value-type="float">
            <text:p>696.996</text:p>
          </table:table-cell>
          <table:table-cell office:value-type="float" office:value="243.855" calcext:value-type="float">
            <text:p>243.855</text:p>
          </table:table-cell>
          <table:table-cell office:value-type="float" office:value="96880" calcext:value-type="float">
            <text:p>96880</text:p>
          </table:table-cell>
          <table:table-cell office:value-type="float" office:value="4259" calcext:value-type="float">
            <text:p>4259</text:p>
          </table:table-cell>
          <table:table-cell office:value-type="float" office:value="1551028" calcext:value-type="float">
            <text:p>1551028</text:p>
          </table:table-cell>
          <table:table-cell office:value-type="float" office:value="2104334" calcext:value-type="float">
            <text:p>2104334</text:p>
          </table:table-cell>
          <table:table-cell office:value-type="float" office:value="81745" calcext:value-type="float">
            <text:p>81745</text:p>
          </table:table-cell>
          <table:table-cell office:value-type="float" office:value="0.0774336" calcext:value-type="float">
            <text:p>0.0774336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97.008" calcext:value-type="float">
            <text:p>697.008</text:p>
          </table:table-cell>
          <table:table-cell office:value-type="float" office:value="255.891" calcext:value-type="float">
            <text:p>255.891</text:p>
          </table:table-cell>
          <table:table-cell office:value-type="float" office:value="95053" calcext:value-type="float">
            <text:p>95053</text:p>
          </table:table-cell>
          <table:table-cell office:value-type="float" office:value="4078" calcext:value-type="float">
            <text:p>4078</text:p>
          </table:table-cell>
          <table:table-cell office:value-type="float" office:value="1505423" calcext:value-type="float">
            <text:p>1505423</text:p>
          </table:table-cell>
          <table:table-cell office:value-type="float" office:value="3288076" calcext:value-type="float">
            <text:p>3288076</text:p>
          </table:table-cell>
          <table:table-cell office:value-type="float" office:value="124113" calcext:value-type="float">
            <text:p>124113</text:p>
          </table:table-cell>
          <table:table-cell office:value-type="float" office:value="0.0553097" calcext:value-type="float">
            <text:p>0.0553097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97.016" calcext:value-type="float">
            <text:p>697.016</text:p>
          </table:table-cell>
          <table:table-cell office:value-type="float" office:value="268.863" calcext:value-type="float">
            <text:p>268.863</text:p>
          </table:table-cell>
          <table:table-cell office:value-type="float" office:value="95990" calcext:value-type="float">
            <text:p>95990</text:p>
          </table:table-cell>
          <table:table-cell office:value-type="float" office:value="4856" calcext:value-type="float">
            <text:p>4856</text:p>
          </table:table-cell>
          <table:table-cell office:value-type="float" office:value="1296599" calcext:value-type="float">
            <text:p>1296599</text:p>
          </table:table-cell>
          <table:table-cell office:value-type="float" office:value="2495288" calcext:value-type="float">
            <text:p>2495288</text:p>
          </table:table-cell>
          <table:table-cell office:value-type="float" office:value="70112" calcext:value-type="float">
            <text:p>70112</text:p>
          </table:table-cell>
          <table:table-cell office:value-type="float" office:value="0.542035" calcext:value-type="float">
            <text:p>0.542035</text:p>
          </table:table-cell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47.207" calcext:value-type="float">
            <text:p>947.207</text:p>
          </table:table-cell>
          <table:table-cell office:value-type="float" office:value="403.605" calcext:value-type="float">
            <text:p>403.605</text:p>
          </table:table-cell>
          <table:table-cell office:value-type="float" office:value="61557" calcext:value-type="float">
            <text:p>61557</text:p>
          </table:table-cell>
          <table:table-cell office:value-type="float" office:value="1354430" calcext:value-type="float">
            <text:p>1354430</text:p>
          </table:table-cell>
          <table:table-cell office:value-type="float" office:value="556116" calcext:value-type="float">
            <text:p>556116</text:p>
          </table:table-cell>
          <table:table-cell office:value-type="float" office:value="2678772" calcext:value-type="float">
            <text:p>2678772</text:p>
          </table:table-cell>
          <table:table-cell office:value-type="float" office:value="17611" calcext:value-type="float">
            <text:p>17611</text:p>
          </table:table-cell>
          <table:table-cell office:value-type="float" office:value="0.811947" calcext:value-type="float">
            <text:p>0.811947</text:p>
          </table:table-cell>
          <table:table-cell table:number-columns-repeated="2"/>
          <table:table-cell office:value-type="string" calcext:value-type="string">
            <text:p>SEAL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008.37" calcext:value-type="float">
            <text:p>1008.37</text:p>
          </table:table-cell>
          <table:table-cell office:value-type="float" office:value="453.941" calcext:value-type="float">
            <text:p>453.941</text:p>
          </table:table-cell>
          <table:table-cell office:value-type="float" office:value="88452" calcext:value-type="float">
            <text:p>88452</text:p>
          </table:table-cell>
          <table:table-cell office:value-type="float" office:value="1825018" calcext:value-type="float">
            <text:p>1825018</text:p>
          </table:table-cell>
          <table:table-cell office:value-type="float" office:value="625032" calcext:value-type="float">
            <text:p>625032</text:p>
          </table:table-cell>
          <table:table-cell office:value-type="float" office:value="7503991" calcext:value-type="float">
            <text:p>7503991</text:p>
          </table:table-cell>
          <table:table-cell office:value-type="float" office:value="15471" calcext:value-type="float">
            <text:p>15471</text:p>
          </table:table-cell>
          <table:table-cell office:value-type="float" office:value="0.971239" calcext:value-type="float">
            <text:p>0.971239</text:p>
          </table:table-cell>
          <table:table-cell table:number-columns-repeated="154"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96.727" calcext:value-type="float">
            <text:p>696.727</text:p>
          </table:table-cell>
          <table:table-cell office:value-type="float" office:value="153.234" calcext:value-type="float">
            <text:p>153.234</text:p>
          </table:table-cell>
          <table:table-cell office:value-type="float" office:value="57178" calcext:value-type="float">
            <text:p>57178</text:p>
          </table:table-cell>
          <table:table-cell office:value-type="float" office:value="1219" calcext:value-type="float">
            <text:p>1219</text:p>
          </table:table-cell>
          <table:table-cell office:value-type="float" office:value="771337" calcext:value-type="float">
            <text:p>771337</text:p>
          </table:table-cell>
          <table:table-cell office:value-type="float" office:value="118935" calcext:value-type="float">
            <text:p>118935</text:p>
          </table:table-cell>
          <table:table-cell office:value-type="float" office:value="40257" calcext:value-type="float">
            <text:p>40257</text:p>
          </table:table-cell>
          <table:table-cell office:value-type="float" office:value="0.811947" calcext:value-type="float">
            <text:p>0.811947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96.793" calcext:value-type="float">
            <text:p>696.793</text:p>
          </table:table-cell>
          <table:table-cell office:value-type="float" office:value="176.789" calcext:value-type="float">
            <text:p>176.789</text:p>
          </table:table-cell>
          <table:table-cell office:value-type="float" office:value="99045" calcext:value-type="float">
            <text:p>99045</text:p>
          </table:table-cell>
          <table:table-cell office:value-type="float" office:value="3110" calcext:value-type="float">
            <text:p>3110</text:p>
          </table:table-cell>
          <table:table-cell office:value-type="float" office:value="1021869" calcext:value-type="float">
            <text:p>1021869</text:p>
          </table:table-cell>
          <table:table-cell office:value-type="float" office:value="403397" calcext:value-type="float">
            <text:p>403397</text:p>
          </table:table-cell>
          <table:table-cell office:value-type="float" office:value="63016" calcext:value-type="float">
            <text:p>63016</text:p>
          </table:table-cell>
          <table:table-cell office:value-type="float" office:value="0.0420354" calcext:value-type="float">
            <text:p>0.0420354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96.867" calcext:value-type="float">
            <text:p>696.867</text:p>
          </table:table-cell>
          <table:table-cell office:value-type="float" office:value="186.949" calcext:value-type="float">
            <text:p>186.949</text:p>
          </table:table-cell>
          <table:table-cell office:value-type="float" office:value="96187" calcext:value-type="float">
            <text:p>96187</text:p>
          </table:table-cell>
          <table:table-cell office:value-type="float" office:value="3216" calcext:value-type="float">
            <text:p>3216</text:p>
          </table:table-cell>
          <table:table-cell office:value-type="float" office:value="1056826" calcext:value-type="float">
            <text:p>1056826</text:p>
          </table:table-cell>
          <table:table-cell office:value-type="float" office:value="752366" calcext:value-type="float">
            <text:p>752366</text:p>
          </table:table-cell>
          <table:table-cell office:value-type="float" office:value="78663" calcext:value-type="float">
            <text:p>78663</text:p>
          </table:table-cell>
          <table:table-cell office:value-type="float" office:value="0.0309735" calcext:value-type="float">
            <text:p>0.0309735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96.812" calcext:value-type="float">
            <text:p>696.812</text:p>
          </table:table-cell>
          <table:table-cell office:value-type="float" office:value="199.203" calcext:value-type="float">
            <text:p>199.203</text:p>
          </table:table-cell>
          <table:table-cell office:value-type="float" office:value="96822" calcext:value-type="float">
            <text:p>96822</text:p>
          </table:table-cell>
          <table:table-cell office:value-type="float" office:value="3456" calcext:value-type="float">
            <text:p>3456</text:p>
          </table:table-cell>
          <table:table-cell office:value-type="float" office:value="1041796" calcext:value-type="float">
            <text:p>1041796</text:p>
          </table:table-cell>
          <table:table-cell office:value-type="float" office:value="909360" calcext:value-type="float">
            <text:p>909360</text:p>
          </table:table-cell>
          <table:table-cell office:value-type="float" office:value="67473" calcext:value-type="float">
            <text:p>67473</text:p>
          </table:table-cell>
          <table:table-cell office:value-type="float" office:value="0.0575221" calcext:value-type="float">
            <text:p>0.0575221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96.883" calcext:value-type="float">
            <text:p>696.883</text:p>
          </table:table-cell>
          <table:table-cell office:value-type="float" office:value="212.547" calcext:value-type="float">
            <text:p>212.547</text:p>
          </table:table-cell>
          <table:table-cell office:value-type="float" office:value="97930" calcext:value-type="float">
            <text:p>97930</text:p>
          </table:table-cell>
          <table:table-cell office:value-type="float" office:value="3453" calcext:value-type="float">
            <text:p>3453</text:p>
          </table:table-cell>
          <table:table-cell office:value-type="float" office:value="1093064" calcext:value-type="float">
            <text:p>1093064</text:p>
          </table:table-cell>
          <table:table-cell office:value-type="float" office:value="1102027" calcext:value-type="float">
            <text:p>1102027</text:p>
          </table:table-cell>
          <table:table-cell office:value-type="float" office:value="69251" calcext:value-type="float">
            <text:p>69251</text:p>
          </table:table-cell>
          <table:table-cell office:value-type="float" office:value="0.0597345" calcext:value-type="float">
            <text:p>0.0597345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96.832" calcext:value-type="float">
            <text:p>696.832</text:p>
          </table:table-cell>
          <table:table-cell office:value-type="float" office:value="225.34" calcext:value-type="float">
            <text:p>225.34</text:p>
          </table:table-cell>
          <table:table-cell office:value-type="float" office:value="93914" calcext:value-type="float">
            <text:p>93914</text:p>
          </table:table-cell>
          <table:table-cell office:value-type="float" office:value="3248" calcext:value-type="float">
            <text:p>3248</text:p>
          </table:table-cell>
          <table:table-cell office:value-type="float" office:value="946870" calcext:value-type="float">
            <text:p>946870</text:p>
          </table:table-cell>
          <table:table-cell office:value-type="float" office:value="1339198" calcext:value-type="float">
            <text:p>1339198</text:p>
          </table:table-cell>
          <table:table-cell office:value-type="float" office:value="68845" calcext:value-type="float">
            <text:p>68845</text:p>
          </table:table-cell>
          <table:table-cell office:value-type="float" office:value="0.542035" calcext:value-type="float">
            <text:p>0.542035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96.902" calcext:value-type="float">
            <text:p>696.902</text:p>
          </table:table-cell>
          <table:table-cell office:value-type="float" office:value="239.527" calcext:value-type="float">
            <text:p>239.527</text:p>
          </table:table-cell>
          <table:table-cell office:value-type="float" office:value="79891" calcext:value-type="float">
            <text:p>79891</text:p>
          </table:table-cell>
          <table:table-cell office:value-type="float" office:value="3114" calcext:value-type="float">
            <text:p>3114</text:p>
          </table:table-cell>
          <table:table-cell office:value-type="float" office:value="970478" calcext:value-type="float">
            <text:p>970478</text:p>
          </table:table-cell>
          <table:table-cell office:value-type="float" office:value="1522523" calcext:value-type="float">
            <text:p>1522523</text:p>
          </table:table-cell>
          <table:table-cell office:value-type="float" office:value="62390" calcext:value-type="float">
            <text:p>62390</text:p>
          </table:table-cell>
          <table:table-cell office:value-type="float" office:value="0.542035" calcext:value-type="float">
            <text:p>0.542035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96.848" calcext:value-type="float">
            <text:p>696.848</text:p>
          </table:table-cell>
          <table:table-cell office:value-type="float" office:value="252.77" calcext:value-type="float">
            <text:p>252.77</text:p>
          </table:table-cell>
          <table:table-cell office:value-type="float" office:value="78066" calcext:value-type="float">
            <text:p>78066</text:p>
          </table:table-cell>
          <table:table-cell office:value-type="float" office:value="3360" calcext:value-type="float">
            <text:p>3360</text:p>
          </table:table-cell>
          <table:table-cell office:value-type="float" office:value="951969" calcext:value-type="float">
            <text:p>951969</text:p>
          </table:table-cell>
          <table:table-cell office:value-type="float" office:value="1910504" calcext:value-type="float">
            <text:p>1910504</text:p>
          </table:table-cell>
          <table:table-cell office:value-type="float" office:value="66011" calcext:value-type="float">
            <text:p>66011</text:p>
          </table:table-cell>
          <table:table-cell office:value-type="float" office:value="0.542035" calcext:value-type="float">
            <text:p>0.542035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96.855" calcext:value-type="float">
            <text:p>696.855</text:p>
          </table:table-cell>
          <table:table-cell office:value-type="float" office:value="265.934" calcext:value-type="float">
            <text:p>265.934</text:p>
          </table:table-cell>
          <table:table-cell office:value-type="float" office:value="62985" calcext:value-type="float">
            <text:p>62985</text:p>
          </table:table-cell>
          <table:table-cell office:value-type="float" office:value="3017" calcext:value-type="float">
            <text:p>3017</text:p>
          </table:table-cell>
          <table:table-cell office:value-type="float" office:value="970405" calcext:value-type="float">
            <text:p>970405</text:p>
          </table:table-cell>
          <table:table-cell office:value-type="float" office:value="2006680" calcext:value-type="float">
            <text:p>2006680</text:p>
          </table:table-cell>
          <table:table-cell office:value-type="float" office:value="55591" calcext:value-type="float">
            <text:p>55591</text:p>
          </table:table-cell>
          <table:table-cell office:value-type="float" office:value="0.542035" calcext:value-type="float">
            <text:p>0.542035</text:p>
          </table:table-cell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01.641" calcext:value-type="float">
            <text:p>801.641</text:p>
          </table:table-cell>
          <table:table-cell office:value-type="float" office:value="252.121" calcext:value-type="float">
            <text:p>252.121</text:p>
          </table:table-cell>
          <table:table-cell office:value-type="float" office:value="37649" calcext:value-type="float">
            <text:p>37649</text:p>
          </table:table-cell>
          <table:table-cell office:value-type="float" office:value="1115453" calcext:value-type="float">
            <text:p>1115453</text:p>
          </table:table-cell>
          <table:table-cell office:value-type="float" office:value="455094" calcext:value-type="float">
            <text:p>455094</text:p>
          </table:table-cell>
          <table:table-cell office:value-type="float" office:value="2026046" calcext:value-type="float">
            <text:p>2026046</text:p>
          </table:table-cell>
          <table:table-cell office:value-type="float" office:value="9735" calcext:value-type="float">
            <text:p>9735</text:p>
          </table:table-cell>
          <table:table-cell office:value-type="float" office:value="0.811947" calcext:value-type="float">
            <text:p>0.811947</text:p>
          </table:table-cell>
          <table:table-cell table:number-columns-repeated="176"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368.75" calcext:value-type="float">
            <text:p>1368.75</text:p>
          </table:table-cell>
          <table:table-cell office:value-type="float" office:value="857.297" calcext:value-type="float">
            <text:p>857.297</text:p>
          </table:table-cell>
          <table:table-cell office:value-type="float" office:value="231921" calcext:value-type="float">
            <text:p>231921</text:p>
          </table:table-cell>
          <table:table-cell office:value-type="float" office:value="1331" calcext:value-type="float">
            <text:p>1331</text:p>
          </table:table-cell>
          <table:table-cell office:value-type="float" office:value="2868776" calcext:value-type="float">
            <text:p>2868776</text:p>
          </table:table-cell>
          <table:table-cell office:value-type="float" office:value="1265553" calcext:value-type="float">
            <text:p>1265553</text:p>
          </table:table-cell>
          <table:table-cell office:value-type="float" office:value="116674" calcext:value-type="float">
            <text:p>116674</text:p>
          </table:table-cell>
          <table:table-cell office:value-type="float" office:value="0.811947" calcext:value-type="float">
            <text:p>0.811947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368.63" calcext:value-type="float">
            <text:p>1368.63</text:p>
          </table:table-cell>
          <table:table-cell office:value-type="float" office:value="942.5" calcext:value-type="float">
            <text:p>942.5</text:p>
          </table:table-cell>
          <table:table-cell office:value-type="float" office:value="362802" calcext:value-type="float">
            <text:p>362802</text:p>
          </table:table-cell>
          <table:table-cell office:value-type="float" office:value="2197" calcext:value-type="float">
            <text:p>2197</text:p>
          </table:table-cell>
          <table:table-cell office:value-type="float" office:value="3299213" calcext:value-type="float">
            <text:p>3299213</text:p>
          </table:table-cell>
          <table:table-cell office:value-type="float" office:value="3525812" calcext:value-type="float">
            <text:p>3525812</text:p>
          </table:table-cell>
          <table:table-cell office:value-type="float" office:value="182995" calcext:value-type="float">
            <text:p>182995</text:p>
          </table:table-cell>
          <table:table-cell office:value-type="float" office:value="0.971239" calcext:value-type="float">
            <text:p>0.971239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368.64" calcext:value-type="float">
            <text:p>1368.64</text:p>
          </table:table-cell>
          <table:table-cell office:value-type="float" office:value="999.176" calcext:value-type="float">
            <text:p>999.176</text:p>
          </table:table-cell>
          <table:table-cell office:value-type="float" office:value="291788" calcext:value-type="float">
            <text:p>291788</text:p>
          </table:table-cell>
          <table:table-cell office:value-type="float" office:value="2118" calcext:value-type="float">
            <text:p>2118</text:p>
          </table:table-cell>
          <table:table-cell office:value-type="float" office:value="3327714" calcext:value-type="float">
            <text:p>3327714</text:p>
          </table:table-cell>
          <table:table-cell office:value-type="float" office:value="4745943" calcext:value-type="float">
            <text:p>4745943</text:p>
          </table:table-cell>
          <table:table-cell office:value-type="float" office:value="170366" calcext:value-type="float">
            <text:p>170366</text:p>
          </table:table-cell>
          <table:table-cell office:value-type="float" office:value="0.913717" calcext:value-type="float">
            <text:p>0.913717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368.65" calcext:value-type="float">
            <text:p>1368.65</text:p>
          </table:table-cell>
          <table:table-cell office:value-type="float" office:value="1061.58" calcext:value-type="float">
            <text:p>1061.58</text:p>
          </table:table-cell>
          <table:table-cell office:value-type="float" office:value="295428" calcext:value-type="float">
            <text:p>295428</text:p>
          </table:table-cell>
          <table:table-cell office:value-type="float" office:value="2099" calcext:value-type="float">
            <text:p>2099</text:p>
          </table:table-cell>
          <table:table-cell office:value-type="float" office:value="3308782" calcext:value-type="float">
            <text:p>3308782</text:p>
          </table:table-cell>
          <table:table-cell office:value-type="float" office:value="5816975" calcext:value-type="float">
            <text:p>5816975</text:p>
          </table:table-cell>
          <table:table-cell office:value-type="float" office:value="212283" calcext:value-type="float">
            <text:p>212283</text:p>
          </table:table-cell>
          <table:table-cell office:value-type="float" office:value="0.0420354" calcext:value-type="float">
            <text:p>0.0420354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368.79" calcext:value-type="float">
            <text:p>1368.79</text:p>
          </table:table-cell>
          <table:table-cell office:value-type="float" office:value="1105.02" calcext:value-type="float">
            <text:p>1105.02</text:p>
          </table:table-cell>
          <table:table-cell office:value-type="float" office:value="259772" calcext:value-type="float">
            <text:p>259772</text:p>
          </table:table-cell>
          <table:table-cell office:value-type="float" office:value="2524" calcext:value-type="float">
            <text:p>2524</text:p>
          </table:table-cell>
          <table:table-cell office:value-type="float" office:value="3341822" calcext:value-type="float">
            <text:p>3341822</text:p>
          </table:table-cell>
          <table:table-cell office:value-type="float" office:value="6808809" calcext:value-type="float">
            <text:p>6808809</text:p>
          </table:table-cell>
          <table:table-cell office:value-type="float" office:value="163841" calcext:value-type="float">
            <text:p>163841</text:p>
          </table:table-cell>
          <table:table-cell office:value-type="float" office:value="0.0486726" calcext:value-type="float">
            <text:p>0.0486726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368.67" calcext:value-type="float">
            <text:p>1368.67</text:p>
          </table:table-cell>
          <table:table-cell office:value-type="float" office:value="1159.14" calcext:value-type="float">
            <text:p>1159.14</text:p>
          </table:table-cell>
          <table:table-cell office:value-type="float" office:value="268592" calcext:value-type="float">
            <text:p>268592</text:p>
          </table:table-cell>
          <table:table-cell office:value-type="float" office:value="2683" calcext:value-type="float">
            <text:p>2683</text:p>
          </table:table-cell>
          <table:table-cell office:value-type="float" office:value="3393423" calcext:value-type="float">
            <text:p>3393423</text:p>
          </table:table-cell>
          <table:table-cell office:value-type="float" office:value="7852198" calcext:value-type="float">
            <text:p>7852198</text:p>
          </table:table-cell>
          <table:table-cell office:value-type="float" office:value="177112" calcext:value-type="float">
            <text:p>177112</text:p>
          </table:table-cell>
          <table:table-cell office:value-type="float" office:value="0.050885" calcext:value-type="float">
            <text:p>0.050885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368.68" calcext:value-type="float">
            <text:p>1368.68</text:p>
          </table:table-cell>
          <table:table-cell office:value-type="float" office:value="1197.65" calcext:value-type="float">
            <text:p>1197.65</text:p>
          </table:table-cell>
          <table:table-cell office:value-type="float" office:value="249466" calcext:value-type="float">
            <text:p>249466</text:p>
          </table:table-cell>
          <table:table-cell office:value-type="float" office:value="3090" calcext:value-type="float">
            <text:p>3090</text:p>
          </table:table-cell>
          <table:table-cell office:value-type="float" office:value="3485137" calcext:value-type="float">
            <text:p>3485137</text:p>
          </table:table-cell>
          <table:table-cell office:value-type="float" office:value="8905904" calcext:value-type="float">
            <text:p>8905904</text:p>
          </table:table-cell>
          <table:table-cell office:value-type="float" office:value="170651" calcext:value-type="float">
            <text:p>170651</text:p>
          </table:table-cell>
          <table:table-cell office:value-type="float" office:value="0.103982" calcext:value-type="float">
            <text:p>0.103982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368.68" calcext:value-type="float">
            <text:p>1368.68</text:p>
          </table:table-cell>
          <table:table-cell office:value-type="float" office:value="1224.14" calcext:value-type="float">
            <text:p>1224.14</text:p>
          </table:table-cell>
          <table:table-cell office:value-type="float" office:value="247599" calcext:value-type="float">
            <text:p>247599</text:p>
          </table:table-cell>
          <table:table-cell office:value-type="float" office:value="3036" calcext:value-type="float">
            <text:p>3036</text:p>
          </table:table-cell>
          <table:table-cell office:value-type="float" office:value="3357242" calcext:value-type="float">
            <text:p>3357242</text:p>
          </table:table-cell>
          <table:table-cell office:value-type="float" office:value="9594348" calcext:value-type="float">
            <text:p>9594348</text:p>
          </table:table-cell>
          <table:table-cell office:value-type="float" office:value="156597" calcext:value-type="float">
            <text:p>156597</text:p>
          </table:table-cell>
          <table:table-cell office:value-type="float" office:value="0.0818584" calcext:value-type="float">
            <text:p>0.0818584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368.82" calcext:value-type="float">
            <text:p>1368.82</text:p>
          </table:table-cell>
          <table:table-cell office:value-type="float" office:value="1268.88" calcext:value-type="float">
            <text:p>1268.88</text:p>
          </table:table-cell>
          <table:table-cell office:value-type="float" office:value="253992" calcext:value-type="float">
            <text:p>253992</text:p>
          </table:table-cell>
          <table:table-cell office:value-type="float" office:value="2784" calcext:value-type="float">
            <text:p>2784</text:p>
          </table:table-cell>
          <table:table-cell office:value-type="float" office:value="3417849" calcext:value-type="float">
            <text:p>3417849</text:p>
          </table:table-cell>
          <table:table-cell office:value-type="float" office:value="10354567" calcext:value-type="float">
            <text:p>10354567</text:p>
          </table:table-cell>
          <table:table-cell office:value-type="float" office:value="166037" calcext:value-type="float">
            <text:p>166037</text:p>
          </table:table-cell>
          <table:table-cell office:value-type="float" office:value="0.347345" calcext:value-type="float">
            <text:p>0.347345</text:p>
          </table:table-cell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431.48" calcext:value-type="float">
            <text:p>2431.48</text:p>
          </table:table-cell>
          <table:table-cell office:value-type="float" office:value="1882.7" calcext:value-type="float">
            <text:p>1882.7</text:p>
          </table:table-cell>
          <table:table-cell office:value-type="float" office:value="290280" calcext:value-type="float">
            <text:p>290280</text:p>
          </table:table-cell>
          <table:table-cell office:value-type="float" office:value="5264667" calcext:value-type="float">
            <text:p>5264667</text:p>
          </table:table-cell>
          <table:table-cell office:value-type="float" office:value="2081457" calcext:value-type="float">
            <text:p>2081457</text:p>
          </table:table-cell>
          <table:table-cell office:value-type="float" office:value="11255501" calcext:value-type="float">
            <text:p>11255501</text:p>
          </table:table-cell>
          <table:table-cell office:value-type="float" office:value="121043" calcext:value-type="float">
            <text:p>121043</text:p>
          </table:table-cell>
          <table:table-cell office:value-type="float" office:value="0.811947" calcext:value-type="float">
            <text:p>0.811947</text:p>
          </table:table-cell>
          <table:table-cell table:number-columns-repeated="2"/>
          <table:table-cell office:value-type="string" calcext:value-type="string">
            <text:p>SEAL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711.29" calcext:value-type="float">
            <text:p>2711.29</text:p>
          </table:table-cell>
          <table:table-cell office:value-type="float" office:value="2143.24" calcext:value-type="float">
            <text:p>2143.24</text:p>
          </table:table-cell>
          <table:table-cell office:value-type="float" office:value="315673" calcext:value-type="float">
            <text:p>315673</text:p>
          </table:table-cell>
          <table:table-cell office:value-type="float" office:value="6576251" calcext:value-type="float">
            <text:p>6576251</text:p>
          </table:table-cell>
          <table:table-cell office:value-type="float" office:value="2188630" calcext:value-type="float">
            <text:p>2188630</text:p>
          </table:table-cell>
          <table:table-cell office:value-type="float" office:value="30346687" calcext:value-type="float">
            <text:p>30346687</text:p>
          </table:table-cell>
          <table:table-cell office:value-type="float" office:value="146027" calcext:value-type="float">
            <text:p>146027</text:p>
          </table:table-cell>
          <table:table-cell office:value-type="float" office:value="0.975664" calcext:value-type="float">
            <text:p>0.975664</text:p>
          </table:table-cell>
          <table:table-cell table:number-columns-repeated="2"/>
          <table:table-cell office:value-type="string" calcext:value-type="string">
            <text:p>SEAL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975.46" calcext:value-type="float">
            <text:p>2975.46</text:p>
          </table:table-cell>
          <table:table-cell office:value-type="float" office:value="2373.84" calcext:value-type="float">
            <text:p>2373.84</text:p>
          </table:table-cell>
          <table:table-cell office:value-type="float" office:value="317810" calcext:value-type="float">
            <text:p>317810</text:p>
          </table:table-cell>
          <table:table-cell office:value-type="float" office:value="7619755" calcext:value-type="float">
            <text:p>7619755</text:p>
          </table:table-cell>
          <table:table-cell office:value-type="float" office:value="2259083" calcext:value-type="float">
            <text:p>2259083</text:p>
          </table:table-cell>
          <table:table-cell office:value-type="float" office:value="33601339" calcext:value-type="float">
            <text:p>33601339</text:p>
          </table:table-cell>
          <table:table-cell office:value-type="float" office:value="83507" calcext:value-type="float">
            <text:p>83507</text:p>
          </table:table-cell>
          <table:table-cell office:value-type="float" office:value="0.973451" calcext:value-type="float">
            <text:p>0.973451</text:p>
          </table:table-cell>
          <table:table-cell table:number-columns-repeated="2"/>
          <table:table-cell office:value-type="string" calcext:value-type="string">
            <text:p>SEAL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992.22" calcext:value-type="float">
            <text:p>2992.22</text:p>
          </table:table-cell>
          <table:table-cell office:value-type="float" office:value="2482.62" calcext:value-type="float">
            <text:p>2482.62</text:p>
          </table:table-cell>
          <table:table-cell office:value-type="float" office:value="322423" calcext:value-type="float">
            <text:p>322423</text:p>
          </table:table-cell>
          <table:table-cell office:value-type="float" office:value="8305208" calcext:value-type="float">
            <text:p>8305208</text:p>
          </table:table-cell>
          <table:table-cell office:value-type="float" office:value="2217658" calcext:value-type="float">
            <text:p>2217658</text:p>
          </table:table-cell>
          <table:table-cell office:value-type="float" office:value="38554812" calcext:value-type="float">
            <text:p>38554812</text:p>
          </table:table-cell>
          <table:table-cell office:value-type="float" office:value="58582" calcext:value-type="float">
            <text:p>585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AL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119.22" calcext:value-type="float">
            <text:p>3119.22</text:p>
          </table:table-cell>
          <table:table-cell office:value-type="float" office:value="2555.24" calcext:value-type="float">
            <text:p>2555.24</text:p>
          </table:table-cell>
          <table:table-cell office:value-type="float" office:value="317605" calcext:value-type="float">
            <text:p>317605</text:p>
          </table:table-cell>
          <table:table-cell office:value-type="float" office:value="9316507" calcext:value-type="float">
            <text:p>9316507</text:p>
          </table:table-cell>
          <table:table-cell office:value-type="float" office:value="2256376" calcext:value-type="float">
            <text:p>2256376</text:p>
          </table:table-cell>
          <table:table-cell office:value-type="float" office:value="45717697" calcext:value-type="float">
            <text:p>45717697</text:p>
          </table:table-cell>
          <table:table-cell office:value-type="float" office:value="32018" calcext:value-type="float">
            <text:p>32018</text:p>
          </table:table-cell>
          <table:table-cell office:value-type="float" office:value="0.590708" calcext:value-type="float">
            <text:p>0.590708</text:p>
          </table:table-cell>
          <table:table-cell table:number-columns-repeated="88"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368.5" calcext:value-type="float">
            <text:p>1368.5</text:p>
          </table:table-cell>
          <table:table-cell office:value-type="float" office:value="855.711" calcext:value-type="float">
            <text:p>855.711</text:p>
          </table:table-cell>
          <table:table-cell office:value-type="float" office:value="248355" calcext:value-type="float">
            <text:p>248355</text:p>
          </table:table-cell>
          <table:table-cell office:value-type="float" office:value="1286" calcext:value-type="float">
            <text:p>1286</text:p>
          </table:table-cell>
          <table:table-cell office:value-type="float" office:value="3248797" calcext:value-type="float">
            <text:p>3248797</text:p>
          </table:table-cell>
          <table:table-cell office:value-type="float" office:value="1308712" calcext:value-type="float">
            <text:p>1308712</text:p>
          </table:table-cell>
          <table:table-cell office:value-type="float" office:value="137875" calcext:value-type="float">
            <text:p>137875</text:p>
          </table:table-cell>
          <table:table-cell office:value-type="float" office:value="0.811947" calcext:value-type="float">
            <text:p>0.811947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368.64" calcext:value-type="float">
            <text:p>1368.64</text:p>
          </table:table-cell>
          <table:table-cell office:value-type="float" office:value="928.672" calcext:value-type="float">
            <text:p>928.672</text:p>
          </table:table-cell>
          <table:table-cell office:value-type="float" office:value="487042" calcext:value-type="float">
            <text:p>487042</text:p>
          </table:table-cell>
          <table:table-cell office:value-type="float" office:value="3315" calcext:value-type="float">
            <text:p>3315</text:p>
          </table:table-cell>
          <table:table-cell office:value-type="float" office:value="4394870" calcext:value-type="float">
            <text:p>4394870</text:p>
          </table:table-cell>
          <table:table-cell office:value-type="float" office:value="3776342" calcext:value-type="float">
            <text:p>3776342</text:p>
          </table:table-cell>
          <table:table-cell office:value-type="float" office:value="168302" calcext:value-type="float">
            <text:p>168302</text:p>
          </table:table-cell>
          <table:table-cell office:value-type="float" office:value="0.975664" calcext:value-type="float">
            <text:p>0.975664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368.64" calcext:value-type="float">
            <text:p>1368.64</text:p>
          </table:table-cell>
          <table:table-cell office:value-type="float" office:value="979.082" calcext:value-type="float">
            <text:p>979.082</text:p>
          </table:table-cell>
          <table:table-cell office:value-type="float" office:value="390954" calcext:value-type="float">
            <text:p>390954</text:p>
          </table:table-cell>
          <table:table-cell office:value-type="float" office:value="2995" calcext:value-type="float">
            <text:p>2995</text:p>
          </table:table-cell>
          <table:table-cell office:value-type="float" office:value="4291843" calcext:value-type="float">
            <text:p>4291843</text:p>
          </table:table-cell>
          <table:table-cell office:value-type="float" office:value="4892837" calcext:value-type="float">
            <text:p>4892837</text:p>
          </table:table-cell>
          <table:table-cell office:value-type="float" office:value="164324" calcext:value-type="float">
            <text:p>164324</text:p>
          </table:table-cell>
          <table:table-cell office:value-type="float" office:value="0.973451" calcext:value-type="float">
            <text:p>0.973451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368.53" calcext:value-type="float">
            <text:p>1368.53</text:p>
          </table:table-cell>
          <table:table-cell office:value-type="float" office:value="1018.14" calcext:value-type="float">
            <text:p>1018.14</text:p>
          </table:table-cell>
          <table:table-cell office:value-type="float" office:value="394967" calcext:value-type="float">
            <text:p>394967</text:p>
          </table:table-cell>
          <table:table-cell office:value-type="float" office:value="3236" calcext:value-type="float">
            <text:p>3236</text:p>
          </table:table-cell>
          <table:table-cell office:value-type="float" office:value="4244593" calcext:value-type="float">
            <text:p>4244593</text:p>
          </table:table-cell>
          <table:table-cell office:value-type="float" office:value="5192973" calcext:value-type="float">
            <text:p>5192973</text:p>
          </table:table-cell>
          <table:table-cell office:value-type="float" office:value="144451" calcext:value-type="float">
            <text:p>144451</text:p>
          </table:table-cell>
          <table:table-cell office:value-type="float" office:value="0.800885" calcext:value-type="float">
            <text:p>0.800885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368.79" calcext:value-type="float">
            <text:p>1368.79</text:p>
          </table:table-cell>
          <table:table-cell office:value-type="float" office:value="1043.83" calcext:value-type="float">
            <text:p>1043.83</text:p>
          </table:table-cell>
          <table:table-cell office:value-type="float" office:value="431819" calcext:value-type="float">
            <text:p>431819</text:p>
          </table:table-cell>
          <table:table-cell office:value-type="float" office:value="4048" calcext:value-type="float">
            <text:p>4048</text:p>
          </table:table-cell>
          <table:table-cell office:value-type="float" office:value="4794513" calcext:value-type="float">
            <text:p>4794513</text:p>
          </table:table-cell>
          <table:table-cell office:value-type="float" office:value="7539285" calcext:value-type="float">
            <text:p>7539285</text:p>
          </table:table-cell>
          <table:table-cell office:value-type="float" office:value="200037" calcext:value-type="float">
            <text:p>200037</text:p>
          </table:table-cell>
          <table:table-cell office:value-type="float" office:value="0.039823" calcext:value-type="float">
            <text:p>0.039823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368.67" calcext:value-type="float">
            <text:p>1368.67</text:p>
          </table:table-cell>
          <table:table-cell office:value-type="float" office:value="1066.27" calcext:value-type="float">
            <text:p>1066.27</text:p>
          </table:table-cell>
          <table:table-cell office:value-type="float" office:value="394855" calcext:value-type="float">
            <text:p>394855</text:p>
          </table:table-cell>
          <table:table-cell office:value-type="float" office:value="3778" calcext:value-type="float">
            <text:p>3778</text:p>
          </table:table-cell>
          <table:table-cell office:value-type="float" office:value="4343970" calcext:value-type="float">
            <text:p>4343970</text:p>
          </table:table-cell>
          <table:table-cell office:value-type="float" office:value="6536057" calcext:value-type="float">
            <text:p>6536057</text:p>
          </table:table-cell>
          <table:table-cell office:value-type="float" office:value="127249" calcext:value-type="float">
            <text:p>127249</text:p>
          </table:table-cell>
          <table:table-cell office:value-type="float" office:value="0.0774336" calcext:value-type="float">
            <text:p>0.0774336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368.55" calcext:value-type="float">
            <text:p>1368.55</text:p>
          </table:table-cell>
          <table:table-cell office:value-type="float" office:value="1091.21" calcext:value-type="float">
            <text:p>1091.21</text:p>
          </table:table-cell>
          <table:table-cell office:value-type="float" office:value="392809" calcext:value-type="float">
            <text:p>392809</text:p>
          </table:table-cell>
          <table:table-cell office:value-type="float" office:value="3749" calcext:value-type="float">
            <text:p>3749</text:p>
          </table:table-cell>
          <table:table-cell office:value-type="float" office:value="4343382" calcext:value-type="float">
            <text:p>4343382</text:p>
          </table:table-cell>
          <table:table-cell office:value-type="float" office:value="7120348" calcext:value-type="float">
            <text:p>7120348</text:p>
          </table:table-cell>
          <table:table-cell office:value-type="float" office:value="130581" calcext:value-type="float">
            <text:p>130581</text:p>
          </table:table-cell>
          <table:table-cell office:value-type="float" office:value="0.0575221" calcext:value-type="float">
            <text:p>0.0575221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368.56" calcext:value-type="float">
            <text:p>1368.56</text:p>
          </table:table-cell>
          <table:table-cell office:value-type="float" office:value="1116.59" calcext:value-type="float">
            <text:p>1116.59</text:p>
          </table:table-cell>
          <table:table-cell office:value-type="float" office:value="394528" calcext:value-type="float">
            <text:p>394528</text:p>
          </table:table-cell>
          <table:table-cell office:value-type="float" office:value="4371" calcext:value-type="float">
            <text:p>4371</text:p>
          </table:table-cell>
          <table:table-cell office:value-type="float" office:value="4397988" calcext:value-type="float">
            <text:p>4397988</text:p>
          </table:table-cell>
          <table:table-cell office:value-type="float" office:value="9447377" calcext:value-type="float">
            <text:p>9447377</text:p>
          </table:table-cell>
          <table:table-cell office:value-type="float" office:value="132056" calcext:value-type="float">
            <text:p>132056</text:p>
          </table:table-cell>
          <table:table-cell office:value-type="float" office:value="0.0331858" calcext:value-type="float">
            <text:p>0.0331858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368.45" calcext:value-type="float">
            <text:p>1368.45</text:p>
          </table:table-cell>
          <table:table-cell office:value-type="float" office:value="1141.46" calcext:value-type="float">
            <text:p>1141.46</text:p>
          </table:table-cell>
          <table:table-cell office:value-type="float" office:value="397195" calcext:value-type="float">
            <text:p>397195</text:p>
          </table:table-cell>
          <table:table-cell office:value-type="float" office:value="4363" calcext:value-type="float">
            <text:p>4363</text:p>
          </table:table-cell>
          <table:table-cell office:value-type="float" office:value="4315825" calcext:value-type="float">
            <text:p>4315825</text:p>
          </table:table-cell>
          <table:table-cell office:value-type="float" office:value="8060515" calcext:value-type="float">
            <text:p>8060515</text:p>
          </table:table-cell>
          <table:table-cell office:value-type="float" office:value="130610" calcext:value-type="float">
            <text:p>130610</text:p>
          </table:table-cell>
          <table:table-cell office:value-type="float" office:value="0.289823" calcext:value-type="float">
            <text:p>0.289823</text:p>
          </table:table-cell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  <table:table-cell office:value-type="float" office:value="400" calcext:value-type="float">
            <text:p>40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810.95" calcext:value-type="float">
            <text:p>1810.95</text:p>
          </table:table-cell>
          <table:table-cell office:value-type="float" office:value="1276.74" calcext:value-type="float">
            <text:p>1276.74</text:p>
          </table:table-cell>
          <table:table-cell office:value-type="float" office:value="206065" calcext:value-type="float">
            <text:p>206065</text:p>
          </table:table-cell>
          <table:table-cell office:value-type="float" office:value="4444567" calcext:value-type="float">
            <text:p>4444567</text:p>
          </table:table-cell>
          <table:table-cell office:value-type="float" office:value="1734973" calcext:value-type="float">
            <text:p>1734973</text:p>
          </table:table-cell>
          <table:table-cell office:value-type="float" office:value="8729031" calcext:value-type="float">
            <text:p>8729031</text:p>
          </table:table-cell>
          <table:table-cell office:value-type="float" office:value="99902" calcext:value-type="float">
            <text:p>99902</text:p>
          </table:table-cell>
          <table:table-cell office:value-type="float" office:value="0.811947" calcext:value-type="float">
            <text:p>0.811947</text:p>
          </table:table-cell>
          <table:table-cell table:number-columns-repeated="2"/>
          <table:table-cell office:value-type="string" calcext:value-type="string">
            <text:p>SEAL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  <table:table-cell office:value-type="float" office:value="400" calcext:value-type="float">
            <text:p>40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015.51" calcext:value-type="float">
            <text:p>2015.51</text:p>
          </table:table-cell>
          <table:table-cell office:value-type="float" office:value="1457.47" calcext:value-type="float">
            <text:p>1457.47</text:p>
          </table:table-cell>
          <table:table-cell office:value-type="float" office:value="228688" calcext:value-type="float">
            <text:p>228688</text:p>
          </table:table-cell>
          <table:table-cell office:value-type="float" office:value="5315098" calcext:value-type="float">
            <text:p>5315098</text:p>
          </table:table-cell>
          <table:table-cell office:value-type="float" office:value="1798272" calcext:value-type="float">
            <text:p>1798272</text:p>
          </table:table-cell>
          <table:table-cell office:value-type="float" office:value="22647808" calcext:value-type="float">
            <text:p>22647808</text:p>
          </table:table-cell>
          <table:table-cell office:value-type="float" office:value="65189" calcext:value-type="float">
            <text:p>65189</text:p>
          </table:table-cell>
          <table:table-cell office:value-type="float" office:value="0.975664" calcext:value-type="float">
            <text:p>0.975664</text:p>
          </table:table-cell>
          <table:table-cell table:number-columns-repeated="2"/>
          <table:table-cell office:value-type="string" calcext:value-type="string">
            <text:p>SEAL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  <table:table-cell office:value-type="float" office:value="400" calcext:value-type="float">
            <text:p>40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137.55" calcext:value-type="float">
            <text:p>2137.55</text:p>
          </table:table-cell>
          <table:table-cell office:value-type="float" office:value="1546.82" calcext:value-type="float">
            <text:p>1546.82</text:p>
          </table:table-cell>
          <table:table-cell office:value-type="float" office:value="220685" calcext:value-type="float">
            <text:p>220685</text:p>
          </table:table-cell>
          <table:table-cell office:value-type="float" office:value="5815025" calcext:value-type="float">
            <text:p>5815025</text:p>
          </table:table-cell>
          <table:table-cell office:value-type="float" office:value="1823900" calcext:value-type="float">
            <text:p>1823900</text:p>
          </table:table-cell>
          <table:table-cell office:value-type="float" office:value="24574599" calcext:value-type="float">
            <text:p>24574599</text:p>
          </table:table-cell>
          <table:table-cell office:value-type="float" office:value="40072" calcext:value-type="float">
            <text:p>40072</text:p>
          </table:table-cell>
          <table:table-cell office:value-type="float" office:value="0.973451" calcext:value-type="float">
            <text:p>0.973451</text:p>
          </table:table-cell>
          <table:table-cell table:number-columns-repeated="2"/>
          <table:table-cell office:value-type="string" calcext:value-type="string">
            <text:p>SEAL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  <table:table-cell office:value-type="float" office:value="400" calcext:value-type="float">
            <text:p>40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141" calcext:value-type="float">
            <text:p>2141</text:p>
          </table:table-cell>
          <table:table-cell office:value-type="float" office:value="1616.77" calcext:value-type="float">
            <text:p>1616.77</text:p>
          </table:table-cell>
          <table:table-cell office:value-type="float" office:value="214624" calcext:value-type="float">
            <text:p>214624</text:p>
          </table:table-cell>
          <table:table-cell office:value-type="float" office:value="6548693" calcext:value-type="float">
            <text:p>6548693</text:p>
          </table:table-cell>
          <table:table-cell office:value-type="float" office:value="1749655" calcext:value-type="float">
            <text:p>1749655</text:p>
          </table:table-cell>
          <table:table-cell office:value-type="float" office:value="28190411" calcext:value-type="float">
            <text:p>28190411</text:p>
          </table:table-cell>
          <table:table-cell office:value-type="float" office:value="14229" calcext:value-type="float">
            <text:p>14229</text:p>
          </table:table-cell>
          <table:table-cell office:value-type="float" office:value="1" calcext:value-type="float">
            <text:p>1</text:p>
          </table:table-cell>
          <table:table-cell table:number-columns-repeated="110"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773.77" calcext:value-type="float">
            <text:p>3773.77</text:p>
          </table:table-cell>
          <table:table-cell office:value-type="float" office:value="3403.43" calcext:value-type="float">
            <text:p>3403.43</text:p>
          </table:table-cell>
          <table:table-cell office:value-type="float" office:value="1269790" calcext:value-type="float">
            <text:p>1269790</text:p>
          </table:table-cell>
          <table:table-cell office:value-type="float" office:value="1289" calcext:value-type="float">
            <text:p>1289</text:p>
          </table:table-cell>
          <table:table-cell office:value-type="float" office:value="10569793" calcext:value-type="float">
            <text:p>10569793</text:p>
          </table:table-cell>
          <table:table-cell office:value-type="float" office:value="5734479" calcext:value-type="float">
            <text:p>5734479</text:p>
          </table:table-cell>
          <table:table-cell office:value-type="float" office:value="404743" calcext:value-type="float">
            <text:p>404743</text:p>
          </table:table-cell>
          <table:table-cell office:value-type="float" office:value="0.811947" calcext:value-type="float">
            <text:p>0.811947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773.78" calcext:value-type="float">
            <text:p>3773.78</text:p>
          </table:table-cell>
          <table:table-cell office:value-type="float" office:value="3669.04" calcext:value-type="float">
            <text:p>3669.04</text:p>
          </table:table-cell>
          <table:table-cell office:value-type="float" office:value="1479733" calcext:value-type="float">
            <text:p>1479733</text:p>
          </table:table-cell>
          <table:table-cell office:value-type="float" office:value="4106" calcext:value-type="float">
            <text:p>4106</text:p>
          </table:table-cell>
          <table:table-cell office:value-type="float" office:value="12052023" calcext:value-type="float">
            <text:p>12052023</text:p>
          </table:table-cell>
          <table:table-cell office:value-type="float" office:value="14951044" calcext:value-type="float">
            <text:p>14951044</text:p>
          </table:table-cell>
          <table:table-cell office:value-type="float" office:value="559794" calcext:value-type="float">
            <text:p>559794</text:p>
          </table:table-cell>
          <table:table-cell office:value-type="float" office:value="0.973451" calcext:value-type="float">
            <text:p>0.973451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285.79" calcext:value-type="float">
            <text:p>4285.79</text:p>
          </table:table-cell>
          <table:table-cell office:value-type="float" office:value="3902.08" calcext:value-type="float">
            <text:p>3902.08</text:p>
          </table:table-cell>
          <table:table-cell office:value-type="float" office:value="1464138" calcext:value-type="float">
            <text:p>1464138</text:p>
          </table:table-cell>
          <table:table-cell office:value-type="float" office:value="3222" calcext:value-type="float">
            <text:p>3222</text:p>
          </table:table-cell>
          <table:table-cell office:value-type="float" office:value="11730453" calcext:value-type="float">
            <text:p>11730453</text:p>
          </table:table-cell>
          <table:table-cell office:value-type="float" office:value="18817796" calcext:value-type="float">
            <text:p>18817796</text:p>
          </table:table-cell>
          <table:table-cell office:value-type="float" office:value="547026" calcext:value-type="float">
            <text:p>547026</text:p>
          </table:table-cell>
          <table:table-cell office:value-type="float" office:value="0.935841" calcext:value-type="float">
            <text:p>0.935841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285.8" calcext:value-type="float">
            <text:p>4285.8</text:p>
          </table:table-cell>
          <table:table-cell office:value-type="float" office:value="4137.67" calcext:value-type="float">
            <text:p>4137.67</text:p>
          </table:table-cell>
          <table:table-cell office:value-type="float" office:value="1457280" calcext:value-type="float">
            <text:p>1457280</text:p>
          </table:table-cell>
          <table:table-cell office:value-type="float" office:value="3475" calcext:value-type="float">
            <text:p>3475</text:p>
          </table:table-cell>
          <table:table-cell office:value-type="float" office:value="11396233" calcext:value-type="float">
            <text:p>11396233</text:p>
          </table:table-cell>
          <table:table-cell office:value-type="float" office:value="22641024" calcext:value-type="float">
            <text:p>22641024</text:p>
          </table:table-cell>
          <table:table-cell office:value-type="float" office:value="515283" calcext:value-type="float">
            <text:p>515283</text:p>
          </table:table-cell>
          <table:table-cell office:value-type="float" office:value="0.0309735" calcext:value-type="float">
            <text:p>0.0309735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797.8" calcext:value-type="float">
            <text:p>4797.8</text:p>
          </table:table-cell>
          <table:table-cell office:value-type="float" office:value="4341.19" calcext:value-type="float">
            <text:p>4341.19</text:p>
          </table:table-cell>
          <table:table-cell office:value-type="float" office:value="1483601" calcext:value-type="float">
            <text:p>1483601</text:p>
          </table:table-cell>
          <table:table-cell office:value-type="float" office:value="3914" calcext:value-type="float">
            <text:p>3914</text:p>
          </table:table-cell>
          <table:table-cell office:value-type="float" office:value="11586703" calcext:value-type="float">
            <text:p>11586703</text:p>
          </table:table-cell>
          <table:table-cell office:value-type="float" office:value="26750683" calcext:value-type="float">
            <text:p>26750683</text:p>
          </table:table-cell>
          <table:table-cell office:value-type="float" office:value="494454" calcext:value-type="float">
            <text:p>494454</text:p>
          </table:table-cell>
          <table:table-cell office:value-type="float" office:value="0.050885" calcext:value-type="float">
            <text:p>0.050885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797.81" calcext:value-type="float">
            <text:p>4797.81</text:p>
          </table:table-cell>
          <table:table-cell office:value-type="float" office:value="4550.83" calcext:value-type="float">
            <text:p>4550.83</text:p>
          </table:table-cell>
          <table:table-cell office:value-type="float" office:value="1462242" calcext:value-type="float">
            <text:p>1462242</text:p>
          </table:table-cell>
          <table:table-cell office:value-type="float" office:value="4716" calcext:value-type="float">
            <text:p>4716</text:p>
          </table:table-cell>
          <table:table-cell office:value-type="float" office:value="11447141" calcext:value-type="float">
            <text:p>11447141</text:p>
          </table:table-cell>
          <table:table-cell office:value-type="float" office:value="30467832" calcext:value-type="float">
            <text:p>30467832</text:p>
          </table:table-cell>
          <table:table-cell office:value-type="float" office:value="504084" calcext:value-type="float">
            <text:p>504084</text:p>
          </table:table-cell>
          <table:table-cell office:value-type="float" office:value="0.112832" calcext:value-type="float">
            <text:p>0.112832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925.82" calcext:value-type="float">
            <text:p>4925.82</text:p>
          </table:table-cell>
          <table:table-cell office:value-type="float" office:value="4754.73" calcext:value-type="float">
            <text:p>4754.73</text:p>
          </table:table-cell>
          <table:table-cell office:value-type="float" office:value="1471271" calcext:value-type="float">
            <text:p>1471271</text:p>
          </table:table-cell>
          <table:table-cell office:value-type="float" office:value="4009" calcext:value-type="float">
            <text:p>4009</text:p>
          </table:table-cell>
          <table:table-cell office:value-type="float" office:value="11375232" calcext:value-type="float">
            <text:p>11375232</text:p>
          </table:table-cell>
          <table:table-cell office:value-type="float" office:value="34037050" calcext:value-type="float">
            <text:p>34037050</text:p>
          </table:table-cell>
          <table:table-cell office:value-type="float" office:value="587172" calcext:value-type="float">
            <text:p>587172</text:p>
          </table:table-cell>
          <table:table-cell office:value-type="float" office:value="0.0530973" calcext:value-type="float">
            <text:p>0.0530973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5309.83" calcext:value-type="float">
            <text:p>5309.83</text:p>
          </table:table-cell>
          <table:table-cell office:value-type="float" office:value="4922.05" calcext:value-type="float">
            <text:p>4922.05</text:p>
          </table:table-cell>
          <table:table-cell office:value-type="float" office:value="1452713" calcext:value-type="float">
            <text:p>1452713</text:p>
          </table:table-cell>
          <table:table-cell office:value-type="float" office:value="4147" calcext:value-type="float">
            <text:p>4147</text:p>
          </table:table-cell>
          <table:table-cell office:value-type="float" office:value="11688403" calcext:value-type="float">
            <text:p>11688403</text:p>
          </table:table-cell>
          <table:table-cell office:value-type="float" office:value="37848943" calcext:value-type="float">
            <text:p>37848943</text:p>
          </table:table-cell>
          <table:table-cell office:value-type="float" office:value="537538" calcext:value-type="float">
            <text:p>537538</text:p>
          </table:table-cell>
          <table:table-cell office:value-type="float" office:value="0.0530973" calcext:value-type="float">
            <text:p>0.0530973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5309.84" calcext:value-type="float">
            <text:p>5309.84</text:p>
          </table:table-cell>
          <table:table-cell office:value-type="float" office:value="5097.21" calcext:value-type="float">
            <text:p>5097.21</text:p>
          </table:table-cell>
          <table:table-cell office:value-type="float" office:value="1469144" calcext:value-type="float">
            <text:p>1469144</text:p>
          </table:table-cell>
          <table:table-cell office:value-type="float" office:value="3868" calcext:value-type="float">
            <text:p>3868</text:p>
          </table:table-cell>
          <table:table-cell office:value-type="float" office:value="11636788" calcext:value-type="float">
            <text:p>11636788</text:p>
          </table:table-cell>
          <table:table-cell office:value-type="float" office:value="41121803" calcext:value-type="float">
            <text:p>41121803</text:p>
          </table:table-cell>
          <table:table-cell office:value-type="float" office:value="618548" calcext:value-type="float">
            <text:p>618548</text:p>
          </table:table-cell>
          <table:table-cell office:value-type="float" office:value="0.325221" calcext:value-type="float">
            <text:p>0.325221</text:p>
          </table:table-cell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076.96" calcext:value-type="float">
            <text:p>4076.96</text:p>
          </table:table-cell>
          <table:table-cell office:value-type="float" office:value="3517.37" calcext:value-type="float">
            <text:p>3517.37</text:p>
          </table:table-cell>
          <table:table-cell office:value-type="float" office:value="576519" calcext:value-type="float">
            <text:p>576519</text:p>
          </table:table-cell>
          <table:table-cell office:value-type="float" office:value="12159340" calcext:value-type="float">
            <text:p>12159340</text:p>
          </table:table-cell>
          <table:table-cell office:value-type="float" office:value="4705775" calcext:value-type="float">
            <text:p>4705775</text:p>
          </table:table-cell>
          <table:table-cell office:value-type="float" office:value="28182596" calcext:value-type="float">
            <text:p>28182596</text:p>
          </table:table-cell>
          <table:table-cell office:value-type="float" office:value="329520" calcext:value-type="float">
            <text:p>329520</text:p>
          </table:table-cell>
          <table:table-cell office:value-type="float" office:value="0.811947" calcext:value-type="float">
            <text:p>0.811947</text:p>
          </table:table-cell>
          <table:table-cell table:number-columns-repeated="2"/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636.51" calcext:value-type="float">
            <text:p>4636.51</text:p>
          </table:table-cell>
          <table:table-cell office:value-type="float" office:value="4031.71" calcext:value-type="float">
            <text:p>4031.71</text:p>
          </table:table-cell>
          <table:table-cell office:value-type="float" office:value="590218" calcext:value-type="float">
            <text:p>590218</text:p>
          </table:table-cell>
          <table:table-cell office:value-type="float" office:value="14428391" calcext:value-type="float">
            <text:p>14428391</text:p>
          </table:table-cell>
          <table:table-cell office:value-type="float" office:value="4784911" calcext:value-type="float">
            <text:p>4784911</text:p>
          </table:table-cell>
          <table:table-cell office:value-type="float" office:value="65077193" calcext:value-type="float">
            <text:p>65077193</text:p>
          </table:table-cell>
          <table:table-cell office:value-type="float" office:value="240646" calcext:value-type="float">
            <text:p>240646</text:p>
          </table:table-cell>
          <table:table-cell office:value-type="float" office:value="0.975664" calcext:value-type="float">
            <text:p>0.975664</text:p>
          </table:table-cell>
          <table:table-cell table:number-columns-repeated="2"/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5140.8" calcext:value-type="float">
            <text:p>5140.8</text:p>
          </table:table-cell>
          <table:table-cell office:value-type="float" office:value="4493.02" calcext:value-type="float">
            <text:p>4493.02</text:p>
          </table:table-cell>
          <table:table-cell office:value-type="float" office:value="594825" calcext:value-type="float">
            <text:p>594825</text:p>
          </table:table-cell>
          <table:table-cell office:value-type="float" office:value="15802999" calcext:value-type="float">
            <text:p>15802999</text:p>
          </table:table-cell>
          <table:table-cell office:value-type="float" office:value="4644680" calcext:value-type="float">
            <text:p>4644680</text:p>
          </table:table-cell>
          <table:table-cell office:value-type="float" office:value="72864067" calcext:value-type="float">
            <text:p>72864067</text:p>
          </table:table-cell>
          <table:table-cell office:value-type="float" office:value="175327" calcext:value-type="float">
            <text:p>175327</text:p>
          </table:table-cell>
          <table:table-cell office:value-type="float" office:value="0.973451" calcext:value-type="float">
            <text:p>0.973451</text:p>
          </table:table-cell>
          <table:table-cell table:number-columns-repeated="2"/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5165.31" calcext:value-type="float">
            <text:p>5165.31</text:p>
          </table:table-cell>
          <table:table-cell office:value-type="float" office:value="4713.51" calcext:value-type="float">
            <text:p>4713.51</text:p>
          </table:table-cell>
          <table:table-cell office:value-type="float" office:value="578263" calcext:value-type="float">
            <text:p>578263</text:p>
          </table:table-cell>
          <table:table-cell office:value-type="float" office:value="17315497" calcext:value-type="float">
            <text:p>17315497</text:p>
          </table:table-cell>
          <table:table-cell office:value-type="float" office:value="4600693" calcext:value-type="float">
            <text:p>4600693</text:p>
          </table:table-cell>
          <table:table-cell office:value-type="float" office:value="86319632" calcext:value-type="float">
            <text:p>86319632</text:p>
          </table:table-cell>
          <table:table-cell office:value-type="float" office:value="109802" calcext:value-type="float">
            <text:p>1098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5461.32" calcext:value-type="float">
            <text:p>5461.32</text:p>
          </table:table-cell>
          <table:table-cell office:value-type="float" office:value="4908.89" calcext:value-type="float">
            <text:p>4908.89</text:p>
          </table:table-cell>
          <table:table-cell office:value-type="float" office:value="592556" calcext:value-type="float">
            <text:p>592556</text:p>
          </table:table-cell>
          <table:table-cell office:value-type="float" office:value="18933064" calcext:value-type="float">
            <text:p>18933064</text:p>
          </table:table-cell>
          <table:table-cell office:value-type="float" office:value="4573689" calcext:value-type="float">
            <text:p>4573689</text:p>
          </table:table-cell>
          <table:table-cell office:value-type="float" office:value="100429297" calcext:value-type="float">
            <text:p>100429297</text:p>
          </table:table-cell>
          <table:table-cell office:value-type="float" office:value="55397" calcext:value-type="float">
            <text:p>55397</text:p>
          </table:table-cell>
          <table:table-cell office:value-type="float" office:value="0.588496" calcext:value-type="float">
            <text:p>0.588496</text:p>
          </table:table-cell>
          <table:table-cell table:number-columns-repeated="88"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773.04" calcext:value-type="float">
            <text:p>3773.04</text:p>
          </table:table-cell>
          <table:table-cell office:value-type="float" office:value="3384.89" calcext:value-type="float">
            <text:p>3384.89</text:p>
          </table:table-cell>
          <table:table-cell office:value-type="float" office:value="1458222" calcext:value-type="float">
            <text:p>1458222</text:p>
          </table:table-cell>
          <table:table-cell office:value-type="float" office:value="2090" calcext:value-type="float">
            <text:p>2090</text:p>
          </table:table-cell>
          <table:table-cell office:value-type="float" office:value="11080172" calcext:value-type="float">
            <text:p>11080172</text:p>
          </table:table-cell>
          <table:table-cell office:value-type="float" office:value="5792061" calcext:value-type="float">
            <text:p>5792061</text:p>
          </table:table-cell>
          <table:table-cell office:value-type="float" office:value="418959" calcext:value-type="float">
            <text:p>418959</text:p>
          </table:table-cell>
          <table:table-cell office:value-type="float" office:value="0.811947" calcext:value-type="float">
            <text:p>0.811947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773.04" calcext:value-type="float">
            <text:p>3773.04</text:p>
          </table:table-cell>
          <table:table-cell office:value-type="float" office:value="3636.45" calcext:value-type="float">
            <text:p>3636.45</text:p>
          </table:table-cell>
          <table:table-cell office:value-type="float" office:value="1489850" calcext:value-type="float">
            <text:p>1489850</text:p>
          </table:table-cell>
          <table:table-cell office:value-type="float" office:value="3167" calcext:value-type="float">
            <text:p>3167</text:p>
          </table:table-cell>
          <table:table-cell office:value-type="float" office:value="11624586" calcext:value-type="float">
            <text:p>11624586</text:p>
          </table:table-cell>
          <table:table-cell office:value-type="float" office:value="15130875" calcext:value-type="float">
            <text:p>15130875</text:p>
          </table:table-cell>
          <table:table-cell office:value-type="float" office:value="520351" calcext:value-type="float">
            <text:p>520351</text:p>
          </table:table-cell>
          <table:table-cell office:value-type="float" office:value="0.975664" calcext:value-type="float">
            <text:p>0.975664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285.05" calcext:value-type="float">
            <text:p>4285.05</text:p>
          </table:table-cell>
          <table:table-cell office:value-type="float" office:value="3855.45" calcext:value-type="float">
            <text:p>3855.45</text:p>
          </table:table-cell>
          <table:table-cell office:value-type="float" office:value="1466195" calcext:value-type="float">
            <text:p>1466195</text:p>
          </table:table-cell>
          <table:table-cell office:value-type="float" office:value="3118" calcext:value-type="float">
            <text:p>3118</text:p>
          </table:table-cell>
          <table:table-cell office:value-type="float" office:value="11739439" calcext:value-type="float">
            <text:p>11739439</text:p>
          </table:table-cell>
          <table:table-cell office:value-type="float" office:value="18769127" calcext:value-type="float">
            <text:p>18769127</text:p>
          </table:table-cell>
          <table:table-cell office:value-type="float" office:value="494644" calcext:value-type="float">
            <text:p>494644</text:p>
          </table:table-cell>
          <table:table-cell office:value-type="float" office:value="0.973451" calcext:value-type="float">
            <text:p>0.973451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285.06" calcext:value-type="float">
            <text:p>4285.06</text:p>
          </table:table-cell>
          <table:table-cell office:value-type="float" office:value="4048.3" calcext:value-type="float">
            <text:p>4048.3</text:p>
          </table:table-cell>
          <table:table-cell office:value-type="float" office:value="1457311" calcext:value-type="float">
            <text:p>1457311</text:p>
          </table:table-cell>
          <table:table-cell office:value-type="float" office:value="4286" calcext:value-type="float">
            <text:p>4286</text:p>
          </table:table-cell>
          <table:table-cell office:value-type="float" office:value="11275230" calcext:value-type="float">
            <text:p>11275230</text:p>
          </table:table-cell>
          <table:table-cell office:value-type="float" office:value="21343494" calcext:value-type="float">
            <text:p>21343494</text:p>
          </table:table-cell>
          <table:table-cell office:value-type="float" office:value="447240" calcext:value-type="float">
            <text:p>447240</text:p>
          </table:table-cell>
          <table:table-cell office:value-type="float" office:value="0.112832" calcext:value-type="float">
            <text:p>0.112832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349.07" calcext:value-type="float">
            <text:p>4349.07</text:p>
          </table:table-cell>
          <table:table-cell office:value-type="float" office:value="4232.64" calcext:value-type="float">
            <text:p>4232.64</text:p>
          </table:table-cell>
          <table:table-cell office:value-type="float" office:value="1459810" calcext:value-type="float">
            <text:p>1459810</text:p>
          </table:table-cell>
          <table:table-cell office:value-type="float" office:value="3509" calcext:value-type="float">
            <text:p>3509</text:p>
          </table:table-cell>
          <table:table-cell office:value-type="float" office:value="11759619" calcext:value-type="float">
            <text:p>11759619</text:p>
          </table:table-cell>
          <table:table-cell office:value-type="float" office:value="24739226" calcext:value-type="float">
            <text:p>24739226</text:p>
          </table:table-cell>
          <table:table-cell office:value-type="float" office:value="420872" calcext:value-type="float">
            <text:p>420872</text:p>
          </table:table-cell>
          <table:table-cell office:value-type="float" office:value="0.0154867" calcext:value-type="float">
            <text:p>0.0154867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797.08" calcext:value-type="float">
            <text:p>4797.08</text:p>
          </table:table-cell>
          <table:table-cell office:value-type="float" office:value="4376.7" calcext:value-type="float">
            <text:p>4376.7</text:p>
          </table:table-cell>
          <table:table-cell office:value-type="float" office:value="1471744" calcext:value-type="float">
            <text:p>1471744</text:p>
          </table:table-cell>
          <table:table-cell office:value-type="float" office:value="5007" calcext:value-type="float">
            <text:p>5007</text:p>
          </table:table-cell>
          <table:table-cell office:value-type="float" office:value="11431638" calcext:value-type="float">
            <text:p>11431638</text:p>
          </table:table-cell>
          <table:table-cell office:value-type="float" office:value="27647180" calcext:value-type="float">
            <text:p>27647180</text:p>
          </table:table-cell>
          <table:table-cell office:value-type="float" office:value="428416" calcext:value-type="float">
            <text:p>428416</text:p>
          </table:table-cell>
          <table:table-cell office:value-type="float" office:value="0.0420354" calcext:value-type="float">
            <text:p>0.0420354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797.09" calcext:value-type="float">
            <text:p>4797.09</text:p>
          </table:table-cell>
          <table:table-cell office:value-type="float" office:value="4560.32" calcext:value-type="float">
            <text:p>4560.32</text:p>
          </table:table-cell>
          <table:table-cell office:value-type="float" office:value="1462950" calcext:value-type="float">
            <text:p>1462950</text:p>
          </table:table-cell>
          <table:table-cell office:value-type="float" office:value="5901" calcext:value-type="float">
            <text:p>5901</text:p>
          </table:table-cell>
          <table:table-cell office:value-type="float" office:value="11512252" calcext:value-type="float">
            <text:p>11512252</text:p>
          </table:table-cell>
          <table:table-cell office:value-type="float" office:value="30737459" calcext:value-type="float">
            <text:p>30737459</text:p>
          </table:table-cell>
          <table:table-cell office:value-type="float" office:value="427722" calcext:value-type="float">
            <text:p>427722</text:p>
          </table:table-cell>
          <table:table-cell office:value-type="float" office:value="0.0442478" calcext:value-type="float">
            <text:p>0.0442478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797.09" calcext:value-type="float">
            <text:p>4797.09</text:p>
          </table:table-cell>
          <table:table-cell office:value-type="float" office:value="4698.41" calcext:value-type="float">
            <text:p>4698.41</text:p>
          </table:table-cell>
          <table:table-cell office:value-type="float" office:value="1462947" calcext:value-type="float">
            <text:p>1462947</text:p>
          </table:table-cell>
          <table:table-cell office:value-type="float" office:value="5868" calcext:value-type="float">
            <text:p>5868</text:p>
          </table:table-cell>
          <table:table-cell office:value-type="float" office:value="11541997" calcext:value-type="float">
            <text:p>11541997</text:p>
          </table:table-cell>
          <table:table-cell office:value-type="float" office:value="33394260" calcext:value-type="float">
            <text:p>33394260</text:p>
          </table:table-cell>
          <table:table-cell office:value-type="float" office:value="394423" calcext:value-type="float">
            <text:p>394423</text:p>
          </table:table-cell>
          <table:table-cell office:value-type="float" office:value="0.0663717" calcext:value-type="float">
            <text:p>0.0663717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5309.1" calcext:value-type="float">
            <text:p>5309.1</text:p>
          </table:table-cell>
          <table:table-cell office:value-type="float" office:value="4814.14" calcext:value-type="float">
            <text:p>4814.14</text:p>
          </table:table-cell>
          <table:table-cell office:value-type="float" office:value="1467090" calcext:value-type="float">
            <text:p>1467090</text:p>
          </table:table-cell>
          <table:table-cell office:value-type="float" office:value="4621" calcext:value-type="float">
            <text:p>4621</text:p>
          </table:table-cell>
          <table:table-cell office:value-type="float" office:value="11687998" calcext:value-type="float">
            <text:p>11687998</text:p>
          </table:table-cell>
          <table:table-cell office:value-type="float" office:value="35377603" calcext:value-type="float">
            <text:p>35377603</text:p>
          </table:table-cell>
          <table:table-cell office:value-type="float" office:value="400973" calcext:value-type="float">
            <text:p>400973</text:p>
          </table:table-cell>
          <table:table-cell office:value-type="float" office:value="0.29646" calcext:value-type="float">
            <text:p>0.29646</text:p>
          </table:table-cell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800" calcext:value-type="float">
            <text:p>800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874.64" calcext:value-type="float">
            <text:p>6874.64</text:p>
          </table:table-cell>
          <table:table-cell office:value-type="float" office:value="6356.01" calcext:value-type="float">
            <text:p>6356.01</text:p>
          </table:table-cell>
          <table:table-cell office:value-type="float" office:value="1214059" calcext:value-type="float">
            <text:p>1214059</text:p>
          </table:table-cell>
          <table:table-cell office:value-type="float" office:value="18462897" calcext:value-type="float">
            <text:p>18462897</text:p>
          </table:table-cell>
          <table:table-cell office:value-type="float" office:value="7147579" calcext:value-type="float">
            <text:p>7147579</text:p>
          </table:table-cell>
          <table:table-cell office:value-type="float" office:value="44874567" calcext:value-type="float">
            <text:p>44874567</text:p>
          </table:table-cell>
          <table:table-cell office:value-type="float" office:value="692991" calcext:value-type="float">
            <text:p>692991</text:p>
          </table:table-cell>
          <table:table-cell office:value-type="float" office:value="0.811947" calcext:value-type="float">
            <text:p>0.811947</text:p>
          </table:table-cell>
          <table:table-cell table:number-columns-repeated="2"/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800" calcext:value-type="float">
            <text:p>800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824.95" calcext:value-type="float">
            <text:p>7824.95</text:p>
          </table:table-cell>
          <table:table-cell office:value-type="float" office:value="7185.23" calcext:value-type="float">
            <text:p>7185.23</text:p>
          </table:table-cell>
          <table:table-cell office:value-type="float" office:value="1249442" calcext:value-type="float">
            <text:p>1249442</text:p>
          </table:table-cell>
          <table:table-cell office:value-type="float" office:value="22849458" calcext:value-type="float">
            <text:p>22849458</text:p>
          </table:table-cell>
          <table:table-cell office:value-type="float" office:value="7546856" calcext:value-type="float">
            <text:p>7546856</text:p>
          </table:table-cell>
          <table:table-cell office:value-type="float" office:value="100890169" calcext:value-type="float">
            <text:p>100890169</text:p>
          </table:table-cell>
          <table:table-cell office:value-type="float" office:value="546584" calcext:value-type="float">
            <text:p>546584</text:p>
          </table:table-cell>
          <table:table-cell office:value-type="float" office:value="0.975664" calcext:value-type="float">
            <text:p>0.975664</text:p>
          </table:table-cell>
          <table:table-cell table:number-columns-repeated="2"/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800" calcext:value-type="float">
            <text:p>800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880.77" calcext:value-type="float">
            <text:p>8880.77</text:p>
          </table:table-cell>
          <table:table-cell office:value-type="float" office:value="8074.25" calcext:value-type="float">
            <text:p>8074.25</text:p>
          </table:table-cell>
          <table:table-cell office:value-type="float" office:value="1259842" calcext:value-type="float">
            <text:p>1259842</text:p>
          </table:table-cell>
          <table:table-cell office:value-type="float" office:value="25177531" calcext:value-type="float">
            <text:p>25177531</text:p>
          </table:table-cell>
          <table:table-cell office:value-type="float" office:value="7523099" calcext:value-type="float">
            <text:p>7523099</text:p>
          </table:table-cell>
          <table:table-cell office:value-type="float" office:value="118943626" calcext:value-type="float">
            <text:p>118943626</text:p>
          </table:table-cell>
          <table:table-cell office:value-type="float" office:value="443976" calcext:value-type="float">
            <text:p>443976</text:p>
          </table:table-cell>
          <table:table-cell office:value-type="float" office:value="0.973451" calcext:value-type="float">
            <text:p>0.973451</text:p>
          </table:table-cell>
          <table:table-cell table:number-columns-repeated="2"/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800" calcext:value-type="float">
            <text:p>800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372.59" calcext:value-type="float">
            <text:p>9372.59</text:p>
          </table:table-cell>
          <table:table-cell office:value-type="float" office:value="8745.37" calcext:value-type="float">
            <text:p>8745.37</text:p>
          </table:table-cell>
          <table:table-cell office:value-type="float" office:value="1274354" calcext:value-type="float">
            <text:p>1274354</text:p>
          </table:table-cell>
          <table:table-cell office:value-type="float" office:value="27092557" calcext:value-type="float">
            <text:p>27092557</text:p>
          </table:table-cell>
          <table:table-cell office:value-type="float" office:value="7167948" calcext:value-type="float">
            <text:p>7167948</text:p>
          </table:table-cell>
          <table:table-cell office:value-type="float" office:value="140241207" calcext:value-type="float">
            <text:p>140241207</text:p>
          </table:table-cell>
          <table:table-cell office:value-type="float" office:value="356710" calcext:value-type="float">
            <text:p>3567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800" calcext:value-type="float">
            <text:p>800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960.36" calcext:value-type="float">
            <text:p>9960.36</text:p>
          </table:table-cell>
          <table:table-cell office:value-type="float" office:value="9146.78" calcext:value-type="float">
            <text:p>9146.78</text:p>
          </table:table-cell>
          <table:table-cell office:value-type="float" office:value="1277744" calcext:value-type="float">
            <text:p>1277744</text:p>
          </table:table-cell>
          <table:table-cell office:value-type="float" office:value="30671590" calcext:value-type="float">
            <text:p>30671590</text:p>
          </table:table-cell>
          <table:table-cell office:value-type="float" office:value="7340586" calcext:value-type="float">
            <text:p>7340586</text:p>
          </table:table-cell>
          <table:table-cell office:value-type="float" office:value="169709969" calcext:value-type="float">
            <text:p>169709969</text:p>
          </table:table-cell>
          <table:table-cell office:value-type="float" office:value="270296" calcext:value-type="float">
            <text:p>270296</text:p>
          </table:table-cell>
          <table:table-cell office:value-type="float" office:value="0.590708" calcext:value-type="float">
            <text:p>0.590708</text:p>
          </table:table-cell>
          <table:table-cell table:number-columns-repeated="2"/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800" calcext:value-type="float">
            <text:p>800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0457.4" calcext:value-type="float">
            <text:p>10457.4</text:p>
          </table:table-cell>
          <table:table-cell office:value-type="float" office:value="9501.79" calcext:value-type="float">
            <text:p>9501.79</text:p>
          </table:table-cell>
          <table:table-cell office:value-type="float" office:value="1271013" calcext:value-type="float">
            <text:p>1271013</text:p>
          </table:table-cell>
          <table:table-cell office:value-type="float" office:value="32895902" calcext:value-type="float">
            <text:p>32895902</text:p>
          </table:table-cell>
          <table:table-cell office:value-type="float" office:value="7163158" calcext:value-type="float">
            <text:p>7163158</text:p>
          </table:table-cell>
          <table:table-cell office:value-type="float" office:value="201499130" calcext:value-type="float">
            <text:p>201499130</text:p>
          </table:table-cell>
          <table:table-cell office:value-type="float" office:value="200143" calcext:value-type="float">
            <text:p>200143</text:p>
          </table:table-cell>
          <table:table-cell office:value-type="float" office:value="0.701327" calcext:value-type="float">
            <text:p>0.701327</text:p>
          </table:table-cell>
          <table:table-cell table:number-columns-repeated="2"/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800" calcext:value-type="float">
            <text:p>800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0542.1" calcext:value-type="float">
            <text:p>10542.1</text:p>
          </table:table-cell>
          <table:table-cell office:value-type="float" office:value="9825.59" calcext:value-type="float">
            <text:p>9825.59</text:p>
          </table:table-cell>
          <table:table-cell office:value-type="float" office:value="1259709" calcext:value-type="float">
            <text:p>1259709</text:p>
          </table:table-cell>
          <table:table-cell office:value-type="float" office:value="36032151" calcext:value-type="float">
            <text:p>36032151</text:p>
          </table:table-cell>
          <table:table-cell office:value-type="float" office:value="7200441" calcext:value-type="float">
            <text:p>7200441</text:p>
          </table:table-cell>
          <table:table-cell office:value-type="float" office:value="237808047" calcext:value-type="float">
            <text:p>237808047</text:p>
          </table:table-cell>
          <table:table-cell office:value-type="float" office:value="126715" calcext:value-type="float">
            <text:p>126715</text:p>
          </table:table-cell>
          <table:table-cell office:value-type="float" office:value="0.581858" calcext:value-type="float">
            <text:p>0.581858</text:p>
          </table:table-cell>
          <table:table-cell table:number-columns-repeated="2"/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800" calcext:value-type="float">
            <text:p>800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1028.9" calcext:value-type="float">
            <text:p>11028.9</text:p>
          </table:table-cell>
          <table:table-cell office:value-type="float" office:value="10094.9" calcext:value-type="float">
            <text:p>10094.9</text:p>
          </table:table-cell>
          <table:table-cell office:value-type="float" office:value="1269541" calcext:value-type="float">
            <text:p>1269541</text:p>
          </table:table-cell>
          <table:table-cell office:value-type="float" office:value="38651038" calcext:value-type="float">
            <text:p>38651038</text:p>
          </table:table-cell>
          <table:table-cell office:value-type="float" office:value="7222414" calcext:value-type="float">
            <text:p>7222414</text:p>
          </table:table-cell>
          <table:table-cell office:value-type="float" office:value="277372600" calcext:value-type="float">
            <text:p>277372600</text:p>
          </table:table-cell>
          <table:table-cell office:value-type="float" office:value="74947" calcext:value-type="float">
            <text:p>74947</text:p>
          </table:table-cell>
          <table:table-cell office:value-type="float" office:value="0.544248" calcext:value-type="float">
            <text:p>0.544248</text:p>
          </table:table-cell>
          <table:table-cell table:number-columns-repeated="2"/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800" calcext:value-type="float">
            <text:p>800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1127.6" calcext:value-type="float">
            <text:p>11127.6</text:p>
          </table:table-cell>
          <table:table-cell office:value-type="float" office:value="10449.2" calcext:value-type="float">
            <text:p>10449.2</text:p>
          </table:table-cell>
          <table:table-cell office:value-type="float" office:value="1308435" calcext:value-type="float">
            <text:p>1308435</text:p>
          </table:table-cell>
          <table:table-cell office:value-type="float" office:value="42277914" calcext:value-type="float">
            <text:p>42277914</text:p>
          </table:table-cell>
          <table:table-cell office:value-type="float" office:value="7314453" calcext:value-type="float">
            <text:p>7314453</text:p>
          </table:table-cell>
          <table:table-cell office:value-type="float" office:value="320108241" calcext:value-type="float">
            <text:p>320108241</text:p>
          </table:table-cell>
          <table:table-cell office:value-type="float" office:value="27561" calcext:value-type="float">
            <text:p>27561</text:p>
          </table:table-cell>
          <table:table-cell office:value-type="float" office:value="0.544248" calcext:value-type="float">
            <text:p>0.544248</text:p>
          </table:table-cell>
        </table:table-row>
        <table:table-row table:style-name="ro1">
          <table:table-cell table:number-columns-repeated="196"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nr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batch_size</text:p>
          </table:table-cell>
          <table:table-cell table:number-columns-repeated="4"/>
          <table:table-cell office:value-type="string" calcext:value-type="string">
            <text:p>name</text:p>
          </table:table-cell>
          <table:table-cell table:formula="of:=[.M1]" office:value-type="string" office:string-value="virtual_memory[MB]" calcext:value-type="string">
            <text:p>virtual_memory[MB]</text:p>
          </table:table-cell>
          <table:table-cell table:number-columns-repeated="18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]" office:value-type="string" office:string-value="HELib" calcext:value-type="string">
            <text:p>HELib</text:p>
          </table:table-cell>
          <table:table-cell table:formula="of:=[.B2]" office:value-type="float" office:value="4096" calcext:value-type="float">
            <text:p>4096</text:p>
          </table:table-cell>
          <table:table-cell table:formula="of:=[.E2]" office:value-type="float" office:value="0" calcext:value-type="float">
            <text:p>0</text:p>
          </table:table-cell>
          <table:table-cell table:formula="of:=[.F2]"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 table:formula="of:=[.H2]" office:value-type="float" office:value="5" calcext:value-type="float">
            <text:p>5</text:p>
          </table:table-cell>
          <table:table-cell table:formula="of:=COM.MICROSOFT.CONCAT([.B17];&quot;_&quot;;[.C17]/1024;&quot;K_&quot;;[.A17])" office:value-type="string" office:string-value="HELib_4K_1" calcext:value-type="string">
            <text:p>HELib_4K_1</text:p>
          </table:table-cell>
          <table:table-cell table:formula="of:=[.M2]" office:value-type="float" office:value="697.008" calcext:value-type="float">
            <text:p>697.008</text:p>
          </table:table-cell>
          <table:table-cell table:formula="of:=[.AI2]" office:value-type="float" office:value="696.953" calcext:value-type="float">
            <text:p>696.953</text:p>
          </table:table-cell>
          <table:table-cell table:formula="of:=[.BE2]" office:value-type="float" office:value="696.965" calcext:value-type="float">
            <text:p>696.965</text:p>
          </table:table-cell>
          <table:table-cell table:formula="of:=[.CA2]" office:value-type="float" office:value="697.035" calcext:value-type="float">
            <text:p>697.035</text:p>
          </table:table-cell>
          <table:table-cell table:formula="of:=[.CW2]" office:value-type="float" office:value="697.043" calcext:value-type="float">
            <text:p>697.043</text:p>
          </table:table-cell>
          <table:table-cell table:formula="of:=[.DS2]" office:value-type="float" office:value="697.051" calcext:value-type="float">
            <text:p>697.051</text:p>
          </table:table-cell>
          <table:table-cell table:formula="of:=[.EO2]" office:value-type="float" office:value="696.996" calcext:value-type="float">
            <text:p>696.996</text:p>
          </table:table-cell>
          <table:table-cell table:formula="of:=[.FK2]" office:value-type="float" office:value="697.008" calcext:value-type="float">
            <text:p>697.008</text:p>
          </table:table-cell>
          <table:table-cell table:formula="of:=[.GG2]" office:value-type="float" office:value="697.016" calcext:value-type="float">
            <text:p>697.016</text:p>
          </table:table-cell>
          <table:table-cell table:number-columns-repeated="17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" office:value-type="string" office:string-value="SEAL" calcext:value-type="string">
            <text:p>SEAL</text:p>
          </table:table-cell>
          <table:table-cell table:formula="of:=[.B3]" office:value-type="float" office:value="4096" calcext:value-type="float">
            <text:p>4096</text:p>
          </table:table-cell>
          <table:table-cell table:formula="of:=[.E3]" office:value-type="float" office:value="60" calcext:value-type="float">
            <text:p>60</text:p>
          </table:table-cell>
          <table:table-cell table:formula="of:=[.F3]" office:value-type="float" office:value="4" calcext:value-type="float">
            <text:p>4</text:p>
          </table:table-cell>
          <table:table-cell table:formula="of:=[.G3]" office:value-type="float" office:value="20" calcext:value-type="float">
            <text:p>20</text:p>
          </table:table-cell>
          <table:table-cell table:formula="of:=[.H3]" office:value-type="float" office:value="20" calcext:value-type="float">
            <text:p>20</text:p>
          </table:table-cell>
          <table:table-cell table:formula="of:=COM.MICROSOFT.CONCAT([.B18];&quot;_&quot;;[.C18]/1024;&quot;K_&quot;;[.A18])" office:value-type="string" office:string-value="SEAL_4K_1" calcext:value-type="string">
            <text:p>SEAL_4K_1</text:p>
          </table:table-cell>
          <table:table-cell table:formula="of:=[.M3]" office:value-type="float" office:value="947.207" calcext:value-type="float">
            <text:p>947.207</text:p>
          </table:table-cell>
          <table:table-cell table:formula="of:=[.AI3]" office:value-type="float" office:value="1008.37" calcext:value-type="float">
            <text:p>1008.37</text:p>
          </table:table-cell>
          <table:table-cell table:formula="of:=[.BE3]" office:value-type="float" office:value="0" calcext:value-type="float">
            <text:p>0</text:p>
          </table:table-cell>
          <table:table-cell table:formula="of:=[.CA3]" office:value-type="float" office:value="0" calcext:value-type="float">
            <text:p>0</text:p>
          </table:table-cell>
          <table:table-cell table:formula="of:=[.CW3]" office:value-type="float" office:value="0" calcext:value-type="float">
            <text:p>0</text:p>
          </table:table-cell>
          <table:table-cell table:formula="of:=[.DS3]" office:value-type="float" office:value="0" calcext:value-type="float">
            <text:p>0</text:p>
          </table:table-cell>
          <table:table-cell table:formula="of:=[.EO3]" office:value-type="float" office:value="0" calcext:value-type="float">
            <text:p>0</text:p>
          </table:table-cell>
          <table:table-cell table:formula="of:=[.FK3]" office:value-type="float" office:value="0" calcext:value-type="float">
            <text:p>0</text:p>
          </table:table-cell>
          <table:table-cell table:formula="of:=[.GG3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]" office:value-type="string" office:string-value="HELib" calcext:value-type="string">
            <text:p>HELib</text:p>
          </table:table-cell>
          <table:table-cell table:formula="of:=[.B4]" office:value-type="float" office:value="4096" calcext:value-type="float">
            <text:p>4096</text:p>
          </table:table-cell>
          <table:table-cell table:formula="of:=[.E4]" office:value-type="float" office:value="0" calcext:value-type="float">
            <text:p>0</text:p>
          </table:table-cell>
          <table:table-cell table:formula="of:=[.F4]" office:value-type="float" office:value="0" calcext:value-type="float">
            <text:p>0</text:p>
          </table:table-cell>
          <table:table-cell table:formula="of:=[.G4]" office:value-type="float" office:value="0" calcext:value-type="float">
            <text:p>0</text:p>
          </table:table-cell>
          <table:table-cell table:formula="of:=[.H4]" office:value-type="float" office:value="25" calcext:value-type="float">
            <text:p>25</text:p>
          </table:table-cell>
          <table:table-cell table:formula="of:=COM.MICROSOFT.CONCAT([.B19];&quot;_&quot;;[.C19]/1024;&quot;K_&quot;;[.A19])" office:value-type="string" office:string-value="HELib_4K_2" calcext:value-type="string">
            <text:p>HELib_4K_2</text:p>
          </table:table-cell>
          <table:table-cell table:formula="of:=[.M4]" office:value-type="float" office:value="696.727" calcext:value-type="float">
            <text:p>696.727</text:p>
          </table:table-cell>
          <table:table-cell table:formula="of:=[.AI4]" office:value-type="float" office:value="696.793" calcext:value-type="float">
            <text:p>696.793</text:p>
          </table:table-cell>
          <table:table-cell table:formula="of:=[.BE4]" office:value-type="float" office:value="696.867" calcext:value-type="float">
            <text:p>696.867</text:p>
          </table:table-cell>
          <table:table-cell table:formula="of:=[.CA4]" office:value-type="float" office:value="696.812" calcext:value-type="float">
            <text:p>696.812</text:p>
          </table:table-cell>
          <table:table-cell table:formula="of:=[.CW4]" office:value-type="float" office:value="696.883" calcext:value-type="float">
            <text:p>696.883</text:p>
          </table:table-cell>
          <table:table-cell table:formula="of:=[.DS4]" office:value-type="float" office:value="696.832" calcext:value-type="float">
            <text:p>696.832</text:p>
          </table:table-cell>
          <table:table-cell table:formula="of:=[.EO4]" office:value-type="float" office:value="696.902" calcext:value-type="float">
            <text:p>696.902</text:p>
          </table:table-cell>
          <table:table-cell table:formula="of:=[.FK4]" office:value-type="float" office:value="696.848" calcext:value-type="float">
            <text:p>696.848</text:p>
          </table:table-cell>
          <table:table-cell table:formula="of:=[.GG4]" office:value-type="float" office:value="696.855" calcext:value-type="float">
            <text:p>696.855</text:p>
          </table:table-cell>
          <table:table-cell table:number-columns-repeated="17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5]" office:value-type="string" office:string-value="SEAL" calcext:value-type="string">
            <text:p>SEAL</text:p>
          </table:table-cell>
          <table:table-cell table:formula="of:=[.B5]" office:value-type="float" office:value="4096" calcext:value-type="float">
            <text:p>4096</text:p>
          </table:table-cell>
          <table:table-cell table:formula="of:=[.E5]" office:value-type="float" office:value="60" calcext:value-type="float">
            <text:p>60</text:p>
          </table:table-cell>
          <table:table-cell table:formula="of:=[.F5]" office:value-type="float" office:value="2" calcext:value-type="float">
            <text:p>2</text:p>
          </table:table-cell>
          <table:table-cell table:formula="of:=[.G5]" office:value-type="float" office:value="40" calcext:value-type="float">
            <text:p>40</text:p>
          </table:table-cell>
          <table:table-cell table:formula="of:=[.H5]" office:value-type="float" office:value="40" calcext:value-type="float">
            <text:p>40</text:p>
          </table:table-cell>
          <table:table-cell table:formula="of:=COM.MICROSOFT.CONCAT([.B20];&quot;_&quot;;[.C20]/1024;&quot;K_&quot;;[.A20])" office:value-type="string" office:string-value="SEAL_4K_2" calcext:value-type="string">
            <text:p>SEAL_4K_2</text:p>
          </table:table-cell>
          <table:table-cell table:formula="of:=[.M5]" office:value-type="float" office:value="801.641" calcext:value-type="float">
            <text:p>801.641</text:p>
          </table:table-cell>
          <table:table-cell table:formula="of:=[.AI5]" office:value-type="float" office:value="0" calcext:value-type="float">
            <text:p>0</text:p>
          </table:table-cell>
          <table:table-cell table:formula="of:=[.BE5]" office:value-type="float" office:value="0" calcext:value-type="float">
            <text:p>0</text:p>
          </table:table-cell>
          <table:table-cell table:formula="of:=[.CA5]" office:value-type="float" office:value="0" calcext:value-type="float">
            <text:p>0</text:p>
          </table:table-cell>
          <table:table-cell table:formula="of:=[.CW5]" office:value-type="float" office:value="0" calcext:value-type="float">
            <text:p>0</text:p>
          </table:table-cell>
          <table:table-cell table:formula="of:=[.DS5]" office:value-type="float" office:value="0" calcext:value-type="float">
            <text:p>0</text:p>
          </table:table-cell>
          <table:table-cell table:formula="of:=[.EO5]" office:value-type="float" office:value="0" calcext:value-type="float">
            <text:p>0</text:p>
          </table:table-cell>
          <table:table-cell table:formula="of:=[.FK5]" office:value-type="float" office:value="0" calcext:value-type="float">
            <text:p>0</text:p>
          </table:table-cell>
          <table:table-cell table:formula="of:=[.GG5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]" office:value-type="string" office:string-value="HELib" calcext:value-type="string">
            <text:p>HELib</text:p>
          </table:table-cell>
          <table:table-cell table:formula="of:=[.B6]" office:value-type="float" office:value="8192" calcext:value-type="float">
            <text:p>8192</text:p>
          </table:table-cell>
          <table:table-cell table:formula="of:=[.E6]" office:value-type="float" office:value="0" calcext:value-type="float">
            <text:p>0</text:p>
          </table:table-cell>
          <table:table-cell table:formula="of:=[.F6]" office:value-type="float" office:value="0" calcext:value-type="float">
            <text:p>0</text:p>
          </table:table-cell>
          <table:table-cell table:formula="of:=[.G6]" office:value-type="float" office:value="0" calcext:value-type="float">
            <text:p>0</text:p>
          </table:table-cell>
          <table:table-cell table:formula="of:=[.H6]" office:value-type="float" office:value="9" calcext:value-type="float">
            <text:p>9</text:p>
          </table:table-cell>
          <table:table-cell table:formula="of:=COM.MICROSOFT.CONCAT([.B21];&quot;_&quot;;[.C21]/1024;&quot;K_&quot;;[.A21])" office:value-type="string" office:string-value="HELib_8K_1" calcext:value-type="string">
            <text:p>HELib_8K_1</text:p>
          </table:table-cell>
          <table:table-cell table:formula="of:=[.M6]" office:value-type="float" office:value="1368.75" calcext:value-type="float">
            <text:p>1368.75</text:p>
          </table:table-cell>
          <table:table-cell table:formula="of:=[.AI6]" office:value-type="float" office:value="1368.63" calcext:value-type="float">
            <text:p>1368.63</text:p>
          </table:table-cell>
          <table:table-cell table:formula="of:=[.BE6]" office:value-type="float" office:value="1368.64" calcext:value-type="float">
            <text:p>1368.64</text:p>
          </table:table-cell>
          <table:table-cell table:formula="of:=[.CA6]" office:value-type="float" office:value="1368.65" calcext:value-type="float">
            <text:p>1368.65</text:p>
          </table:table-cell>
          <table:table-cell table:formula="of:=[.CW6]" office:value-type="float" office:value="1368.79" calcext:value-type="float">
            <text:p>1368.79</text:p>
          </table:table-cell>
          <table:table-cell table:formula="of:=[.DS6]" office:value-type="float" office:value="1368.67" calcext:value-type="float">
            <text:p>1368.67</text:p>
          </table:table-cell>
          <table:table-cell table:formula="of:=[.EO6]" office:value-type="float" office:value="1368.68" calcext:value-type="float">
            <text:p>1368.68</text:p>
          </table:table-cell>
          <table:table-cell table:formula="of:=[.FK6]" office:value-type="float" office:value="1368.68" calcext:value-type="float">
            <text:p>1368.68</text:p>
          </table:table-cell>
          <table:table-cell table:formula="of:=[.GG6]" office:value-type="float" office:value="1368.82" calcext:value-type="float">
            <text:p>1368.82</text:p>
          </table:table-cell>
          <table:table-cell table:number-columns-repeated="17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]" office:value-type="string" office:string-value="SEAL" calcext:value-type="string">
            <text:p>SEAL</text:p>
          </table:table-cell>
          <table:table-cell table:formula="of:=[.B7]" office:value-type="float" office:value="8192" calcext:value-type="float">
            <text:p>8192</text:p>
          </table:table-cell>
          <table:table-cell table:formula="of:=[.E7]" office:value-type="float" office:value="60" calcext:value-type="float">
            <text:p>60</text:p>
          </table:table-cell>
          <table:table-cell table:formula="of:=[.F7]" office:value-type="float" office:value="10" calcext:value-type="float">
            <text:p>10</text:p>
          </table:table-cell>
          <table:table-cell table:formula="of:=[.G7]" office:value-type="float" office:value="25" calcext:value-type="float">
            <text:p>25</text:p>
          </table:table-cell>
          <table:table-cell table:formula="of:=[.H7]" office:value-type="float" office:value="25" calcext:value-type="float">
            <text:p>25</text:p>
          </table:table-cell>
          <table:table-cell table:formula="of:=COM.MICROSOFT.CONCAT([.B22];&quot;_&quot;;[.C22]/1024;&quot;K_&quot;;[.A22])" office:value-type="string" office:string-value="SEAL_8K_1" calcext:value-type="string">
            <text:p>SEAL_8K_1</text:p>
          </table:table-cell>
          <table:table-cell table:formula="of:=[.M7]" office:value-type="float" office:value="2431.48" calcext:value-type="float">
            <text:p>2431.48</text:p>
          </table:table-cell>
          <table:table-cell table:formula="of:=[.AI7]" office:value-type="float" office:value="2711.29" calcext:value-type="float">
            <text:p>2711.29</text:p>
          </table:table-cell>
          <table:table-cell table:formula="of:=[.BE7]" office:value-type="float" office:value="2975.46" calcext:value-type="float">
            <text:p>2975.46</text:p>
          </table:table-cell>
          <table:table-cell table:formula="of:=[.CA7]" office:value-type="float" office:value="2992.22" calcext:value-type="float">
            <text:p>2992.22</text:p>
          </table:table-cell>
          <table:table-cell table:formula="of:=[.CW7]" office:value-type="float" office:value="3119.22" calcext:value-type="float">
            <text:p>3119.22</text:p>
          </table:table-cell>
          <table:table-cell table:formula="of:=[.DS7]" office:value-type="float" office:value="0" calcext:value-type="float">
            <text:p>0</text:p>
          </table:table-cell>
          <table:table-cell table:formula="of:=[.EO7]" office:value-type="float" office:value="0" calcext:value-type="float">
            <text:p>0</text:p>
          </table:table-cell>
          <table:table-cell table:formula="of:=[.FK7]" office:value-type="float" office:value="0" calcext:value-type="float">
            <text:p>0</text:p>
          </table:table-cell>
          <table:table-cell table:formula="of:=[.GG7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8]" office:value-type="string" office:string-value="HELib" calcext:value-type="string">
            <text:p>HELib</text:p>
          </table:table-cell>
          <table:table-cell table:formula="of:=[.B8]" office:value-type="float" office:value="8192" calcext:value-type="float">
            <text:p>8192</text:p>
          </table:table-cell>
          <table:table-cell table:formula="of:=[.E8]" office:value-type="float" office:value="0" calcext:value-type="float">
            <text:p>0</text:p>
          </table:table-cell>
          <table:table-cell table:formula="of:=[.F8]" office:value-type="float" office:value="0" calcext:value-type="float">
            <text:p>0</text:p>
          </table:table-cell>
          <table:table-cell table:formula="of:=[.G8]" office:value-type="float" office:value="0" calcext:value-type="float">
            <text:p>0</text:p>
          </table:table-cell>
          <table:table-cell table:formula="of:=[.H8]" office:value-type="float" office:value="24" calcext:value-type="float">
            <text:p>24</text:p>
          </table:table-cell>
          <table:table-cell table:formula="of:=COM.MICROSOFT.CONCAT([.B23];&quot;_&quot;;[.C23]/1024;&quot;K_&quot;;[.A23])" office:value-type="string" office:string-value="HELib_8K_2" calcext:value-type="string">
            <text:p>HELib_8K_2</text:p>
          </table:table-cell>
          <table:table-cell table:formula="of:=[.M8]" office:value-type="float" office:value="1368.5" calcext:value-type="float">
            <text:p>1368.5</text:p>
          </table:table-cell>
          <table:table-cell table:formula="of:=[.AI8]" office:value-type="float" office:value="1368.64" calcext:value-type="float">
            <text:p>1368.64</text:p>
          </table:table-cell>
          <table:table-cell table:formula="of:=[.BE8]" office:value-type="float" office:value="1368.64" calcext:value-type="float">
            <text:p>1368.64</text:p>
          </table:table-cell>
          <table:table-cell table:formula="of:=[.CA8]" office:value-type="float" office:value="1368.53" calcext:value-type="float">
            <text:p>1368.53</text:p>
          </table:table-cell>
          <table:table-cell table:formula="of:=[.CW8]" office:value-type="float" office:value="1368.79" calcext:value-type="float">
            <text:p>1368.79</text:p>
          </table:table-cell>
          <table:table-cell table:formula="of:=[.DS8]" office:value-type="float" office:value="1368.67" calcext:value-type="float">
            <text:p>1368.67</text:p>
          </table:table-cell>
          <table:table-cell table:formula="of:=[.EO8]" office:value-type="float" office:value="1368.55" calcext:value-type="float">
            <text:p>1368.55</text:p>
          </table:table-cell>
          <table:table-cell table:formula="of:=[.FK8]" office:value-type="float" office:value="1368.56" calcext:value-type="float">
            <text:p>1368.56</text:p>
          </table:table-cell>
          <table:table-cell table:formula="of:=[.GG8]" office:value-type="float" office:value="1368.45" calcext:value-type="float">
            <text:p>1368.45</text:p>
          </table:table-cell>
          <table:table-cell table:number-columns-repeated="17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9]" office:value-type="string" office:string-value="SEAL" calcext:value-type="string">
            <text:p>SEAL</text:p>
          </table:table-cell>
          <table:table-cell table:formula="of:=[.B9]" office:value-type="float" office:value="8192" calcext:value-type="float">
            <text:p>8192</text:p>
          </table:table-cell>
          <table:table-cell table:formula="of:=[.E9]" office:value-type="float" office:value="60" calcext:value-type="float">
            <text:p>60</text:p>
          </table:table-cell>
          <table:table-cell table:formula="of:=[.F9]" office:value-type="float" office:value="7" calcext:value-type="float">
            <text:p>7</text:p>
          </table:table-cell>
          <table:table-cell table:formula="of:=[.G9]" office:value-type="float" office:value="40" calcext:value-type="float">
            <text:p>40</text:p>
          </table:table-cell>
          <table:table-cell table:formula="of:=[.H9]" office:value-type="float" office:value="40" calcext:value-type="float">
            <text:p>40</text:p>
          </table:table-cell>
          <table:table-cell table:formula="of:=COM.MICROSOFT.CONCAT([.B24];&quot;_&quot;;[.C24]/1024;&quot;K_&quot;;[.A24])" office:value-type="string" office:string-value="SEAL_8K_2" calcext:value-type="string">
            <text:p>SEAL_8K_2</text:p>
          </table:table-cell>
          <table:table-cell table:formula="of:=[.M9]" office:value-type="float" office:value="1810.95" calcext:value-type="float">
            <text:p>1810.95</text:p>
          </table:table-cell>
          <table:table-cell table:formula="of:=[.AI9]" office:value-type="float" office:value="2015.51" calcext:value-type="float">
            <text:p>2015.51</text:p>
          </table:table-cell>
          <table:table-cell table:formula="of:=[.BE9]" office:value-type="float" office:value="2137.55" calcext:value-type="float">
            <text:p>2137.55</text:p>
          </table:table-cell>
          <table:table-cell table:formula="of:=[.CA9]" office:value-type="float" office:value="2141" calcext:value-type="float">
            <text:p>2141</text:p>
          </table:table-cell>
          <table:table-cell table:formula="of:=[.CW9]" office:value-type="float" office:value="0" calcext:value-type="float">
            <text:p>0</text:p>
          </table:table-cell>
          <table:table-cell table:formula="of:=[.DS9]" office:value-type="float" office:value="0" calcext:value-type="float">
            <text:p>0</text:p>
          </table:table-cell>
          <table:table-cell table:formula="of:=[.EO9]" office:value-type="float" office:value="0" calcext:value-type="float">
            <text:p>0</text:p>
          </table:table-cell>
          <table:table-cell table:formula="of:=[.FK9]" office:value-type="float" office:value="0" calcext:value-type="float">
            <text:p>0</text:p>
          </table:table-cell>
          <table:table-cell table:formula="of:=[.GG9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]" office:value-type="string" office:string-value="HELib" calcext:value-type="string">
            <text:p>HELib</text:p>
          </table:table-cell>
          <table:table-cell table:formula="of:=[.B10]" office:value-type="float" office:value="16384" calcext:value-type="float">
            <text:p>16384</text:p>
          </table:table-cell>
          <table:table-cell table:formula="of:=[.E10]" office:value-type="float" office:value="0" calcext:value-type="float">
            <text:p>0</text:p>
          </table:table-cell>
          <table:table-cell table:formula="of:=[.F10]" office:value-type="float" office:value="0" calcext:value-type="float">
            <text:p>0</text:p>
          </table:table-cell>
          <table:table-cell table:formula="of:=[.G10]" office:value-type="float" office:value="0" calcext:value-type="float">
            <text:p>0</text:p>
          </table:table-cell>
          <table:table-cell table:formula="of:=[.H10]" office:value-type="float" office:value="8" calcext:value-type="float">
            <text:p>8</text:p>
          </table:table-cell>
          <table:table-cell table:formula="of:=COM.MICROSOFT.CONCAT([.B25];&quot;_&quot;;[.C25]/1024;&quot;K_&quot;;[.A25])" office:value-type="string" office:string-value="HELib_16K_1" calcext:value-type="string">
            <text:p>HELib_16K_1</text:p>
          </table:table-cell>
          <table:table-cell table:formula="of:=[.M10]" office:value-type="float" office:value="3773.77" calcext:value-type="float">
            <text:p>3773.77</text:p>
          </table:table-cell>
          <table:table-cell table:formula="of:=[.AI10]" office:value-type="float" office:value="3773.78" calcext:value-type="float">
            <text:p>3773.78</text:p>
          </table:table-cell>
          <table:table-cell table:formula="of:=[.BE10]" office:value-type="float" office:value="4285.79" calcext:value-type="float">
            <text:p>4285.79</text:p>
          </table:table-cell>
          <table:table-cell table:formula="of:=[.CA10]" office:value-type="float" office:value="4285.8" calcext:value-type="float">
            <text:p>4285.8</text:p>
          </table:table-cell>
          <table:table-cell table:formula="of:=[.CW10]" office:value-type="float" office:value="4797.8" calcext:value-type="float">
            <text:p>4797.8</text:p>
          </table:table-cell>
          <table:table-cell table:formula="of:=[.DS10]" office:value-type="float" office:value="4797.81" calcext:value-type="float">
            <text:p>4797.81</text:p>
          </table:table-cell>
          <table:table-cell table:formula="of:=[.EO10]" office:value-type="float" office:value="4925.82" calcext:value-type="float">
            <text:p>4925.82</text:p>
          </table:table-cell>
          <table:table-cell table:formula="of:=[.FK10]" office:value-type="float" office:value="5309.83" calcext:value-type="float">
            <text:p>5309.83</text:p>
          </table:table-cell>
          <table:table-cell table:formula="of:=[.GG10]" office:value-type="float" office:value="5309.84" calcext:value-type="float">
            <text:p>5309.84</text:p>
          </table:table-cell>
          <table:table-cell table:number-columns-repeated="17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]" office:value-type="string" office:string-value="SEAL" calcext:value-type="string">
            <text:p>SEAL</text:p>
          </table:table-cell>
          <table:table-cell table:formula="of:=[.B11]" office:value-type="float" office:value="16384" calcext:value-type="float">
            <text:p>16384</text:p>
          </table:table-cell>
          <table:table-cell table:formula="of:=[.E11]" office:value-type="float" office:value="60" calcext:value-type="float">
            <text:p>60</text:p>
          </table:table-cell>
          <table:table-cell table:formula="of:=[.F11]" office:value-type="float" office:value="10" calcext:value-type="float">
            <text:p>10</text:p>
          </table:table-cell>
          <table:table-cell table:formula="of:=[.G11]" office:value-type="float" office:value="25" calcext:value-type="float">
            <text:p>25</text:p>
          </table:table-cell>
          <table:table-cell table:formula="of:=[.H11]" office:value-type="float" office:value="25" calcext:value-type="float">
            <text:p>25</text:p>
          </table:table-cell>
          <table:table-cell table:formula="of:=COM.MICROSOFT.CONCAT([.B26];&quot;_&quot;;[.C26]/1024;&quot;K_&quot;;[.A26])" office:value-type="string" office:string-value="SEAL_16K_1" calcext:value-type="string">
            <text:p>SEAL_16K_1</text:p>
          </table:table-cell>
          <table:table-cell table:formula="of:=[.M11]" office:value-type="float" office:value="4076.96" calcext:value-type="float">
            <text:p>4076.96</text:p>
          </table:table-cell>
          <table:table-cell table:formula="of:=[.AI11]" office:value-type="float" office:value="4636.51" calcext:value-type="float">
            <text:p>4636.51</text:p>
          </table:table-cell>
          <table:table-cell table:formula="of:=[.BE11]" office:value-type="float" office:value="5140.8" calcext:value-type="float">
            <text:p>5140.8</text:p>
          </table:table-cell>
          <table:table-cell table:formula="of:=[.CA11]" office:value-type="float" office:value="5165.31" calcext:value-type="float">
            <text:p>5165.31</text:p>
          </table:table-cell>
          <table:table-cell table:formula="of:=[.CW11]" office:value-type="float" office:value="5461.32" calcext:value-type="float">
            <text:p>5461.32</text:p>
          </table:table-cell>
          <table:table-cell table:formula="of:=[.DS11]" office:value-type="float" office:value="0" calcext:value-type="float">
            <text:p>0</text:p>
          </table:table-cell>
          <table:table-cell table:formula="of:=[.EO11]" office:value-type="float" office:value="0" calcext:value-type="float">
            <text:p>0</text:p>
          </table:table-cell>
          <table:table-cell table:formula="of:=[.FK11]" office:value-type="float" office:value="0" calcext:value-type="float">
            <text:p>0</text:p>
          </table:table-cell>
          <table:table-cell table:formula="of:=[.GG11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2]" office:value-type="string" office:string-value="HELib" calcext:value-type="string">
            <text:p>HELib</text:p>
          </table:table-cell>
          <table:table-cell table:formula="of:=[.B12]" office:value-type="float" office:value="16384" calcext:value-type="float">
            <text:p>16384</text:p>
          </table:table-cell>
          <table:table-cell table:formula="of:=[.E12]" office:value-type="float" office:value="0" calcext:value-type="float">
            <text:p>0</text:p>
          </table:table-cell>
          <table:table-cell table:formula="of:=[.F12]" office:value-type="float" office:value="0" calcext:value-type="float">
            <text:p>0</text:p>
          </table:table-cell>
          <table:table-cell table:formula="of:=[.G12]" office:value-type="float" office:value="0" calcext:value-type="float">
            <text:p>0</text:p>
          </table:table-cell>
          <table:table-cell table:formula="of:=[.H12]" office:value-type="float" office:value="23" calcext:value-type="float">
            <text:p>23</text:p>
          </table:table-cell>
          <table:table-cell table:formula="of:=COM.MICROSOFT.CONCAT([.B27];&quot;_&quot;;[.C27]/1024;&quot;K_&quot;;[.A27])" office:value-type="string" office:string-value="HELib_16K_2" calcext:value-type="string">
            <text:p>HELib_16K_2</text:p>
          </table:table-cell>
          <table:table-cell table:formula="of:=[.M12]" office:value-type="float" office:value="3773.04" calcext:value-type="float">
            <text:p>3773.04</text:p>
          </table:table-cell>
          <table:table-cell table:formula="of:=[.AI12]" office:value-type="float" office:value="3773.04" calcext:value-type="float">
            <text:p>3773.04</text:p>
          </table:table-cell>
          <table:table-cell table:formula="of:=[.BE12]" office:value-type="float" office:value="4285.05" calcext:value-type="float">
            <text:p>4285.05</text:p>
          </table:table-cell>
          <table:table-cell table:formula="of:=[.CA12]" office:value-type="float" office:value="4285.06" calcext:value-type="float">
            <text:p>4285.06</text:p>
          </table:table-cell>
          <table:table-cell table:formula="of:=[.CW12]" office:value-type="float" office:value="4349.07" calcext:value-type="float">
            <text:p>4349.07</text:p>
          </table:table-cell>
          <table:table-cell table:formula="of:=[.DS12]" office:value-type="float" office:value="4797.08" calcext:value-type="float">
            <text:p>4797.08</text:p>
          </table:table-cell>
          <table:table-cell table:formula="of:=[.EO12]" office:value-type="float" office:value="4797.09" calcext:value-type="float">
            <text:p>4797.09</text:p>
          </table:table-cell>
          <table:table-cell table:formula="of:=[.FK12]" office:value-type="float" office:value="4797.09" calcext:value-type="float">
            <text:p>4797.09</text:p>
          </table:table-cell>
          <table:table-cell table:formula="of:=[.GG12]" office:value-type="float" office:value="5309.1" calcext:value-type="float">
            <text:p>5309.1</text:p>
          </table:table-cell>
          <table:table-cell table:number-columns-repeated="17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3]" office:value-type="string" office:string-value="SEAL" calcext:value-type="string">
            <text:p>SEAL</text:p>
          </table:table-cell>
          <table:table-cell table:formula="of:=[.B13]" office:value-type="float" office:value="16384" calcext:value-type="float">
            <text:p>16384</text:p>
          </table:table-cell>
          <table:table-cell table:formula="of:=[.E13]" office:value-type="float" office:value="60" calcext:value-type="float">
            <text:p>60</text:p>
          </table:table-cell>
          <table:table-cell table:formula="of:=[.F13]" office:value-type="float" office:value="17" calcext:value-type="float">
            <text:p>17</text:p>
          </table:table-cell>
          <table:table-cell table:formula="of:=[.G13]" office:value-type="float" office:value="40" calcext:value-type="float">
            <text:p>40</text:p>
          </table:table-cell>
          <table:table-cell table:formula="of:=[.H13]" office:value-type="float" office:value="40" calcext:value-type="float">
            <text:p>40</text:p>
          </table:table-cell>
          <table:table-cell table:formula="of:=COM.MICROSOFT.CONCAT([.B28];&quot;_&quot;;[.C28]/1024;&quot;K_&quot;;[.A28])" office:value-type="string" office:string-value="SEAL_16K_2" calcext:value-type="string">
            <text:p>SEAL_16K_2</text:p>
          </table:table-cell>
          <table:table-cell table:formula="of:=[.M13]" office:value-type="float" office:value="6874.64" calcext:value-type="float">
            <text:p>6874.64</text:p>
          </table:table-cell>
          <table:table-cell table:formula="of:=[.AI13]" office:value-type="float" office:value="7824.95" calcext:value-type="float">
            <text:p>7824.95</text:p>
          </table:table-cell>
          <table:table-cell table:formula="of:=[.BE13]" office:value-type="float" office:value="8880.77" calcext:value-type="float">
            <text:p>8880.77</text:p>
          </table:table-cell>
          <table:table-cell table:formula="of:=[.CA13]" office:value-type="float" office:value="9372.59" calcext:value-type="float">
            <text:p>9372.59</text:p>
          </table:table-cell>
          <table:table-cell table:formula="of:=[.CW13]" office:value-type="float" office:value="9960.36" calcext:value-type="float">
            <text:p>9960.36</text:p>
          </table:table-cell>
          <table:table-cell table:formula="of:=[.DS13]" office:value-type="float" office:value="10457.4" calcext:value-type="float">
            <text:p>10457.4</text:p>
          </table:table-cell>
          <table:table-cell table:formula="of:=[.EO13]" office:value-type="float" office:value="10542.1" calcext:value-type="float">
            <text:p>10542.1</text:p>
          </table:table-cell>
          <table:table-cell table:formula="of:=[.FK13]" office:value-type="float" office:value="11028.9" calcext:value-type="float">
            <text:p>11028.9</text:p>
          </table:table-cell>
          <table:table-cell table:formula="of:=[.GG13]" office:value-type="float" office:value="11127.6" calcext:value-type="float">
            <text:p>11127.6</text:p>
          </table:table-cell>
          <table:table-cell table:number-columns-repeated="179"/>
        </table:table-row>
        <table:table-row table:style-name="ro1">
          <table:table-cell table:number-columns-repeated="196"/>
        </table:table-row>
        <table:table-row table:style-name="ro1">
          <table:table-cell table:number-columns-repeated="7"/>
          <table:table-cell office:value-type="string" calcext:value-type="string">
            <text:p>name</text:p>
          </table:table-cell>
          <table:table-cell office:value-type="string" calcext:value-type="string">
            <text:p>resident_memory[MB]</text:p>
          </table:table-cell>
          <table:table-cell table:number-columns-repeated="187"/>
        </table:table-row>
        <table:table-row table:style-name="ro1">
          <table:table-cell table:number-columns-repeated="7"/>
          <table:table-cell table:formula="of:=[.H17]" office:value-type="string" office:string-value="HELib_4K_1" calcext:value-type="string">
            <text:p>HELib_4K_1</text:p>
          </table:table-cell>
          <table:table-cell table:formula="of:=[.N2]" office:value-type="float" office:value="153.66" calcext:value-type="float">
            <text:p>153.66</text:p>
          </table:table-cell>
          <table:table-cell table:formula="of:=[.AJ2]" office:value-type="float" office:value="180.355" calcext:value-type="float">
            <text:p>180.355</text:p>
          </table:table-cell>
          <table:table-cell table:formula="of:=[.BF2]" office:value-type="float" office:value="191.781" calcext:value-type="float">
            <text:p>191.781</text:p>
          </table:table-cell>
          <table:table-cell table:formula="of:=[.CB2]" office:value-type="float" office:value="204.855" calcext:value-type="float">
            <text:p>204.855</text:p>
          </table:table-cell>
          <table:table-cell table:formula="of:=[.CX2]" office:value-type="float" office:value="218.656" calcext:value-type="float">
            <text:p>218.656</text:p>
          </table:table-cell>
          <table:table-cell table:formula="of:=[.DT2]" office:value-type="float" office:value="230.152" calcext:value-type="float">
            <text:p>230.152</text:p>
          </table:table-cell>
          <table:table-cell table:formula="of:=[.EP2]" office:value-type="float" office:value="243.855" calcext:value-type="float">
            <text:p>243.855</text:p>
          </table:table-cell>
          <table:table-cell table:formula="of:=[.FL2]" office:value-type="float" office:value="255.891" calcext:value-type="float">
            <text:p>255.891</text:p>
          </table:table-cell>
          <table:table-cell table:formula="of:=[.GH2]" office:value-type="float" office:value="268.863" calcext:value-type="float">
            <text:p>268.863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18]" office:value-type="string" office:string-value="SEAL_4K_1" calcext:value-type="string">
            <text:p>SEAL_4K_1</text:p>
          </table:table-cell>
          <table:table-cell table:formula="of:=[.N3]" office:value-type="float" office:value="403.605" calcext:value-type="float">
            <text:p>403.605</text:p>
          </table:table-cell>
          <table:table-cell table:formula="of:=[.AJ3]" office:value-type="float" office:value="453.941" calcext:value-type="float">
            <text:p>453.941</text:p>
          </table:table-cell>
          <table:table-cell table:formula="of:=[.BF3]" office:value-type="float" office:value="0" calcext:value-type="float">
            <text:p>0</text:p>
          </table:table-cell>
          <table:table-cell table:formula="of:=[.CB3]" office:value-type="float" office:value="0" calcext:value-type="float">
            <text:p>0</text:p>
          </table:table-cell>
          <table:table-cell table:formula="of:=[.CX3]" office:value-type="float" office:value="0" calcext:value-type="float">
            <text:p>0</text:p>
          </table:table-cell>
          <table:table-cell table:formula="of:=[.DT3]" office:value-type="float" office:value="0" calcext:value-type="float">
            <text:p>0</text:p>
          </table:table-cell>
          <table:table-cell table:formula="of:=[.EP3]" office:value-type="float" office:value="0" calcext:value-type="float">
            <text:p>0</text:p>
          </table:table-cell>
          <table:table-cell table:formula="of:=[.FL3]" office:value-type="float" office:value="0" calcext:value-type="float">
            <text:p>0</text:p>
          </table:table-cell>
          <table:table-cell table:formula="of:=[.GH3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19]" office:value-type="string" office:string-value="HELib_4K_2" calcext:value-type="string">
            <text:p>HELib_4K_2</text:p>
          </table:table-cell>
          <table:table-cell table:formula="of:=[.N4]" office:value-type="float" office:value="153.234" calcext:value-type="float">
            <text:p>153.234</text:p>
          </table:table-cell>
          <table:table-cell table:formula="of:=[.AJ4]" office:value-type="float" office:value="176.789" calcext:value-type="float">
            <text:p>176.789</text:p>
          </table:table-cell>
          <table:table-cell table:formula="of:=[.BF4]" office:value-type="float" office:value="186.949" calcext:value-type="float">
            <text:p>186.949</text:p>
          </table:table-cell>
          <table:table-cell table:formula="of:=[.CB4]" office:value-type="float" office:value="199.203" calcext:value-type="float">
            <text:p>199.203</text:p>
          </table:table-cell>
          <table:table-cell table:formula="of:=[.CX4]" office:value-type="float" office:value="212.547" calcext:value-type="float">
            <text:p>212.547</text:p>
          </table:table-cell>
          <table:table-cell table:formula="of:=[.DT4]" office:value-type="float" office:value="225.34" calcext:value-type="float">
            <text:p>225.34</text:p>
          </table:table-cell>
          <table:table-cell table:formula="of:=[.EP4]" office:value-type="float" office:value="239.527" calcext:value-type="float">
            <text:p>239.527</text:p>
          </table:table-cell>
          <table:table-cell table:formula="of:=[.FL4]" office:value-type="float" office:value="252.77" calcext:value-type="float">
            <text:p>252.77</text:p>
          </table:table-cell>
          <table:table-cell table:formula="of:=[.GH4]" office:value-type="float" office:value="265.934" calcext:value-type="float">
            <text:p>265.934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20]" office:value-type="string" office:string-value="SEAL_4K_2" calcext:value-type="string">
            <text:p>SEAL_4K_2</text:p>
          </table:table-cell>
          <table:table-cell table:formula="of:=[.N5]" office:value-type="float" office:value="252.121" calcext:value-type="float">
            <text:p>252.121</text:p>
          </table:table-cell>
          <table:table-cell table:formula="of:=[.AJ5]" office:value-type="float" office:value="0" calcext:value-type="float">
            <text:p>0</text:p>
          </table:table-cell>
          <table:table-cell table:formula="of:=[.BF5]" office:value-type="float" office:value="0" calcext:value-type="float">
            <text:p>0</text:p>
          </table:table-cell>
          <table:table-cell table:formula="of:=[.CB5]" office:value-type="float" office:value="0" calcext:value-type="float">
            <text:p>0</text:p>
          </table:table-cell>
          <table:table-cell table:formula="of:=[.CX5]" office:value-type="float" office:value="0" calcext:value-type="float">
            <text:p>0</text:p>
          </table:table-cell>
          <table:table-cell table:formula="of:=[.DT5]" office:value-type="float" office:value="0" calcext:value-type="float">
            <text:p>0</text:p>
          </table:table-cell>
          <table:table-cell table:formula="of:=[.EP5]" office:value-type="float" office:value="0" calcext:value-type="float">
            <text:p>0</text:p>
          </table:table-cell>
          <table:table-cell table:formula="of:=[.FL5]" office:value-type="float" office:value="0" calcext:value-type="float">
            <text:p>0</text:p>
          </table:table-cell>
          <table:table-cell table:formula="of:=[.GH5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21]" office:value-type="string" office:string-value="HELib_8K_1" calcext:value-type="string">
            <text:p>HELib_8K_1</text:p>
          </table:table-cell>
          <table:table-cell table:formula="of:=[.N6]" office:value-type="float" office:value="857.297" calcext:value-type="float">
            <text:p>857.297</text:p>
          </table:table-cell>
          <table:table-cell table:formula="of:=[.AJ6]" office:value-type="float" office:value="942.5" calcext:value-type="float">
            <text:p>942.5</text:p>
          </table:table-cell>
          <table:table-cell table:formula="of:=[.BF6]" office:value-type="float" office:value="999.176" calcext:value-type="float">
            <text:p>999.176</text:p>
          </table:table-cell>
          <table:table-cell table:formula="of:=[.CB6]" office:value-type="float" office:value="1061.58" calcext:value-type="float">
            <text:p>1061.58</text:p>
          </table:table-cell>
          <table:table-cell table:formula="of:=[.CX6]" office:value-type="float" office:value="1105.02" calcext:value-type="float">
            <text:p>1105.02</text:p>
          </table:table-cell>
          <table:table-cell table:formula="of:=[.DT6]" office:value-type="float" office:value="1159.14" calcext:value-type="float">
            <text:p>1159.14</text:p>
          </table:table-cell>
          <table:table-cell table:formula="of:=[.EP6]" office:value-type="float" office:value="1197.65" calcext:value-type="float">
            <text:p>1197.65</text:p>
          </table:table-cell>
          <table:table-cell table:formula="of:=[.FL6]" office:value-type="float" office:value="1224.14" calcext:value-type="float">
            <text:p>1224.14</text:p>
          </table:table-cell>
          <table:table-cell table:formula="of:=[.GH6]" office:value-type="float" office:value="1268.88" calcext:value-type="float">
            <text:p>1268.88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22]" office:value-type="string" office:string-value="SEAL_8K_1" calcext:value-type="string">
            <text:p>SEAL_8K_1</text:p>
          </table:table-cell>
          <table:table-cell table:formula="of:=[.N7]" office:value-type="float" office:value="1882.7" calcext:value-type="float">
            <text:p>1882.7</text:p>
          </table:table-cell>
          <table:table-cell table:formula="of:=[.AJ7]" office:value-type="float" office:value="2143.24" calcext:value-type="float">
            <text:p>2143.24</text:p>
          </table:table-cell>
          <table:table-cell table:formula="of:=[.BF7]" office:value-type="float" office:value="2373.84" calcext:value-type="float">
            <text:p>2373.84</text:p>
          </table:table-cell>
          <table:table-cell table:formula="of:=[.CB7]" office:value-type="float" office:value="2482.62" calcext:value-type="float">
            <text:p>2482.62</text:p>
          </table:table-cell>
          <table:table-cell table:formula="of:=[.CX7]" office:value-type="float" office:value="2555.24" calcext:value-type="float">
            <text:p>2555.24</text:p>
          </table:table-cell>
          <table:table-cell table:formula="of:=[.DT7]" office:value-type="float" office:value="0" calcext:value-type="float">
            <text:p>0</text:p>
          </table:table-cell>
          <table:table-cell table:formula="of:=[.EP7]" office:value-type="float" office:value="0" calcext:value-type="float">
            <text:p>0</text:p>
          </table:table-cell>
          <table:table-cell table:formula="of:=[.FL7]" office:value-type="float" office:value="0" calcext:value-type="float">
            <text:p>0</text:p>
          </table:table-cell>
          <table:table-cell table:formula="of:=[.GH7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23]" office:value-type="string" office:string-value="HELib_8K_2" calcext:value-type="string">
            <text:p>HELib_8K_2</text:p>
          </table:table-cell>
          <table:table-cell table:formula="of:=[.N8]" office:value-type="float" office:value="855.711" calcext:value-type="float">
            <text:p>855.711</text:p>
          </table:table-cell>
          <table:table-cell table:formula="of:=[.AJ8]" office:value-type="float" office:value="928.672" calcext:value-type="float">
            <text:p>928.672</text:p>
          </table:table-cell>
          <table:table-cell table:formula="of:=[.BF8]" office:value-type="float" office:value="979.082" calcext:value-type="float">
            <text:p>979.082</text:p>
          </table:table-cell>
          <table:table-cell table:formula="of:=[.CB8]" office:value-type="float" office:value="1018.14" calcext:value-type="float">
            <text:p>1018.14</text:p>
          </table:table-cell>
          <table:table-cell table:formula="of:=[.CX8]" office:value-type="float" office:value="1043.83" calcext:value-type="float">
            <text:p>1043.83</text:p>
          </table:table-cell>
          <table:table-cell table:formula="of:=[.DT8]" office:value-type="float" office:value="1066.27" calcext:value-type="float">
            <text:p>1066.27</text:p>
          </table:table-cell>
          <table:table-cell table:formula="of:=[.EP8]" office:value-type="float" office:value="1091.21" calcext:value-type="float">
            <text:p>1091.21</text:p>
          </table:table-cell>
          <table:table-cell table:formula="of:=[.FL8]" office:value-type="float" office:value="1116.59" calcext:value-type="float">
            <text:p>1116.59</text:p>
          </table:table-cell>
          <table:table-cell table:formula="of:=[.GH8]" office:value-type="float" office:value="1141.46" calcext:value-type="float">
            <text:p>1141.46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24]" office:value-type="string" office:string-value="SEAL_8K_2" calcext:value-type="string">
            <text:p>SEAL_8K_2</text:p>
          </table:table-cell>
          <table:table-cell table:formula="of:=[.N9]" office:value-type="float" office:value="1276.74" calcext:value-type="float">
            <text:p>1276.74</text:p>
          </table:table-cell>
          <table:table-cell table:formula="of:=[.AJ9]" office:value-type="float" office:value="1457.47" calcext:value-type="float">
            <text:p>1457.47</text:p>
          </table:table-cell>
          <table:table-cell table:formula="of:=[.BF9]" office:value-type="float" office:value="1546.82" calcext:value-type="float">
            <text:p>1546.82</text:p>
          </table:table-cell>
          <table:table-cell table:formula="of:=[.CB9]" office:value-type="float" office:value="1616.77" calcext:value-type="float">
            <text:p>1616.77</text:p>
          </table:table-cell>
          <table:table-cell table:formula="of:=[.CX9]" office:value-type="float" office:value="0" calcext:value-type="float">
            <text:p>0</text:p>
          </table:table-cell>
          <table:table-cell table:formula="of:=[.DT9]" office:value-type="float" office:value="0" calcext:value-type="float">
            <text:p>0</text:p>
          </table:table-cell>
          <table:table-cell table:formula="of:=[.EP9]" office:value-type="float" office:value="0" calcext:value-type="float">
            <text:p>0</text:p>
          </table:table-cell>
          <table:table-cell table:formula="of:=[.FL9]" office:value-type="float" office:value="0" calcext:value-type="float">
            <text:p>0</text:p>
          </table:table-cell>
          <table:table-cell table:formula="of:=[.GH9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25]" office:value-type="string" office:string-value="HELib_16K_1" calcext:value-type="string">
            <text:p>HELib_16K_1</text:p>
          </table:table-cell>
          <table:table-cell table:formula="of:=[.N10]" office:value-type="float" office:value="3403.43" calcext:value-type="float">
            <text:p>3403.43</text:p>
          </table:table-cell>
          <table:table-cell table:formula="of:=[.AJ10]" office:value-type="float" office:value="3669.04" calcext:value-type="float">
            <text:p>3669.04</text:p>
          </table:table-cell>
          <table:table-cell table:formula="of:=[.BF10]" office:value-type="float" office:value="3902.08" calcext:value-type="float">
            <text:p>3902.08</text:p>
          </table:table-cell>
          <table:table-cell table:formula="of:=[.CB10]" office:value-type="float" office:value="4137.67" calcext:value-type="float">
            <text:p>4137.67</text:p>
          </table:table-cell>
          <table:table-cell table:formula="of:=[.CX10]" office:value-type="float" office:value="4341.19" calcext:value-type="float">
            <text:p>4341.19</text:p>
          </table:table-cell>
          <table:table-cell table:formula="of:=[.DT10]" office:value-type="float" office:value="4550.83" calcext:value-type="float">
            <text:p>4550.83</text:p>
          </table:table-cell>
          <table:table-cell table:formula="of:=[.EP10]" office:value-type="float" office:value="4754.73" calcext:value-type="float">
            <text:p>4754.73</text:p>
          </table:table-cell>
          <table:table-cell table:formula="of:=[.FL10]" office:value-type="float" office:value="4922.05" calcext:value-type="float">
            <text:p>4922.05</text:p>
          </table:table-cell>
          <table:table-cell table:formula="of:=[.GH10]" office:value-type="float" office:value="5097.21" calcext:value-type="float">
            <text:p>5097.21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26]" office:value-type="string" office:string-value="SEAL_16K_1" calcext:value-type="string">
            <text:p>SEAL_16K_1</text:p>
          </table:table-cell>
          <table:table-cell table:formula="of:=[.N11]" office:value-type="float" office:value="3517.37" calcext:value-type="float">
            <text:p>3517.37</text:p>
          </table:table-cell>
          <table:table-cell table:formula="of:=[.AJ11]" office:value-type="float" office:value="4031.71" calcext:value-type="float">
            <text:p>4031.71</text:p>
          </table:table-cell>
          <table:table-cell table:formula="of:=[.BF11]" office:value-type="float" office:value="4493.02" calcext:value-type="float">
            <text:p>4493.02</text:p>
          </table:table-cell>
          <table:table-cell table:formula="of:=[.CB11]" office:value-type="float" office:value="4713.51" calcext:value-type="float">
            <text:p>4713.51</text:p>
          </table:table-cell>
          <table:table-cell table:formula="of:=[.CX11]" office:value-type="float" office:value="4908.89" calcext:value-type="float">
            <text:p>4908.89</text:p>
          </table:table-cell>
          <table:table-cell table:formula="of:=[.DT11]" office:value-type="float" office:value="0" calcext:value-type="float">
            <text:p>0</text:p>
          </table:table-cell>
          <table:table-cell table:formula="of:=[.EP11]" office:value-type="float" office:value="0" calcext:value-type="float">
            <text:p>0</text:p>
          </table:table-cell>
          <table:table-cell table:formula="of:=[.FL11]" office:value-type="float" office:value="0" calcext:value-type="float">
            <text:p>0</text:p>
          </table:table-cell>
          <table:table-cell table:formula="of:=[.GH11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27]" office:value-type="string" office:string-value="HELib_16K_2" calcext:value-type="string">
            <text:p>HELib_16K_2</text:p>
          </table:table-cell>
          <table:table-cell table:formula="of:=[.N12]" office:value-type="float" office:value="3384.89" calcext:value-type="float">
            <text:p>3384.89</text:p>
          </table:table-cell>
          <table:table-cell table:formula="of:=[.AJ12]" office:value-type="float" office:value="3636.45" calcext:value-type="float">
            <text:p>3636.45</text:p>
          </table:table-cell>
          <table:table-cell table:formula="of:=[.BF12]" office:value-type="float" office:value="3855.45" calcext:value-type="float">
            <text:p>3855.45</text:p>
          </table:table-cell>
          <table:table-cell table:formula="of:=[.CB12]" office:value-type="float" office:value="4048.3" calcext:value-type="float">
            <text:p>4048.3</text:p>
          </table:table-cell>
          <table:table-cell table:formula="of:=[.CX12]" office:value-type="float" office:value="4232.64" calcext:value-type="float">
            <text:p>4232.64</text:p>
          </table:table-cell>
          <table:table-cell table:formula="of:=[.DT12]" office:value-type="float" office:value="4376.7" calcext:value-type="float">
            <text:p>4376.7</text:p>
          </table:table-cell>
          <table:table-cell table:formula="of:=[.EP12]" office:value-type="float" office:value="4560.32" calcext:value-type="float">
            <text:p>4560.32</text:p>
          </table:table-cell>
          <table:table-cell table:formula="of:=[.FL12]" office:value-type="float" office:value="4698.41" calcext:value-type="float">
            <text:p>4698.41</text:p>
          </table:table-cell>
          <table:table-cell table:formula="of:=[.GH12]" office:value-type="float" office:value="4814.14" calcext:value-type="float">
            <text:p>4814.14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28]" office:value-type="string" office:string-value="SEAL_16K_2" calcext:value-type="string">
            <text:p>SEAL_16K_2</text:p>
          </table:table-cell>
          <table:table-cell table:formula="of:=[.N13]" office:value-type="float" office:value="6356.01" calcext:value-type="float">
            <text:p>6356.01</text:p>
          </table:table-cell>
          <table:table-cell table:formula="of:=[.AJ13]" office:value-type="float" office:value="7185.23" calcext:value-type="float">
            <text:p>7185.23</text:p>
          </table:table-cell>
          <table:table-cell table:formula="of:=[.BF13]" office:value-type="float" office:value="8074.25" calcext:value-type="float">
            <text:p>8074.25</text:p>
          </table:table-cell>
          <table:table-cell table:formula="of:=[.CB13]" office:value-type="float" office:value="8745.37" calcext:value-type="float">
            <text:p>8745.37</text:p>
          </table:table-cell>
          <table:table-cell table:formula="of:=[.CX13]" office:value-type="float" office:value="9146.78" calcext:value-type="float">
            <text:p>9146.78</text:p>
          </table:table-cell>
          <table:table-cell table:formula="of:=[.DT13]" office:value-type="float" office:value="9501.79" calcext:value-type="float">
            <text:p>9501.79</text:p>
          </table:table-cell>
          <table:table-cell table:formula="of:=[.EP13]" office:value-type="float" office:value="9825.59" calcext:value-type="float">
            <text:p>9825.59</text:p>
          </table:table-cell>
          <table:table-cell table:formula="of:=[.FL13]" office:value-type="float" office:value="10094.9" calcext:value-type="float">
            <text:p>10094.9</text:p>
          </table:table-cell>
          <table:table-cell table:formula="of:=[.GH13]" office:value-type="float" office:value="10449.2" calcext:value-type="float">
            <text:p>10449.2</text:p>
          </table:table-cell>
          <table:table-cell table:number-columns-repeated="179"/>
        </table:table-row>
        <table:table-row table:style-name="ro1">
          <table:table-cell table:number-columns-repeated="196"/>
        </table:table-row>
        <table:table-row table:style-name="ro1">
          <table:table-cell table:number-columns-repeated="7"/>
          <table:table-cell office:value-type="string" calcext:value-type="string">
            <text:p>name</text:p>
          </table:table-cell>
          <table:table-cell office:value-type="string" calcext:value-type="string">
            <text:p>keygen_duration[us]</text:p>
          </table:table-cell>
          <table:table-cell table:number-columns-repeated="187"/>
        </table:table-row>
        <table:table-row table:style-name="ro1">
          <table:table-cell table:number-columns-repeated="7"/>
          <table:table-cell table:formula="of:=[.H31]" office:value-type="string" office:string-value="HELib_4K_1" calcext:value-type="string">
            <text:p>HELib_4K_1</text:p>
          </table:table-cell>
          <table:table-cell table:formula="of:=[.O2]" office:value-type="float" office:value="71885" calcext:value-type="float">
            <text:p>71885</text:p>
          </table:table-cell>
          <table:table-cell table:formula="of:=[.AK2]" office:value-type="float" office:value="87752" calcext:value-type="float">
            <text:p>87752</text:p>
          </table:table-cell>
          <table:table-cell table:formula="of:=[.BG2]" office:value-type="float" office:value="114259" calcext:value-type="float">
            <text:p>114259</text:p>
          </table:table-cell>
          <table:table-cell table:formula="of:=[.CC2]" office:value-type="float" office:value="126992" calcext:value-type="float">
            <text:p>126992</text:p>
          </table:table-cell>
          <table:table-cell table:formula="of:=[.CY2]" office:value-type="float" office:value="98154" calcext:value-type="float">
            <text:p>98154</text:p>
          </table:table-cell>
          <table:table-cell table:formula="of:=[.DU2]" office:value-type="float" office:value="94779" calcext:value-type="float">
            <text:p>94779</text:p>
          </table:table-cell>
          <table:table-cell table:formula="of:=[.EQ2]" office:value-type="float" office:value="96880" calcext:value-type="float">
            <text:p>96880</text:p>
          </table:table-cell>
          <table:table-cell table:formula="of:=[.FM2]" office:value-type="float" office:value="95053" calcext:value-type="float">
            <text:p>95053</text:p>
          </table:table-cell>
          <table:table-cell table:formula="of:=[.GI2]" office:value-type="float" office:value="95990" calcext:value-type="float">
            <text:p>95990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32]" office:value-type="string" office:string-value="SEAL_4K_1" calcext:value-type="string">
            <text:p>SEAL_4K_1</text:p>
          </table:table-cell>
          <table:table-cell table:formula="of:=[.O3]" office:value-type="float" office:value="61557" calcext:value-type="float">
            <text:p>61557</text:p>
          </table:table-cell>
          <table:table-cell table:formula="of:=[.AK3]" office:value-type="float" office:value="88452" calcext:value-type="float">
            <text:p>88452</text:p>
          </table:table-cell>
          <table:table-cell table:formula="of:=[.BG3]" office:value-type="float" office:value="0" calcext:value-type="float">
            <text:p>0</text:p>
          </table:table-cell>
          <table:table-cell table:formula="of:=[.CC3]" office:value-type="float" office:value="0" calcext:value-type="float">
            <text:p>0</text:p>
          </table:table-cell>
          <table:table-cell table:formula="of:=[.CY3]" office:value-type="float" office:value="0" calcext:value-type="float">
            <text:p>0</text:p>
          </table:table-cell>
          <table:table-cell table:formula="of:=[.DU3]" office:value-type="float" office:value="0" calcext:value-type="float">
            <text:p>0</text:p>
          </table:table-cell>
          <table:table-cell table:formula="of:=[.EQ3]" office:value-type="float" office:value="0" calcext:value-type="float">
            <text:p>0</text:p>
          </table:table-cell>
          <table:table-cell table:formula="of:=[.FM3]" office:value-type="float" office:value="0" calcext:value-type="float">
            <text:p>0</text:p>
          </table:table-cell>
          <table:table-cell table:formula="of:=[.GI3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33]" office:value-type="string" office:string-value="HELib_4K_2" calcext:value-type="string">
            <text:p>HELib_4K_2</text:p>
          </table:table-cell>
          <table:table-cell table:formula="of:=[.O4]" office:value-type="float" office:value="57178" calcext:value-type="float">
            <text:p>57178</text:p>
          </table:table-cell>
          <table:table-cell table:formula="of:=[.AK4]" office:value-type="float" office:value="99045" calcext:value-type="float">
            <text:p>99045</text:p>
          </table:table-cell>
          <table:table-cell table:formula="of:=[.BG4]" office:value-type="float" office:value="96187" calcext:value-type="float">
            <text:p>96187</text:p>
          </table:table-cell>
          <table:table-cell table:formula="of:=[.CC4]" office:value-type="float" office:value="96822" calcext:value-type="float">
            <text:p>96822</text:p>
          </table:table-cell>
          <table:table-cell table:formula="of:=[.CY4]" office:value-type="float" office:value="97930" calcext:value-type="float">
            <text:p>97930</text:p>
          </table:table-cell>
          <table:table-cell table:formula="of:=[.DU4]" office:value-type="float" office:value="93914" calcext:value-type="float">
            <text:p>93914</text:p>
          </table:table-cell>
          <table:table-cell table:formula="of:=[.EQ4]" office:value-type="float" office:value="79891" calcext:value-type="float">
            <text:p>79891</text:p>
          </table:table-cell>
          <table:table-cell table:formula="of:=[.FM4]" office:value-type="float" office:value="78066" calcext:value-type="float">
            <text:p>78066</text:p>
          </table:table-cell>
          <table:table-cell table:formula="of:=[.GI4]" office:value-type="float" office:value="62985" calcext:value-type="float">
            <text:p>62985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34]" office:value-type="string" office:string-value="SEAL_4K_2" calcext:value-type="string">
            <text:p>SEAL_4K_2</text:p>
          </table:table-cell>
          <table:table-cell table:formula="of:=[.O5]" office:value-type="float" office:value="37649" calcext:value-type="float">
            <text:p>37649</text:p>
          </table:table-cell>
          <table:table-cell table:formula="of:=[.AK5]" office:value-type="float" office:value="0" calcext:value-type="float">
            <text:p>0</text:p>
          </table:table-cell>
          <table:table-cell table:formula="of:=[.BG5]" office:value-type="float" office:value="0" calcext:value-type="float">
            <text:p>0</text:p>
          </table:table-cell>
          <table:table-cell table:formula="of:=[.CC5]" office:value-type="float" office:value="0" calcext:value-type="float">
            <text:p>0</text:p>
          </table:table-cell>
          <table:table-cell table:formula="of:=[.CY5]" office:value-type="float" office:value="0" calcext:value-type="float">
            <text:p>0</text:p>
          </table:table-cell>
          <table:table-cell table:formula="of:=[.DU5]" office:value-type="float" office:value="0" calcext:value-type="float">
            <text:p>0</text:p>
          </table:table-cell>
          <table:table-cell table:formula="of:=[.EQ5]" office:value-type="float" office:value="0" calcext:value-type="float">
            <text:p>0</text:p>
          </table:table-cell>
          <table:table-cell table:formula="of:=[.FM5]" office:value-type="float" office:value="0" calcext:value-type="float">
            <text:p>0</text:p>
          </table:table-cell>
          <table:table-cell table:formula="of:=[.GI5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35]" office:value-type="string" office:string-value="HELib_8K_1" calcext:value-type="string">
            <text:p>HELib_8K_1</text:p>
          </table:table-cell>
          <table:table-cell table:formula="of:=[.O6]" office:value-type="float" office:value="231921" calcext:value-type="float">
            <text:p>231921</text:p>
          </table:table-cell>
          <table:table-cell table:formula="of:=[.AK6]" office:value-type="float" office:value="362802" calcext:value-type="float">
            <text:p>362802</text:p>
          </table:table-cell>
          <table:table-cell table:formula="of:=[.BG6]" office:value-type="float" office:value="291788" calcext:value-type="float">
            <text:p>291788</text:p>
          </table:table-cell>
          <table:table-cell table:formula="of:=[.CC6]" office:value-type="float" office:value="295428" calcext:value-type="float">
            <text:p>295428</text:p>
          </table:table-cell>
          <table:table-cell table:formula="of:=[.CY6]" office:value-type="float" office:value="259772" calcext:value-type="float">
            <text:p>259772</text:p>
          </table:table-cell>
          <table:table-cell table:formula="of:=[.DU6]" office:value-type="float" office:value="268592" calcext:value-type="float">
            <text:p>268592</text:p>
          </table:table-cell>
          <table:table-cell table:formula="of:=[.EQ6]" office:value-type="float" office:value="249466" calcext:value-type="float">
            <text:p>249466</text:p>
          </table:table-cell>
          <table:table-cell table:formula="of:=[.FM6]" office:value-type="float" office:value="247599" calcext:value-type="float">
            <text:p>247599</text:p>
          </table:table-cell>
          <table:table-cell table:formula="of:=[.GI6]" office:value-type="float" office:value="253992" calcext:value-type="float">
            <text:p>253992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36]" office:value-type="string" office:string-value="SEAL_8K_1" calcext:value-type="string">
            <text:p>SEAL_8K_1</text:p>
          </table:table-cell>
          <table:table-cell table:formula="of:=[.O7]" office:value-type="float" office:value="290280" calcext:value-type="float">
            <text:p>290280</text:p>
          </table:table-cell>
          <table:table-cell table:formula="of:=[.AK7]" office:value-type="float" office:value="315673" calcext:value-type="float">
            <text:p>315673</text:p>
          </table:table-cell>
          <table:table-cell table:formula="of:=[.BG7]" office:value-type="float" office:value="317810" calcext:value-type="float">
            <text:p>317810</text:p>
          </table:table-cell>
          <table:table-cell table:formula="of:=[.CC7]" office:value-type="float" office:value="322423" calcext:value-type="float">
            <text:p>322423</text:p>
          </table:table-cell>
          <table:table-cell table:formula="of:=[.CY7]" office:value-type="float" office:value="317605" calcext:value-type="float">
            <text:p>317605</text:p>
          </table:table-cell>
          <table:table-cell table:formula="of:=[.DU7]" office:value-type="float" office:value="0" calcext:value-type="float">
            <text:p>0</text:p>
          </table:table-cell>
          <table:table-cell table:formula="of:=[.EQ7]" office:value-type="float" office:value="0" calcext:value-type="float">
            <text:p>0</text:p>
          </table:table-cell>
          <table:table-cell table:formula="of:=[.FM7]" office:value-type="float" office:value="0" calcext:value-type="float">
            <text:p>0</text:p>
          </table:table-cell>
          <table:table-cell table:formula="of:=[.GI7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37]" office:value-type="string" office:string-value="HELib_8K_2" calcext:value-type="string">
            <text:p>HELib_8K_2</text:p>
          </table:table-cell>
          <table:table-cell table:formula="of:=[.O8]" office:value-type="float" office:value="248355" calcext:value-type="float">
            <text:p>248355</text:p>
          </table:table-cell>
          <table:table-cell table:formula="of:=[.AK8]" office:value-type="float" office:value="487042" calcext:value-type="float">
            <text:p>487042</text:p>
          </table:table-cell>
          <table:table-cell table:formula="of:=[.BG8]" office:value-type="float" office:value="390954" calcext:value-type="float">
            <text:p>390954</text:p>
          </table:table-cell>
          <table:table-cell table:formula="of:=[.CC8]" office:value-type="float" office:value="394967" calcext:value-type="float">
            <text:p>394967</text:p>
          </table:table-cell>
          <table:table-cell table:formula="of:=[.CY8]" office:value-type="float" office:value="431819" calcext:value-type="float">
            <text:p>431819</text:p>
          </table:table-cell>
          <table:table-cell table:formula="of:=[.DU8]" office:value-type="float" office:value="394855" calcext:value-type="float">
            <text:p>394855</text:p>
          </table:table-cell>
          <table:table-cell table:formula="of:=[.EQ8]" office:value-type="float" office:value="392809" calcext:value-type="float">
            <text:p>392809</text:p>
          </table:table-cell>
          <table:table-cell table:formula="of:=[.FM8]" office:value-type="float" office:value="394528" calcext:value-type="float">
            <text:p>394528</text:p>
          </table:table-cell>
          <table:table-cell table:formula="of:=[.GI8]" office:value-type="float" office:value="397195" calcext:value-type="float">
            <text:p>397195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38]" office:value-type="string" office:string-value="SEAL_8K_2" calcext:value-type="string">
            <text:p>SEAL_8K_2</text:p>
          </table:table-cell>
          <table:table-cell table:formula="of:=[.O9]" office:value-type="float" office:value="206065" calcext:value-type="float">
            <text:p>206065</text:p>
          </table:table-cell>
          <table:table-cell table:formula="of:=[.AK9]" office:value-type="float" office:value="228688" calcext:value-type="float">
            <text:p>228688</text:p>
          </table:table-cell>
          <table:table-cell table:formula="of:=[.BG9]" office:value-type="float" office:value="220685" calcext:value-type="float">
            <text:p>220685</text:p>
          </table:table-cell>
          <table:table-cell table:formula="of:=[.CC9]" office:value-type="float" office:value="214624" calcext:value-type="float">
            <text:p>214624</text:p>
          </table:table-cell>
          <table:table-cell table:formula="of:=[.CY9]" office:value-type="float" office:value="0" calcext:value-type="float">
            <text:p>0</text:p>
          </table:table-cell>
          <table:table-cell table:formula="of:=[.DU9]" office:value-type="float" office:value="0" calcext:value-type="float">
            <text:p>0</text:p>
          </table:table-cell>
          <table:table-cell table:formula="of:=[.EQ9]" office:value-type="float" office:value="0" calcext:value-type="float">
            <text:p>0</text:p>
          </table:table-cell>
          <table:table-cell table:formula="of:=[.FM9]" office:value-type="float" office:value="0" calcext:value-type="float">
            <text:p>0</text:p>
          </table:table-cell>
          <table:table-cell table:formula="of:=[.GI9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39]" office:value-type="string" office:string-value="HELib_16K_1" calcext:value-type="string">
            <text:p>HELib_16K_1</text:p>
          </table:table-cell>
          <table:table-cell table:formula="of:=[.O10]" office:value-type="float" office:value="1269790" calcext:value-type="float">
            <text:p>1269790</text:p>
          </table:table-cell>
          <table:table-cell table:formula="of:=[.AK10]" office:value-type="float" office:value="1479733" calcext:value-type="float">
            <text:p>1479733</text:p>
          </table:table-cell>
          <table:table-cell table:formula="of:=[.BG10]" office:value-type="float" office:value="1464138" calcext:value-type="float">
            <text:p>1464138</text:p>
          </table:table-cell>
          <table:table-cell table:formula="of:=[.CC10]" office:value-type="float" office:value="1457280" calcext:value-type="float">
            <text:p>1457280</text:p>
          </table:table-cell>
          <table:table-cell table:formula="of:=[.CY10]" office:value-type="float" office:value="1483601" calcext:value-type="float">
            <text:p>1483601</text:p>
          </table:table-cell>
          <table:table-cell table:formula="of:=[.DU10]" office:value-type="float" office:value="1462242" calcext:value-type="float">
            <text:p>1462242</text:p>
          </table:table-cell>
          <table:table-cell table:formula="of:=[.EQ10]" office:value-type="float" office:value="1471271" calcext:value-type="float">
            <text:p>1471271</text:p>
          </table:table-cell>
          <table:table-cell table:formula="of:=[.FM10]" office:value-type="float" office:value="1452713" calcext:value-type="float">
            <text:p>1452713</text:p>
          </table:table-cell>
          <table:table-cell table:formula="of:=[.GI10]" office:value-type="float" office:value="1469144" calcext:value-type="float">
            <text:p>1469144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40]" office:value-type="string" office:string-value="SEAL_16K_1" calcext:value-type="string">
            <text:p>SEAL_16K_1</text:p>
          </table:table-cell>
          <table:table-cell table:formula="of:=[.O11]" office:value-type="float" office:value="576519" calcext:value-type="float">
            <text:p>576519</text:p>
          </table:table-cell>
          <table:table-cell table:formula="of:=[.AK11]" office:value-type="float" office:value="590218" calcext:value-type="float">
            <text:p>590218</text:p>
          </table:table-cell>
          <table:table-cell table:formula="of:=[.BG11]" office:value-type="float" office:value="594825" calcext:value-type="float">
            <text:p>594825</text:p>
          </table:table-cell>
          <table:table-cell table:formula="of:=[.CC11]" office:value-type="float" office:value="578263" calcext:value-type="float">
            <text:p>578263</text:p>
          </table:table-cell>
          <table:table-cell table:formula="of:=[.CY11]" office:value-type="float" office:value="592556" calcext:value-type="float">
            <text:p>592556</text:p>
          </table:table-cell>
          <table:table-cell table:formula="of:=[.DU11]" office:value-type="float" office:value="0" calcext:value-type="float">
            <text:p>0</text:p>
          </table:table-cell>
          <table:table-cell table:formula="of:=[.EQ11]" office:value-type="float" office:value="0" calcext:value-type="float">
            <text:p>0</text:p>
          </table:table-cell>
          <table:table-cell table:formula="of:=[.FM11]" office:value-type="float" office:value="0" calcext:value-type="float">
            <text:p>0</text:p>
          </table:table-cell>
          <table:table-cell table:formula="of:=[.GI11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41]" office:value-type="string" office:string-value="HELib_16K_2" calcext:value-type="string">
            <text:p>HELib_16K_2</text:p>
          </table:table-cell>
          <table:table-cell table:formula="of:=[.O12]" office:value-type="float" office:value="1458222" calcext:value-type="float">
            <text:p>1458222</text:p>
          </table:table-cell>
          <table:table-cell table:formula="of:=[.AK12]" office:value-type="float" office:value="1489850" calcext:value-type="float">
            <text:p>1489850</text:p>
          </table:table-cell>
          <table:table-cell table:formula="of:=[.BG12]" office:value-type="float" office:value="1466195" calcext:value-type="float">
            <text:p>1466195</text:p>
          </table:table-cell>
          <table:table-cell table:formula="of:=[.CC12]" office:value-type="float" office:value="1457311" calcext:value-type="float">
            <text:p>1457311</text:p>
          </table:table-cell>
          <table:table-cell table:formula="of:=[.CY12]" office:value-type="float" office:value="1459810" calcext:value-type="float">
            <text:p>1459810</text:p>
          </table:table-cell>
          <table:table-cell table:formula="of:=[.DU12]" office:value-type="float" office:value="1471744" calcext:value-type="float">
            <text:p>1471744</text:p>
          </table:table-cell>
          <table:table-cell table:formula="of:=[.EQ12]" office:value-type="float" office:value="1462950" calcext:value-type="float">
            <text:p>1462950</text:p>
          </table:table-cell>
          <table:table-cell table:formula="of:=[.FM12]" office:value-type="float" office:value="1462947" calcext:value-type="float">
            <text:p>1462947</text:p>
          </table:table-cell>
          <table:table-cell table:formula="of:=[.GI12]" office:value-type="float" office:value="1467090" calcext:value-type="float">
            <text:p>1467090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42]" office:value-type="string" office:string-value="SEAL_16K_2" calcext:value-type="string">
            <text:p>SEAL_16K_2</text:p>
          </table:table-cell>
          <table:table-cell table:formula="of:=[.O13]" office:value-type="float" office:value="1214059" calcext:value-type="float">
            <text:p>1214059</text:p>
          </table:table-cell>
          <table:table-cell table:formula="of:=[.AK13]" office:value-type="float" office:value="1249442" calcext:value-type="float">
            <text:p>1249442</text:p>
          </table:table-cell>
          <table:table-cell table:formula="of:=[.BG13]" office:value-type="float" office:value="1259842" calcext:value-type="float">
            <text:p>1259842</text:p>
          </table:table-cell>
          <table:table-cell table:formula="of:=[.CC13]" office:value-type="float" office:value="1274354" calcext:value-type="float">
            <text:p>1274354</text:p>
          </table:table-cell>
          <table:table-cell table:formula="of:=[.CY13]" office:value-type="float" office:value="1277744" calcext:value-type="float">
            <text:p>1277744</text:p>
          </table:table-cell>
          <table:table-cell table:formula="of:=[.DU13]" office:value-type="float" office:value="1271013" calcext:value-type="float">
            <text:p>1271013</text:p>
          </table:table-cell>
          <table:table-cell table:formula="of:=[.EQ13]" office:value-type="float" office:value="1259709" calcext:value-type="float">
            <text:p>1259709</text:p>
          </table:table-cell>
          <table:table-cell table:formula="of:=[.FM13]" office:value-type="float" office:value="1269541" calcext:value-type="float">
            <text:p>1269541</text:p>
          </table:table-cell>
          <table:table-cell table:formula="of:=[.GI13]" office:value-type="float" office:value="1308435" calcext:value-type="float">
            <text:p>1308435</text:p>
          </table:table-cell>
          <table:table-cell table:number-columns-repeated="179"/>
        </table:table-row>
        <table:table-row table:style-name="ro1">
          <table:table-cell table:number-columns-repeated="196"/>
        </table:table-row>
        <table:table-row table:style-name="ro1">
          <table:table-cell table:number-columns-repeated="7"/>
          <table:table-cell office:value-type="string" calcext:value-type="string">
            <text:p>name</text:p>
          </table:table-cell>
          <table:table-cell office:value-type="string" calcext:value-type="string">
            <text:p>model_initialization_duration[us]</text:p>
          </table:table-cell>
          <table:table-cell table:number-columns-repeated="187"/>
        </table:table-row>
        <table:table-row table:style-name="ro1">
          <table:table-cell table:number-columns-repeated="7"/>
          <table:table-cell table:formula="of:=[.H45]" office:value-type="string" office:string-value="HELib_4K_1" calcext:value-type="string">
            <text:p>HELib_4K_1</text:p>
          </table:table-cell>
          <table:table-cell table:formula="of:=[.P2]" office:value-type="float" office:value="2273" calcext:value-type="float">
            <text:p>2273</text:p>
          </table:table-cell>
          <table:table-cell table:formula="of:=[.AL2]" office:value-type="float" office:value="3429" calcext:value-type="float">
            <text:p>3429</text:p>
          </table:table-cell>
          <table:table-cell table:formula="of:=[.BH2]" office:value-type="float" office:value="3491" calcext:value-type="float">
            <text:p>3491</text:p>
          </table:table-cell>
          <table:table-cell table:formula="of:=[.CD2]" office:value-type="float" office:value="4213" calcext:value-type="float">
            <text:p>4213</text:p>
          </table:table-cell>
          <table:table-cell table:formula="of:=[.CZ2]" office:value-type="float" office:value="4011" calcext:value-type="float">
            <text:p>4011</text:p>
          </table:table-cell>
          <table:table-cell table:formula="of:=[.DV2]" office:value-type="float" office:value="3509" calcext:value-type="float">
            <text:p>3509</text:p>
          </table:table-cell>
          <table:table-cell table:formula="of:=[.ER2]" office:value-type="float" office:value="4259" calcext:value-type="float">
            <text:p>4259</text:p>
          </table:table-cell>
          <table:table-cell table:formula="of:=[.FN2]" office:value-type="float" office:value="4078" calcext:value-type="float">
            <text:p>4078</text:p>
          </table:table-cell>
          <table:table-cell table:formula="of:=[.GJ2]" office:value-type="float" office:value="4856" calcext:value-type="float">
            <text:p>4856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46]" office:value-type="string" office:string-value="SEAL_4K_1" calcext:value-type="string">
            <text:p>SEAL_4K_1</text:p>
          </table:table-cell>
          <table:table-cell table:formula="of:=[.P3]" office:value-type="float" office:value="1354430" calcext:value-type="float">
            <text:p>1354430</text:p>
          </table:table-cell>
          <table:table-cell table:formula="of:=[.AL3]" office:value-type="float" office:value="1825018" calcext:value-type="float">
            <text:p>1825018</text:p>
          </table:table-cell>
          <table:table-cell table:formula="of:=[.BH3]" office:value-type="float" office:value="0" calcext:value-type="float">
            <text:p>0</text:p>
          </table:table-cell>
          <table:table-cell table:formula="of:=[.CD3]" office:value-type="float" office:value="0" calcext:value-type="float">
            <text:p>0</text:p>
          </table:table-cell>
          <table:table-cell table:formula="of:=[.CZ3]" office:value-type="float" office:value="0" calcext:value-type="float">
            <text:p>0</text:p>
          </table:table-cell>
          <table:table-cell table:formula="of:=[.DV3]" office:value-type="float" office:value="0" calcext:value-type="float">
            <text:p>0</text:p>
          </table:table-cell>
          <table:table-cell table:formula="of:=[.ER3]" office:value-type="float" office:value="0" calcext:value-type="float">
            <text:p>0</text:p>
          </table:table-cell>
          <table:table-cell table:formula="of:=[.FN3]" office:value-type="float" office:value="0" calcext:value-type="float">
            <text:p>0</text:p>
          </table:table-cell>
          <table:table-cell table:formula="of:=[.GJ3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47]" office:value-type="string" office:string-value="HELib_4K_2" calcext:value-type="string">
            <text:p>HELib_4K_2</text:p>
          </table:table-cell>
          <table:table-cell table:formula="of:=[.P4]" office:value-type="float" office:value="1219" calcext:value-type="float">
            <text:p>1219</text:p>
          </table:table-cell>
          <table:table-cell table:formula="of:=[.AL4]" office:value-type="float" office:value="3110" calcext:value-type="float">
            <text:p>3110</text:p>
          </table:table-cell>
          <table:table-cell table:formula="of:=[.BH4]" office:value-type="float" office:value="3216" calcext:value-type="float">
            <text:p>3216</text:p>
          </table:table-cell>
          <table:table-cell table:formula="of:=[.CD4]" office:value-type="float" office:value="3456" calcext:value-type="float">
            <text:p>3456</text:p>
          </table:table-cell>
          <table:table-cell table:formula="of:=[.CZ4]" office:value-type="float" office:value="3453" calcext:value-type="float">
            <text:p>3453</text:p>
          </table:table-cell>
          <table:table-cell table:formula="of:=[.DV4]" office:value-type="float" office:value="3248" calcext:value-type="float">
            <text:p>3248</text:p>
          </table:table-cell>
          <table:table-cell table:formula="of:=[.ER4]" office:value-type="float" office:value="3114" calcext:value-type="float">
            <text:p>3114</text:p>
          </table:table-cell>
          <table:table-cell table:formula="of:=[.FN4]" office:value-type="float" office:value="3360" calcext:value-type="float">
            <text:p>3360</text:p>
          </table:table-cell>
          <table:table-cell table:formula="of:=[.GJ4]" office:value-type="float" office:value="3017" calcext:value-type="float">
            <text:p>3017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48]" office:value-type="string" office:string-value="SEAL_4K_2" calcext:value-type="string">
            <text:p>SEAL_4K_2</text:p>
          </table:table-cell>
          <table:table-cell table:formula="of:=[.P5]" office:value-type="float" office:value="1115453" calcext:value-type="float">
            <text:p>1115453</text:p>
          </table:table-cell>
          <table:table-cell table:formula="of:=[.AL5]" office:value-type="float" office:value="0" calcext:value-type="float">
            <text:p>0</text:p>
          </table:table-cell>
          <table:table-cell table:formula="of:=[.BH5]" office:value-type="float" office:value="0" calcext:value-type="float">
            <text:p>0</text:p>
          </table:table-cell>
          <table:table-cell table:formula="of:=[.CD5]" office:value-type="float" office:value="0" calcext:value-type="float">
            <text:p>0</text:p>
          </table:table-cell>
          <table:table-cell table:formula="of:=[.CZ5]" office:value-type="float" office:value="0" calcext:value-type="float">
            <text:p>0</text:p>
          </table:table-cell>
          <table:table-cell table:formula="of:=[.DV5]" office:value-type="float" office:value="0" calcext:value-type="float">
            <text:p>0</text:p>
          </table:table-cell>
          <table:table-cell table:formula="of:=[.ER5]" office:value-type="float" office:value="0" calcext:value-type="float">
            <text:p>0</text:p>
          </table:table-cell>
          <table:table-cell table:formula="of:=[.FN5]" office:value-type="float" office:value="0" calcext:value-type="float">
            <text:p>0</text:p>
          </table:table-cell>
          <table:table-cell table:formula="of:=[.GJ5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49]" office:value-type="string" office:string-value="HELib_8K_1" calcext:value-type="string">
            <text:p>HELib_8K_1</text:p>
          </table:table-cell>
          <table:table-cell table:formula="of:=[.P6]" office:value-type="float" office:value="1331" calcext:value-type="float">
            <text:p>1331</text:p>
          </table:table-cell>
          <table:table-cell table:formula="of:=[.AL6]" office:value-type="float" office:value="2197" calcext:value-type="float">
            <text:p>2197</text:p>
          </table:table-cell>
          <table:table-cell table:formula="of:=[.BH6]" office:value-type="float" office:value="2118" calcext:value-type="float">
            <text:p>2118</text:p>
          </table:table-cell>
          <table:table-cell table:formula="of:=[.CD6]" office:value-type="float" office:value="2099" calcext:value-type="float">
            <text:p>2099</text:p>
          </table:table-cell>
          <table:table-cell table:formula="of:=[.CZ6]" office:value-type="float" office:value="2524" calcext:value-type="float">
            <text:p>2524</text:p>
          </table:table-cell>
          <table:table-cell table:formula="of:=[.DV6]" office:value-type="float" office:value="2683" calcext:value-type="float">
            <text:p>2683</text:p>
          </table:table-cell>
          <table:table-cell table:formula="of:=[.ER6]" office:value-type="float" office:value="3090" calcext:value-type="float">
            <text:p>3090</text:p>
          </table:table-cell>
          <table:table-cell table:formula="of:=[.FN6]" office:value-type="float" office:value="3036" calcext:value-type="float">
            <text:p>3036</text:p>
          </table:table-cell>
          <table:table-cell table:formula="of:=[.GJ6]" office:value-type="float" office:value="2784" calcext:value-type="float">
            <text:p>2784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50]" office:value-type="string" office:string-value="SEAL_8K_1" calcext:value-type="string">
            <text:p>SEAL_8K_1</text:p>
          </table:table-cell>
          <table:table-cell table:formula="of:=[.P7]" office:value-type="float" office:value="5264667" calcext:value-type="float">
            <text:p>5264667</text:p>
          </table:table-cell>
          <table:table-cell table:formula="of:=[.AL7]" office:value-type="float" office:value="6576251" calcext:value-type="float">
            <text:p>6576251</text:p>
          </table:table-cell>
          <table:table-cell table:formula="of:=[.BH7]" office:value-type="float" office:value="7619755" calcext:value-type="float">
            <text:p>7619755</text:p>
          </table:table-cell>
          <table:table-cell table:formula="of:=[.CD7]" office:value-type="float" office:value="8305208" calcext:value-type="float">
            <text:p>8305208</text:p>
          </table:table-cell>
          <table:table-cell table:formula="of:=[.CZ7]" office:value-type="float" office:value="9316507" calcext:value-type="float">
            <text:p>9316507</text:p>
          </table:table-cell>
          <table:table-cell table:formula="of:=[.DV7]" office:value-type="float" office:value="0" calcext:value-type="float">
            <text:p>0</text:p>
          </table:table-cell>
          <table:table-cell table:formula="of:=[.ER7]" office:value-type="float" office:value="0" calcext:value-type="float">
            <text:p>0</text:p>
          </table:table-cell>
          <table:table-cell table:formula="of:=[.FN7]" office:value-type="float" office:value="0" calcext:value-type="float">
            <text:p>0</text:p>
          </table:table-cell>
          <table:table-cell table:formula="of:=[.GJ7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51]" office:value-type="string" office:string-value="HELib_8K_2" calcext:value-type="string">
            <text:p>HELib_8K_2</text:p>
          </table:table-cell>
          <table:table-cell table:formula="of:=[.P8]" office:value-type="float" office:value="1286" calcext:value-type="float">
            <text:p>1286</text:p>
          </table:table-cell>
          <table:table-cell table:formula="of:=[.AL8]" office:value-type="float" office:value="3315" calcext:value-type="float">
            <text:p>3315</text:p>
          </table:table-cell>
          <table:table-cell table:formula="of:=[.BH8]" office:value-type="float" office:value="2995" calcext:value-type="float">
            <text:p>2995</text:p>
          </table:table-cell>
          <table:table-cell table:formula="of:=[.CD8]" office:value-type="float" office:value="3236" calcext:value-type="float">
            <text:p>3236</text:p>
          </table:table-cell>
          <table:table-cell table:formula="of:=[.CZ8]" office:value-type="float" office:value="4048" calcext:value-type="float">
            <text:p>4048</text:p>
          </table:table-cell>
          <table:table-cell table:formula="of:=[.DV8]" office:value-type="float" office:value="3778" calcext:value-type="float">
            <text:p>3778</text:p>
          </table:table-cell>
          <table:table-cell table:formula="of:=[.ER8]" office:value-type="float" office:value="3749" calcext:value-type="float">
            <text:p>3749</text:p>
          </table:table-cell>
          <table:table-cell table:formula="of:=[.FN8]" office:value-type="float" office:value="4371" calcext:value-type="float">
            <text:p>4371</text:p>
          </table:table-cell>
          <table:table-cell table:formula="of:=[.GJ8]" office:value-type="float" office:value="4363" calcext:value-type="float">
            <text:p>4363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52]" office:value-type="string" office:string-value="SEAL_8K_2" calcext:value-type="string">
            <text:p>SEAL_8K_2</text:p>
          </table:table-cell>
          <table:table-cell table:formula="of:=[.P9]" office:value-type="float" office:value="4444567" calcext:value-type="float">
            <text:p>4444567</text:p>
          </table:table-cell>
          <table:table-cell table:formula="of:=[.AL9]" office:value-type="float" office:value="5315098" calcext:value-type="float">
            <text:p>5315098</text:p>
          </table:table-cell>
          <table:table-cell table:formula="of:=[.BH9]" office:value-type="float" office:value="5815025" calcext:value-type="float">
            <text:p>5815025</text:p>
          </table:table-cell>
          <table:table-cell table:formula="of:=[.CD9]" office:value-type="float" office:value="6548693" calcext:value-type="float">
            <text:p>6548693</text:p>
          </table:table-cell>
          <table:table-cell table:formula="of:=[.CZ9]" office:value-type="float" office:value="0" calcext:value-type="float">
            <text:p>0</text:p>
          </table:table-cell>
          <table:table-cell table:formula="of:=[.DV9]" office:value-type="float" office:value="0" calcext:value-type="float">
            <text:p>0</text:p>
          </table:table-cell>
          <table:table-cell table:formula="of:=[.ER9]" office:value-type="float" office:value="0" calcext:value-type="float">
            <text:p>0</text:p>
          </table:table-cell>
          <table:table-cell table:formula="of:=[.FN9]" office:value-type="float" office:value="0" calcext:value-type="float">
            <text:p>0</text:p>
          </table:table-cell>
          <table:table-cell table:formula="of:=[.GJ9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53]" office:value-type="string" office:string-value="HELib_16K_1" calcext:value-type="string">
            <text:p>HELib_16K_1</text:p>
          </table:table-cell>
          <table:table-cell table:formula="of:=[.P10]" office:value-type="float" office:value="1289" calcext:value-type="float">
            <text:p>1289</text:p>
          </table:table-cell>
          <table:table-cell table:formula="of:=[.AL10]" office:value-type="float" office:value="4106" calcext:value-type="float">
            <text:p>4106</text:p>
          </table:table-cell>
          <table:table-cell table:formula="of:=[.BH10]" office:value-type="float" office:value="3222" calcext:value-type="float">
            <text:p>3222</text:p>
          </table:table-cell>
          <table:table-cell table:formula="of:=[.CD10]" office:value-type="float" office:value="3475" calcext:value-type="float">
            <text:p>3475</text:p>
          </table:table-cell>
          <table:table-cell table:formula="of:=[.CZ10]" office:value-type="float" office:value="3914" calcext:value-type="float">
            <text:p>3914</text:p>
          </table:table-cell>
          <table:table-cell table:formula="of:=[.DV10]" office:value-type="float" office:value="4716" calcext:value-type="float">
            <text:p>4716</text:p>
          </table:table-cell>
          <table:table-cell table:formula="of:=[.ER10]" office:value-type="float" office:value="4009" calcext:value-type="float">
            <text:p>4009</text:p>
          </table:table-cell>
          <table:table-cell table:formula="of:=[.FN10]" office:value-type="float" office:value="4147" calcext:value-type="float">
            <text:p>4147</text:p>
          </table:table-cell>
          <table:table-cell table:formula="of:=[.GJ10]" office:value-type="float" office:value="3868" calcext:value-type="float">
            <text:p>3868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54]" office:value-type="string" office:string-value="SEAL_16K_1" calcext:value-type="string">
            <text:p>SEAL_16K_1</text:p>
          </table:table-cell>
          <table:table-cell table:formula="of:=[.P11]" office:value-type="float" office:value="12159340" calcext:value-type="float">
            <text:p>12159340</text:p>
          </table:table-cell>
          <table:table-cell table:formula="of:=[.AL11]" office:value-type="float" office:value="14428391" calcext:value-type="float">
            <text:p>14428391</text:p>
          </table:table-cell>
          <table:table-cell table:formula="of:=[.BH11]" office:value-type="float" office:value="15802999" calcext:value-type="float">
            <text:p>15802999</text:p>
          </table:table-cell>
          <table:table-cell table:formula="of:=[.CD11]" office:value-type="float" office:value="17315497" calcext:value-type="float">
            <text:p>17315497</text:p>
          </table:table-cell>
          <table:table-cell table:formula="of:=[.CZ11]" office:value-type="float" office:value="18933064" calcext:value-type="float">
            <text:p>18933064</text:p>
          </table:table-cell>
          <table:table-cell table:formula="of:=[.DV11]" office:value-type="float" office:value="0" calcext:value-type="float">
            <text:p>0</text:p>
          </table:table-cell>
          <table:table-cell table:formula="of:=[.ER11]" office:value-type="float" office:value="0" calcext:value-type="float">
            <text:p>0</text:p>
          </table:table-cell>
          <table:table-cell table:formula="of:=[.FN11]" office:value-type="float" office:value="0" calcext:value-type="float">
            <text:p>0</text:p>
          </table:table-cell>
          <table:table-cell table:formula="of:=[.GJ11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55]" office:value-type="string" office:string-value="HELib_16K_2" calcext:value-type="string">
            <text:p>HELib_16K_2</text:p>
          </table:table-cell>
          <table:table-cell table:formula="of:=[.P12]" office:value-type="float" office:value="2090" calcext:value-type="float">
            <text:p>2090</text:p>
          </table:table-cell>
          <table:table-cell table:formula="of:=[.AL12]" office:value-type="float" office:value="3167" calcext:value-type="float">
            <text:p>3167</text:p>
          </table:table-cell>
          <table:table-cell table:formula="of:=[.BH12]" office:value-type="float" office:value="3118" calcext:value-type="float">
            <text:p>3118</text:p>
          </table:table-cell>
          <table:table-cell table:formula="of:=[.CD12]" office:value-type="float" office:value="4286" calcext:value-type="float">
            <text:p>4286</text:p>
          </table:table-cell>
          <table:table-cell table:formula="of:=[.CZ12]" office:value-type="float" office:value="3509" calcext:value-type="float">
            <text:p>3509</text:p>
          </table:table-cell>
          <table:table-cell table:formula="of:=[.DV12]" office:value-type="float" office:value="5007" calcext:value-type="float">
            <text:p>5007</text:p>
          </table:table-cell>
          <table:table-cell table:formula="of:=[.ER12]" office:value-type="float" office:value="5901" calcext:value-type="float">
            <text:p>5901</text:p>
          </table:table-cell>
          <table:table-cell table:formula="of:=[.FN12]" office:value-type="float" office:value="5868" calcext:value-type="float">
            <text:p>5868</text:p>
          </table:table-cell>
          <table:table-cell table:formula="of:=[.GJ12]" office:value-type="float" office:value="4621" calcext:value-type="float">
            <text:p>4621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56]" office:value-type="string" office:string-value="SEAL_16K_2" calcext:value-type="string">
            <text:p>SEAL_16K_2</text:p>
          </table:table-cell>
          <table:table-cell table:formula="of:=[.P13]" office:value-type="float" office:value="18462897" calcext:value-type="float">
            <text:p>18462897</text:p>
          </table:table-cell>
          <table:table-cell table:formula="of:=[.AL13]" office:value-type="float" office:value="22849458" calcext:value-type="float">
            <text:p>22849458</text:p>
          </table:table-cell>
          <table:table-cell table:formula="of:=[.BH13]" office:value-type="float" office:value="25177531" calcext:value-type="float">
            <text:p>25177531</text:p>
          </table:table-cell>
          <table:table-cell table:formula="of:=[.CD13]" office:value-type="float" office:value="27092557" calcext:value-type="float">
            <text:p>27092557</text:p>
          </table:table-cell>
          <table:table-cell table:formula="of:=[.CZ13]" office:value-type="float" office:value="30671590" calcext:value-type="float">
            <text:p>30671590</text:p>
          </table:table-cell>
          <table:table-cell table:formula="of:=[.DV13]" office:value-type="float" office:value="32895902" calcext:value-type="float">
            <text:p>32895902</text:p>
          </table:table-cell>
          <table:table-cell table:formula="of:=[.ER13]" office:value-type="float" office:value="36032151" calcext:value-type="float">
            <text:p>36032151</text:p>
          </table:table-cell>
          <table:table-cell table:formula="of:=[.FN13]" office:value-type="float" office:value="38651038" calcext:value-type="float">
            <text:p>38651038</text:p>
          </table:table-cell>
          <table:table-cell table:formula="of:=[.GJ13]" office:value-type="float" office:value="42277914" calcext:value-type="float">
            <text:p>42277914</text:p>
          </table:table-cell>
          <table:table-cell table:number-columns-repeated="179"/>
        </table:table-row>
        <table:table-row table:style-name="ro1">
          <table:table-cell table:number-columns-repeated="196"/>
        </table:table-row>
        <table:table-row table:style-name="ro1">
          <table:table-cell table:number-columns-repeated="7"/>
          <table:table-cell office:value-type="string" calcext:value-type="string">
            <text:p>name</text:p>
          </table:table-cell>
          <table:table-cell office:value-type="string" calcext:value-type="string">
            <text:p>encryption_duration[us]</text:p>
          </table:table-cell>
          <table:table-cell table:number-columns-repeated="187"/>
        </table:table-row>
        <table:table-row table:style-name="ro1">
          <table:table-cell table:number-columns-repeated="7"/>
          <table:table-cell table:formula="of:=[.H59]" office:value-type="string" office:string-value="HELib_4K_1" calcext:value-type="string">
            <text:p>HELib_4K_1</text:p>
          </table:table-cell>
          <table:table-cell table:formula="of:=[.Q2]" office:value-type="float" office:value="889275" calcext:value-type="float">
            <text:p>889275</text:p>
          </table:table-cell>
          <table:table-cell table:formula="of:=[.AM2]" office:value-type="float" office:value="1172441" calcext:value-type="float">
            <text:p>1172441</text:p>
          </table:table-cell>
          <table:table-cell table:formula="of:=[.BI2]" office:value-type="float" office:value="1738293" calcext:value-type="float">
            <text:p>1738293</text:p>
          </table:table-cell>
          <table:table-cell table:formula="of:=[.CE2]" office:value-type="float" office:value="1426395" calcext:value-type="float">
            <text:p>1426395</text:p>
          </table:table-cell>
          <table:table-cell table:formula="of:=[.DA2]" office:value-type="float" office:value="1491125" calcext:value-type="float">
            <text:p>1491125</text:p>
          </table:table-cell>
          <table:table-cell table:formula="of:=[.DW2]" office:value-type="float" office:value="1512912" calcext:value-type="float">
            <text:p>1512912</text:p>
          </table:table-cell>
          <table:table-cell table:formula="of:=[.ES2]" office:value-type="float" office:value="1551028" calcext:value-type="float">
            <text:p>1551028</text:p>
          </table:table-cell>
          <table:table-cell table:formula="of:=[.FO2]" office:value-type="float" office:value="1505423" calcext:value-type="float">
            <text:p>1505423</text:p>
          </table:table-cell>
          <table:table-cell table:formula="of:=[.GK2]" office:value-type="float" office:value="1296599" calcext:value-type="float">
            <text:p>1296599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60]" office:value-type="string" office:string-value="SEAL_4K_1" calcext:value-type="string">
            <text:p>SEAL_4K_1</text:p>
          </table:table-cell>
          <table:table-cell table:formula="of:=[.Q3]" office:value-type="float" office:value="556116" calcext:value-type="float">
            <text:p>556116</text:p>
          </table:table-cell>
          <table:table-cell table:formula="of:=[.AM3]" office:value-type="float" office:value="625032" calcext:value-type="float">
            <text:p>625032</text:p>
          </table:table-cell>
          <table:table-cell table:formula="of:=[.BI3]" office:value-type="float" office:value="0" calcext:value-type="float">
            <text:p>0</text:p>
          </table:table-cell>
          <table:table-cell table:formula="of:=[.CE3]" office:value-type="float" office:value="0" calcext:value-type="float">
            <text:p>0</text:p>
          </table:table-cell>
          <table:table-cell table:formula="of:=[.DA3]" office:value-type="float" office:value="0" calcext:value-type="float">
            <text:p>0</text:p>
          </table:table-cell>
          <table:table-cell table:formula="of:=[.DW3]" office:value-type="float" office:value="0" calcext:value-type="float">
            <text:p>0</text:p>
          </table:table-cell>
          <table:table-cell table:formula="of:=[.ES3]" office:value-type="float" office:value="0" calcext:value-type="float">
            <text:p>0</text:p>
          </table:table-cell>
          <table:table-cell table:formula="of:=[.FO3]" office:value-type="float" office:value="0" calcext:value-type="float">
            <text:p>0</text:p>
          </table:table-cell>
          <table:table-cell table:formula="of:=[.GK3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61]" office:value-type="string" office:string-value="HELib_4K_2" calcext:value-type="string">
            <text:p>HELib_4K_2</text:p>
          </table:table-cell>
          <table:table-cell table:formula="of:=[.Q4]" office:value-type="float" office:value="771337" calcext:value-type="float">
            <text:p>771337</text:p>
          </table:table-cell>
          <table:table-cell table:formula="of:=[.AM4]" office:value-type="float" office:value="1021869" calcext:value-type="float">
            <text:p>1021869</text:p>
          </table:table-cell>
          <table:table-cell table:formula="of:=[.BI4]" office:value-type="float" office:value="1056826" calcext:value-type="float">
            <text:p>1056826</text:p>
          </table:table-cell>
          <table:table-cell table:formula="of:=[.CE4]" office:value-type="float" office:value="1041796" calcext:value-type="float">
            <text:p>1041796</text:p>
          </table:table-cell>
          <table:table-cell table:formula="of:=[.DA4]" office:value-type="float" office:value="1093064" calcext:value-type="float">
            <text:p>1093064</text:p>
          </table:table-cell>
          <table:table-cell table:formula="of:=[.DW4]" office:value-type="float" office:value="946870" calcext:value-type="float">
            <text:p>946870</text:p>
          </table:table-cell>
          <table:table-cell table:formula="of:=[.ES4]" office:value-type="float" office:value="970478" calcext:value-type="float">
            <text:p>970478</text:p>
          </table:table-cell>
          <table:table-cell table:formula="of:=[.FO4]" office:value-type="float" office:value="951969" calcext:value-type="float">
            <text:p>951969</text:p>
          </table:table-cell>
          <table:table-cell table:formula="of:=[.GK4]" office:value-type="float" office:value="970405" calcext:value-type="float">
            <text:p>970405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62]" office:value-type="string" office:string-value="SEAL_4K_2" calcext:value-type="string">
            <text:p>SEAL_4K_2</text:p>
          </table:table-cell>
          <table:table-cell table:formula="of:=[.Q5]" office:value-type="float" office:value="455094" calcext:value-type="float">
            <text:p>455094</text:p>
          </table:table-cell>
          <table:table-cell table:formula="of:=[.AM5]" office:value-type="float" office:value="0" calcext:value-type="float">
            <text:p>0</text:p>
          </table:table-cell>
          <table:table-cell table:formula="of:=[.BI5]" office:value-type="float" office:value="0" calcext:value-type="float">
            <text:p>0</text:p>
          </table:table-cell>
          <table:table-cell table:formula="of:=[.CE5]" office:value-type="float" office:value="0" calcext:value-type="float">
            <text:p>0</text:p>
          </table:table-cell>
          <table:table-cell table:formula="of:=[.DA5]" office:value-type="float" office:value="0" calcext:value-type="float">
            <text:p>0</text:p>
          </table:table-cell>
          <table:table-cell table:formula="of:=[.DW5]" office:value-type="float" office:value="0" calcext:value-type="float">
            <text:p>0</text:p>
          </table:table-cell>
          <table:table-cell table:formula="of:=[.ES5]" office:value-type="float" office:value="0" calcext:value-type="float">
            <text:p>0</text:p>
          </table:table-cell>
          <table:table-cell table:formula="of:=[.FO5]" office:value-type="float" office:value="0" calcext:value-type="float">
            <text:p>0</text:p>
          </table:table-cell>
          <table:table-cell table:formula="of:=[.GK5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63]" office:value-type="string" office:string-value="HELib_8K_1" calcext:value-type="string">
            <text:p>HELib_8K_1</text:p>
          </table:table-cell>
          <table:table-cell table:formula="of:=[.Q6]" office:value-type="float" office:value="2868776" calcext:value-type="float">
            <text:p>2868776</text:p>
          </table:table-cell>
          <table:table-cell table:formula="of:=[.AM6]" office:value-type="float" office:value="3299213" calcext:value-type="float">
            <text:p>3299213</text:p>
          </table:table-cell>
          <table:table-cell table:formula="of:=[.BI6]" office:value-type="float" office:value="3327714" calcext:value-type="float">
            <text:p>3327714</text:p>
          </table:table-cell>
          <table:table-cell table:formula="of:=[.CE6]" office:value-type="float" office:value="3308782" calcext:value-type="float">
            <text:p>3308782</text:p>
          </table:table-cell>
          <table:table-cell table:formula="of:=[.DA6]" office:value-type="float" office:value="3341822" calcext:value-type="float">
            <text:p>3341822</text:p>
          </table:table-cell>
          <table:table-cell table:formula="of:=[.DW6]" office:value-type="float" office:value="3393423" calcext:value-type="float">
            <text:p>3393423</text:p>
          </table:table-cell>
          <table:table-cell table:formula="of:=[.ES6]" office:value-type="float" office:value="3485137" calcext:value-type="float">
            <text:p>3485137</text:p>
          </table:table-cell>
          <table:table-cell table:formula="of:=[.FO6]" office:value-type="float" office:value="3357242" calcext:value-type="float">
            <text:p>3357242</text:p>
          </table:table-cell>
          <table:table-cell table:formula="of:=[.GK6]" office:value-type="float" office:value="3417849" calcext:value-type="float">
            <text:p>3417849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64]" office:value-type="string" office:string-value="SEAL_8K_1" calcext:value-type="string">
            <text:p>SEAL_8K_1</text:p>
          </table:table-cell>
          <table:table-cell table:formula="of:=[.Q7]" office:value-type="float" office:value="2081457" calcext:value-type="float">
            <text:p>2081457</text:p>
          </table:table-cell>
          <table:table-cell table:formula="of:=[.AM7]" office:value-type="float" office:value="2188630" calcext:value-type="float">
            <text:p>2188630</text:p>
          </table:table-cell>
          <table:table-cell table:formula="of:=[.BI7]" office:value-type="float" office:value="2259083" calcext:value-type="float">
            <text:p>2259083</text:p>
          </table:table-cell>
          <table:table-cell table:formula="of:=[.CE7]" office:value-type="float" office:value="2217658" calcext:value-type="float">
            <text:p>2217658</text:p>
          </table:table-cell>
          <table:table-cell table:formula="of:=[.DA7]" office:value-type="float" office:value="2256376" calcext:value-type="float">
            <text:p>2256376</text:p>
          </table:table-cell>
          <table:table-cell table:formula="of:=[.DW7]" office:value-type="float" office:value="0" calcext:value-type="float">
            <text:p>0</text:p>
          </table:table-cell>
          <table:table-cell table:formula="of:=[.ES7]" office:value-type="float" office:value="0" calcext:value-type="float">
            <text:p>0</text:p>
          </table:table-cell>
          <table:table-cell table:formula="of:=[.FO7]" office:value-type="float" office:value="0" calcext:value-type="float">
            <text:p>0</text:p>
          </table:table-cell>
          <table:table-cell table:formula="of:=[.GK7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65]" office:value-type="string" office:string-value="HELib_8K_2" calcext:value-type="string">
            <text:p>HELib_8K_2</text:p>
          </table:table-cell>
          <table:table-cell table:formula="of:=[.Q8]" office:value-type="float" office:value="3248797" calcext:value-type="float">
            <text:p>3248797</text:p>
          </table:table-cell>
          <table:table-cell table:formula="of:=[.AM8]" office:value-type="float" office:value="4394870" calcext:value-type="float">
            <text:p>4394870</text:p>
          </table:table-cell>
          <table:table-cell table:formula="of:=[.BI8]" office:value-type="float" office:value="4291843" calcext:value-type="float">
            <text:p>4291843</text:p>
          </table:table-cell>
          <table:table-cell table:formula="of:=[.CE8]" office:value-type="float" office:value="4244593" calcext:value-type="float">
            <text:p>4244593</text:p>
          </table:table-cell>
          <table:table-cell table:formula="of:=[.DA8]" office:value-type="float" office:value="4794513" calcext:value-type="float">
            <text:p>4794513</text:p>
          </table:table-cell>
          <table:table-cell table:formula="of:=[.DW8]" office:value-type="float" office:value="4343970" calcext:value-type="float">
            <text:p>4343970</text:p>
          </table:table-cell>
          <table:table-cell table:formula="of:=[.ES8]" office:value-type="float" office:value="4343382" calcext:value-type="float">
            <text:p>4343382</text:p>
          </table:table-cell>
          <table:table-cell table:formula="of:=[.FO8]" office:value-type="float" office:value="4397988" calcext:value-type="float">
            <text:p>4397988</text:p>
          </table:table-cell>
          <table:table-cell table:formula="of:=[.GK8]" office:value-type="float" office:value="4315825" calcext:value-type="float">
            <text:p>4315825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66]" office:value-type="string" office:string-value="SEAL_8K_2" calcext:value-type="string">
            <text:p>SEAL_8K_2</text:p>
          </table:table-cell>
          <table:table-cell table:formula="of:=[.Q9]" office:value-type="float" office:value="1734973" calcext:value-type="float">
            <text:p>1734973</text:p>
          </table:table-cell>
          <table:table-cell table:formula="of:=[.AM9]" office:value-type="float" office:value="1798272" calcext:value-type="float">
            <text:p>1798272</text:p>
          </table:table-cell>
          <table:table-cell table:formula="of:=[.BI9]" office:value-type="float" office:value="1823900" calcext:value-type="float">
            <text:p>1823900</text:p>
          </table:table-cell>
          <table:table-cell table:formula="of:=[.CE9]" office:value-type="float" office:value="1749655" calcext:value-type="float">
            <text:p>1749655</text:p>
          </table:table-cell>
          <table:table-cell table:formula="of:=[.DA9]" office:value-type="float" office:value="0" calcext:value-type="float">
            <text:p>0</text:p>
          </table:table-cell>
          <table:table-cell table:formula="of:=[.DW9]" office:value-type="float" office:value="0" calcext:value-type="float">
            <text:p>0</text:p>
          </table:table-cell>
          <table:table-cell table:formula="of:=[.ES9]" office:value-type="float" office:value="0" calcext:value-type="float">
            <text:p>0</text:p>
          </table:table-cell>
          <table:table-cell table:formula="of:=[.FO9]" office:value-type="float" office:value="0" calcext:value-type="float">
            <text:p>0</text:p>
          </table:table-cell>
          <table:table-cell table:formula="of:=[.GK9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67]" office:value-type="string" office:string-value="HELib_16K_1" calcext:value-type="string">
            <text:p>HELib_16K_1</text:p>
          </table:table-cell>
          <table:table-cell table:formula="of:=[.Q10]" office:value-type="float" office:value="10569793" calcext:value-type="float">
            <text:p>10569793</text:p>
          </table:table-cell>
          <table:table-cell table:formula="of:=[.AM10]" office:value-type="float" office:value="12052023" calcext:value-type="float">
            <text:p>12052023</text:p>
          </table:table-cell>
          <table:table-cell table:formula="of:=[.BI10]" office:value-type="float" office:value="11730453" calcext:value-type="float">
            <text:p>11730453</text:p>
          </table:table-cell>
          <table:table-cell table:formula="of:=[.CE10]" office:value-type="float" office:value="11396233" calcext:value-type="float">
            <text:p>11396233</text:p>
          </table:table-cell>
          <table:table-cell table:formula="of:=[.DA10]" office:value-type="float" office:value="11586703" calcext:value-type="float">
            <text:p>11586703</text:p>
          </table:table-cell>
          <table:table-cell table:formula="of:=[.DW10]" office:value-type="float" office:value="11447141" calcext:value-type="float">
            <text:p>11447141</text:p>
          </table:table-cell>
          <table:table-cell table:formula="of:=[.ES10]" office:value-type="float" office:value="11375232" calcext:value-type="float">
            <text:p>11375232</text:p>
          </table:table-cell>
          <table:table-cell table:formula="of:=[.FO10]" office:value-type="float" office:value="11688403" calcext:value-type="float">
            <text:p>11688403</text:p>
          </table:table-cell>
          <table:table-cell table:formula="of:=[.GK10]" office:value-type="float" office:value="11636788" calcext:value-type="float">
            <text:p>11636788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68]" office:value-type="string" office:string-value="SEAL_16K_1" calcext:value-type="string">
            <text:p>SEAL_16K_1</text:p>
          </table:table-cell>
          <table:table-cell table:formula="of:=[.Q11]" office:value-type="float" office:value="4705775" calcext:value-type="float">
            <text:p>4705775</text:p>
          </table:table-cell>
          <table:table-cell table:formula="of:=[.AM11]" office:value-type="float" office:value="4784911" calcext:value-type="float">
            <text:p>4784911</text:p>
          </table:table-cell>
          <table:table-cell table:formula="of:=[.BI11]" office:value-type="float" office:value="4644680" calcext:value-type="float">
            <text:p>4644680</text:p>
          </table:table-cell>
          <table:table-cell table:formula="of:=[.CE11]" office:value-type="float" office:value="4600693" calcext:value-type="float">
            <text:p>4600693</text:p>
          </table:table-cell>
          <table:table-cell table:formula="of:=[.DA11]" office:value-type="float" office:value="4573689" calcext:value-type="float">
            <text:p>4573689</text:p>
          </table:table-cell>
          <table:table-cell table:formula="of:=[.DW11]" office:value-type="float" office:value="0" calcext:value-type="float">
            <text:p>0</text:p>
          </table:table-cell>
          <table:table-cell table:formula="of:=[.ES11]" office:value-type="float" office:value="0" calcext:value-type="float">
            <text:p>0</text:p>
          </table:table-cell>
          <table:table-cell table:formula="of:=[.FO11]" office:value-type="float" office:value="0" calcext:value-type="float">
            <text:p>0</text:p>
          </table:table-cell>
          <table:table-cell table:formula="of:=[.GK11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69]" office:value-type="string" office:string-value="HELib_16K_2" calcext:value-type="string">
            <text:p>HELib_16K_2</text:p>
          </table:table-cell>
          <table:table-cell table:formula="of:=[.Q12]" office:value-type="float" office:value="11080172" calcext:value-type="float">
            <text:p>11080172</text:p>
          </table:table-cell>
          <table:table-cell table:formula="of:=[.AM12]" office:value-type="float" office:value="11624586" calcext:value-type="float">
            <text:p>11624586</text:p>
          </table:table-cell>
          <table:table-cell table:formula="of:=[.BI12]" office:value-type="float" office:value="11739439" calcext:value-type="float">
            <text:p>11739439</text:p>
          </table:table-cell>
          <table:table-cell table:formula="of:=[.CE12]" office:value-type="float" office:value="11275230" calcext:value-type="float">
            <text:p>11275230</text:p>
          </table:table-cell>
          <table:table-cell table:formula="of:=[.DA12]" office:value-type="float" office:value="11759619" calcext:value-type="float">
            <text:p>11759619</text:p>
          </table:table-cell>
          <table:table-cell table:formula="of:=[.DW12]" office:value-type="float" office:value="11431638" calcext:value-type="float">
            <text:p>11431638</text:p>
          </table:table-cell>
          <table:table-cell table:formula="of:=[.ES12]" office:value-type="float" office:value="11512252" calcext:value-type="float">
            <text:p>11512252</text:p>
          </table:table-cell>
          <table:table-cell table:formula="of:=[.FO12]" office:value-type="float" office:value="11541997" calcext:value-type="float">
            <text:p>11541997</text:p>
          </table:table-cell>
          <table:table-cell table:formula="of:=[.GK12]" office:value-type="float" office:value="11687998" calcext:value-type="float">
            <text:p>11687998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70]" office:value-type="string" office:string-value="SEAL_16K_2" calcext:value-type="string">
            <text:p>SEAL_16K_2</text:p>
          </table:table-cell>
          <table:table-cell table:formula="of:=[.Q13]" office:value-type="float" office:value="7147579" calcext:value-type="float">
            <text:p>7147579</text:p>
          </table:table-cell>
          <table:table-cell table:formula="of:=[.AM13]" office:value-type="float" office:value="7546856" calcext:value-type="float">
            <text:p>7546856</text:p>
          </table:table-cell>
          <table:table-cell table:formula="of:=[.BI13]" office:value-type="float" office:value="7523099" calcext:value-type="float">
            <text:p>7523099</text:p>
          </table:table-cell>
          <table:table-cell table:formula="of:=[.CE13]" office:value-type="float" office:value="7167948" calcext:value-type="float">
            <text:p>7167948</text:p>
          </table:table-cell>
          <table:table-cell table:formula="of:=[.DA13]" office:value-type="float" office:value="7340586" calcext:value-type="float">
            <text:p>7340586</text:p>
          </table:table-cell>
          <table:table-cell table:formula="of:=[.DW13]" office:value-type="float" office:value="7163158" calcext:value-type="float">
            <text:p>7163158</text:p>
          </table:table-cell>
          <table:table-cell table:formula="of:=[.ES13]" office:value-type="float" office:value="7200441" calcext:value-type="float">
            <text:p>7200441</text:p>
          </table:table-cell>
          <table:table-cell table:formula="of:=[.FO13]" office:value-type="float" office:value="7222414" calcext:value-type="float">
            <text:p>7222414</text:p>
          </table:table-cell>
          <table:table-cell table:formula="of:=[.GK13]" office:value-type="float" office:value="7314453" calcext:value-type="float">
            <text:p>7314453</text:p>
          </table:table-cell>
          <table:table-cell table:number-columns-repeated="179"/>
        </table:table-row>
        <table:table-row table:style-name="ro1">
          <table:table-cell table:number-columns-repeated="196"/>
        </table:table-row>
        <table:table-row table:style-name="ro1">
          <table:table-cell table:number-columns-repeated="7"/>
          <table:table-cell office:value-type="string" calcext:value-type="string">
            <text:p>name</text:p>
          </table:table-cell>
          <table:table-cell office:value-type="string" calcext:value-type="string">
            <text:p>operations_duration[us]</text:p>
          </table:table-cell>
          <table:table-cell table:number-columns-repeated="187"/>
        </table:table-row>
        <table:table-row table:style-name="ro1">
          <table:table-cell table:number-columns-repeated="7"/>
          <table:table-cell table:formula="of:=[.H73]" office:value-type="string" office:string-value="HELib_4K_1" calcext:value-type="string">
            <text:p>HELib_4K_1</text:p>
          </table:table-cell>
          <table:table-cell table:formula="of:=[.R2]" office:value-type="float" office:value="117642" calcext:value-type="float">
            <text:p>117642</text:p>
          </table:table-cell>
          <table:table-cell table:formula="of:=[.AN2]" office:value-type="float" office:value="706961" calcext:value-type="float">
            <text:p>706961</text:p>
          </table:table-cell>
          <table:table-cell table:formula="of:=[.BJ2]" office:value-type="float" office:value="923132" calcext:value-type="float">
            <text:p>923132</text:p>
          </table:table-cell>
          <table:table-cell table:formula="of:=[.CF2]" office:value-type="float" office:value="1156643" calcext:value-type="float">
            <text:p>1156643</text:p>
          </table:table-cell>
          <table:table-cell table:formula="of:=[.DB2]" office:value-type="float" office:value="2041702" calcext:value-type="float">
            <text:p>2041702</text:p>
          </table:table-cell>
          <table:table-cell table:formula="of:=[.DX2]" office:value-type="float" office:value="1815586" calcext:value-type="float">
            <text:p>1815586</text:p>
          </table:table-cell>
          <table:table-cell table:formula="of:=[.ET2]" office:value-type="float" office:value="2104334" calcext:value-type="float">
            <text:p>2104334</text:p>
          </table:table-cell>
          <table:table-cell table:formula="of:=[.FP2]" office:value-type="float" office:value="3288076" calcext:value-type="float">
            <text:p>3288076</text:p>
          </table:table-cell>
          <table:table-cell table:formula="of:=[.GL2]" office:value-type="float" office:value="2495288" calcext:value-type="float">
            <text:p>2495288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74]" office:value-type="string" office:string-value="SEAL_4K_1" calcext:value-type="string">
            <text:p>SEAL_4K_1</text:p>
          </table:table-cell>
          <table:table-cell table:formula="of:=[.R3]" office:value-type="float" office:value="2678772" calcext:value-type="float">
            <text:p>2678772</text:p>
          </table:table-cell>
          <table:table-cell table:formula="of:=[.AN3]" office:value-type="float" office:value="7503991" calcext:value-type="float">
            <text:p>7503991</text:p>
          </table:table-cell>
          <table:table-cell table:formula="of:=[.BJ3]" office:value-type="float" office:value="0" calcext:value-type="float">
            <text:p>0</text:p>
          </table:table-cell>
          <table:table-cell table:formula="of:=[.CF3]" office:value-type="float" office:value="0" calcext:value-type="float">
            <text:p>0</text:p>
          </table:table-cell>
          <table:table-cell table:formula="of:=[.DB3]" office:value-type="float" office:value="0" calcext:value-type="float">
            <text:p>0</text:p>
          </table:table-cell>
          <table:table-cell table:formula="of:=[.DX3]" office:value-type="float" office:value="0" calcext:value-type="float">
            <text:p>0</text:p>
          </table:table-cell>
          <table:table-cell table:formula="of:=[.ET3]" office:value-type="float" office:value="0" calcext:value-type="float">
            <text:p>0</text:p>
          </table:table-cell>
          <table:table-cell table:formula="of:=[.FP3]" office:value-type="float" office:value="0" calcext:value-type="float">
            <text:p>0</text:p>
          </table:table-cell>
          <table:table-cell table:formula="of:=[.GL3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75]" office:value-type="string" office:string-value="HELib_4K_2" calcext:value-type="string">
            <text:p>HELib_4K_2</text:p>
          </table:table-cell>
          <table:table-cell table:formula="of:=[.R4]" office:value-type="float" office:value="118935" calcext:value-type="float">
            <text:p>118935</text:p>
          </table:table-cell>
          <table:table-cell table:formula="of:=[.AN4]" office:value-type="float" office:value="403397" calcext:value-type="float">
            <text:p>403397</text:p>
          </table:table-cell>
          <table:table-cell table:formula="of:=[.BJ4]" office:value-type="float" office:value="752366" calcext:value-type="float">
            <text:p>752366</text:p>
          </table:table-cell>
          <table:table-cell table:formula="of:=[.CF4]" office:value-type="float" office:value="909360" calcext:value-type="float">
            <text:p>909360</text:p>
          </table:table-cell>
          <table:table-cell table:formula="of:=[.DB4]" office:value-type="float" office:value="1102027" calcext:value-type="float">
            <text:p>1102027</text:p>
          </table:table-cell>
          <table:table-cell table:formula="of:=[.DX4]" office:value-type="float" office:value="1339198" calcext:value-type="float">
            <text:p>1339198</text:p>
          </table:table-cell>
          <table:table-cell table:formula="of:=[.ET4]" office:value-type="float" office:value="1522523" calcext:value-type="float">
            <text:p>1522523</text:p>
          </table:table-cell>
          <table:table-cell table:formula="of:=[.FP4]" office:value-type="float" office:value="1910504" calcext:value-type="float">
            <text:p>1910504</text:p>
          </table:table-cell>
          <table:table-cell table:formula="of:=[.GL4]" office:value-type="float" office:value="2006680" calcext:value-type="float">
            <text:p>2006680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76]" office:value-type="string" office:string-value="SEAL_4K_2" calcext:value-type="string">
            <text:p>SEAL_4K_2</text:p>
          </table:table-cell>
          <table:table-cell table:formula="of:=[.R5]" office:value-type="float" office:value="2026046" calcext:value-type="float">
            <text:p>2026046</text:p>
          </table:table-cell>
          <table:table-cell table:formula="of:=[.AN5]" office:value-type="float" office:value="0" calcext:value-type="float">
            <text:p>0</text:p>
          </table:table-cell>
          <table:table-cell table:formula="of:=[.BJ5]" office:value-type="float" office:value="0" calcext:value-type="float">
            <text:p>0</text:p>
          </table:table-cell>
          <table:table-cell table:formula="of:=[.CF5]" office:value-type="float" office:value="0" calcext:value-type="float">
            <text:p>0</text:p>
          </table:table-cell>
          <table:table-cell table:formula="of:=[.DB5]" office:value-type="float" office:value="0" calcext:value-type="float">
            <text:p>0</text:p>
          </table:table-cell>
          <table:table-cell table:formula="of:=[.DX5]" office:value-type="float" office:value="0" calcext:value-type="float">
            <text:p>0</text:p>
          </table:table-cell>
          <table:table-cell table:formula="of:=[.ET5]" office:value-type="float" office:value="0" calcext:value-type="float">
            <text:p>0</text:p>
          </table:table-cell>
          <table:table-cell table:formula="of:=[.FP5]" office:value-type="float" office:value="0" calcext:value-type="float">
            <text:p>0</text:p>
          </table:table-cell>
          <table:table-cell table:formula="of:=[.GL5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77]" office:value-type="string" office:string-value="HELib_8K_1" calcext:value-type="string">
            <text:p>HELib_8K_1</text:p>
          </table:table-cell>
          <table:table-cell table:formula="of:=[.R6]" office:value-type="float" office:value="1265553" calcext:value-type="float">
            <text:p>1265553</text:p>
          </table:table-cell>
          <table:table-cell table:formula="of:=[.AN6]" office:value-type="float" office:value="3525812" calcext:value-type="float">
            <text:p>3525812</text:p>
          </table:table-cell>
          <table:table-cell table:formula="of:=[.BJ6]" office:value-type="float" office:value="4745943" calcext:value-type="float">
            <text:p>4745943</text:p>
          </table:table-cell>
          <table:table-cell table:formula="of:=[.CF6]" office:value-type="float" office:value="5816975" calcext:value-type="float">
            <text:p>5816975</text:p>
          </table:table-cell>
          <table:table-cell table:formula="of:=[.DB6]" office:value-type="float" office:value="6808809" calcext:value-type="float">
            <text:p>6808809</text:p>
          </table:table-cell>
          <table:table-cell table:formula="of:=[.DX6]" office:value-type="float" office:value="7852198" calcext:value-type="float">
            <text:p>7852198</text:p>
          </table:table-cell>
          <table:table-cell table:formula="of:=[.ET6]" office:value-type="float" office:value="8905904" calcext:value-type="float">
            <text:p>8905904</text:p>
          </table:table-cell>
          <table:table-cell table:formula="of:=[.FP6]" office:value-type="float" office:value="9594348" calcext:value-type="float">
            <text:p>9594348</text:p>
          </table:table-cell>
          <table:table-cell table:formula="of:=[.GL6]" office:value-type="float" office:value="10354567" calcext:value-type="float">
            <text:p>10354567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78]" office:value-type="string" office:string-value="SEAL_8K_1" calcext:value-type="string">
            <text:p>SEAL_8K_1</text:p>
          </table:table-cell>
          <table:table-cell table:formula="of:=[.R7]" office:value-type="float" office:value="11255501" calcext:value-type="float">
            <text:p>11255501</text:p>
          </table:table-cell>
          <table:table-cell table:formula="of:=[.AN7]" office:value-type="float" office:value="30346687" calcext:value-type="float">
            <text:p>30346687</text:p>
          </table:table-cell>
          <table:table-cell table:formula="of:=[.BJ7]" office:value-type="float" office:value="33601339" calcext:value-type="float">
            <text:p>33601339</text:p>
          </table:table-cell>
          <table:table-cell table:formula="of:=[.CF7]" office:value-type="float" office:value="38554812" calcext:value-type="float">
            <text:p>38554812</text:p>
          </table:table-cell>
          <table:table-cell table:formula="of:=[.DB7]" office:value-type="float" office:value="45717697" calcext:value-type="float">
            <text:p>45717697</text:p>
          </table:table-cell>
          <table:table-cell table:formula="of:=[.DX7]" office:value-type="float" office:value="0" calcext:value-type="float">
            <text:p>0</text:p>
          </table:table-cell>
          <table:table-cell table:formula="of:=[.ET7]" office:value-type="float" office:value="0" calcext:value-type="float">
            <text:p>0</text:p>
          </table:table-cell>
          <table:table-cell table:formula="of:=[.FP7]" office:value-type="float" office:value="0" calcext:value-type="float">
            <text:p>0</text:p>
          </table:table-cell>
          <table:table-cell table:formula="of:=[.GL7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79]" office:value-type="string" office:string-value="HELib_8K_2" calcext:value-type="string">
            <text:p>HELib_8K_2</text:p>
          </table:table-cell>
          <table:table-cell table:formula="of:=[.R8]" office:value-type="float" office:value="1308712" calcext:value-type="float">
            <text:p>1308712</text:p>
          </table:table-cell>
          <table:table-cell table:formula="of:=[.AN8]" office:value-type="float" office:value="3776342" calcext:value-type="float">
            <text:p>3776342</text:p>
          </table:table-cell>
          <table:table-cell table:formula="of:=[.BJ8]" office:value-type="float" office:value="4892837" calcext:value-type="float">
            <text:p>4892837</text:p>
          </table:table-cell>
          <table:table-cell table:formula="of:=[.CF8]" office:value-type="float" office:value="5192973" calcext:value-type="float">
            <text:p>5192973</text:p>
          </table:table-cell>
          <table:table-cell table:formula="of:=[.DB8]" office:value-type="float" office:value="7539285" calcext:value-type="float">
            <text:p>7539285</text:p>
          </table:table-cell>
          <table:table-cell table:formula="of:=[.DX8]" office:value-type="float" office:value="6536057" calcext:value-type="float">
            <text:p>6536057</text:p>
          </table:table-cell>
          <table:table-cell table:formula="of:=[.ET8]" office:value-type="float" office:value="7120348" calcext:value-type="float">
            <text:p>7120348</text:p>
          </table:table-cell>
          <table:table-cell table:formula="of:=[.FP8]" office:value-type="float" office:value="9447377" calcext:value-type="float">
            <text:p>9447377</text:p>
          </table:table-cell>
          <table:table-cell table:formula="of:=[.GL8]" office:value-type="float" office:value="8060515" calcext:value-type="float">
            <text:p>8060515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80]" office:value-type="string" office:string-value="SEAL_8K_2" calcext:value-type="string">
            <text:p>SEAL_8K_2</text:p>
          </table:table-cell>
          <table:table-cell table:formula="of:=[.R9]" office:value-type="float" office:value="8729031" calcext:value-type="float">
            <text:p>8729031</text:p>
          </table:table-cell>
          <table:table-cell table:formula="of:=[.AN9]" office:value-type="float" office:value="22647808" calcext:value-type="float">
            <text:p>22647808</text:p>
          </table:table-cell>
          <table:table-cell table:formula="of:=[.BJ9]" office:value-type="float" office:value="24574599" calcext:value-type="float">
            <text:p>24574599</text:p>
          </table:table-cell>
          <table:table-cell table:formula="of:=[.CF9]" office:value-type="float" office:value="28190411" calcext:value-type="float">
            <text:p>28190411</text:p>
          </table:table-cell>
          <table:table-cell table:formula="of:=[.DB9]" office:value-type="float" office:value="0" calcext:value-type="float">
            <text:p>0</text:p>
          </table:table-cell>
          <table:table-cell table:formula="of:=[.DX9]" office:value-type="float" office:value="0" calcext:value-type="float">
            <text:p>0</text:p>
          </table:table-cell>
          <table:table-cell table:formula="of:=[.ET9]" office:value-type="float" office:value="0" calcext:value-type="float">
            <text:p>0</text:p>
          </table:table-cell>
          <table:table-cell table:formula="of:=[.FP9]" office:value-type="float" office:value="0" calcext:value-type="float">
            <text:p>0</text:p>
          </table:table-cell>
          <table:table-cell table:formula="of:=[.GL9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81]" office:value-type="string" office:string-value="HELib_16K_1" calcext:value-type="string">
            <text:p>HELib_16K_1</text:p>
          </table:table-cell>
          <table:table-cell table:formula="of:=[.R10]" office:value-type="float" office:value="5734479" calcext:value-type="float">
            <text:p>5734479</text:p>
          </table:table-cell>
          <table:table-cell table:formula="of:=[.AN10]" office:value-type="float" office:value="14951044" calcext:value-type="float">
            <text:p>14951044</text:p>
          </table:table-cell>
          <table:table-cell table:formula="of:=[.BJ10]" office:value-type="float" office:value="18817796" calcext:value-type="float">
            <text:p>18817796</text:p>
          </table:table-cell>
          <table:table-cell table:formula="of:=[.CF10]" office:value-type="float" office:value="22641024" calcext:value-type="float">
            <text:p>22641024</text:p>
          </table:table-cell>
          <table:table-cell table:formula="of:=[.DB10]" office:value-type="float" office:value="26750683" calcext:value-type="float">
            <text:p>26750683</text:p>
          </table:table-cell>
          <table:table-cell table:formula="of:=[.DX10]" office:value-type="float" office:value="30467832" calcext:value-type="float">
            <text:p>30467832</text:p>
          </table:table-cell>
          <table:table-cell table:formula="of:=[.ET10]" office:value-type="float" office:value="34037050" calcext:value-type="float">
            <text:p>34037050</text:p>
          </table:table-cell>
          <table:table-cell table:formula="of:=[.FP10]" office:value-type="float" office:value="37848943" calcext:value-type="float">
            <text:p>37848943</text:p>
          </table:table-cell>
          <table:table-cell table:formula="of:=[.GL10]" office:value-type="float" office:value="41121803" calcext:value-type="float">
            <text:p>41121803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82]" office:value-type="string" office:string-value="SEAL_16K_1" calcext:value-type="string">
            <text:p>SEAL_16K_1</text:p>
          </table:table-cell>
          <table:table-cell table:formula="of:=[.R11]" office:value-type="float" office:value="28182596" calcext:value-type="float">
            <text:p>28182596</text:p>
          </table:table-cell>
          <table:table-cell table:formula="of:=[.AN11]" office:value-type="float" office:value="65077193" calcext:value-type="float">
            <text:p>65077193</text:p>
          </table:table-cell>
          <table:table-cell table:formula="of:=[.BJ11]" office:value-type="float" office:value="72864067" calcext:value-type="float">
            <text:p>72864067</text:p>
          </table:table-cell>
          <table:table-cell table:formula="of:=[.CF11]" office:value-type="float" office:value="86319632" calcext:value-type="float">
            <text:p>86319632</text:p>
          </table:table-cell>
          <table:table-cell table:formula="of:=[.DB11]" office:value-type="float" office:value="100429297" calcext:value-type="float">
            <text:p>100429297</text:p>
          </table:table-cell>
          <table:table-cell table:formula="of:=[.DX11]" office:value-type="float" office:value="0" calcext:value-type="float">
            <text:p>0</text:p>
          </table:table-cell>
          <table:table-cell table:formula="of:=[.ET11]" office:value-type="float" office:value="0" calcext:value-type="float">
            <text:p>0</text:p>
          </table:table-cell>
          <table:table-cell table:formula="of:=[.FP11]" office:value-type="float" office:value="0" calcext:value-type="float">
            <text:p>0</text:p>
          </table:table-cell>
          <table:table-cell table:formula="of:=[.GL11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83]" office:value-type="string" office:string-value="HELib_16K_2" calcext:value-type="string">
            <text:p>HELib_16K_2</text:p>
          </table:table-cell>
          <table:table-cell table:formula="of:=[.R12]" office:value-type="float" office:value="5792061" calcext:value-type="float">
            <text:p>5792061</text:p>
          </table:table-cell>
          <table:table-cell table:formula="of:=[.AN12]" office:value-type="float" office:value="15130875" calcext:value-type="float">
            <text:p>15130875</text:p>
          </table:table-cell>
          <table:table-cell table:formula="of:=[.BJ12]" office:value-type="float" office:value="18769127" calcext:value-type="float">
            <text:p>18769127</text:p>
          </table:table-cell>
          <table:table-cell table:formula="of:=[.CF12]" office:value-type="float" office:value="21343494" calcext:value-type="float">
            <text:p>21343494</text:p>
          </table:table-cell>
          <table:table-cell table:formula="of:=[.DB12]" office:value-type="float" office:value="24739226" calcext:value-type="float">
            <text:p>24739226</text:p>
          </table:table-cell>
          <table:table-cell table:formula="of:=[.DX12]" office:value-type="float" office:value="27647180" calcext:value-type="float">
            <text:p>27647180</text:p>
          </table:table-cell>
          <table:table-cell table:formula="of:=[.ET12]" office:value-type="float" office:value="30737459" calcext:value-type="float">
            <text:p>30737459</text:p>
          </table:table-cell>
          <table:table-cell table:formula="of:=[.FP12]" office:value-type="float" office:value="33394260" calcext:value-type="float">
            <text:p>33394260</text:p>
          </table:table-cell>
          <table:table-cell table:formula="of:=[.GL12]" office:value-type="float" office:value="35377603" calcext:value-type="float">
            <text:p>35377603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84]" office:value-type="string" office:string-value="SEAL_16K_2" calcext:value-type="string">
            <text:p>SEAL_16K_2</text:p>
          </table:table-cell>
          <table:table-cell table:formula="of:=[.R13]" office:value-type="float" office:value="44874567" calcext:value-type="float">
            <text:p>44874567</text:p>
          </table:table-cell>
          <table:table-cell table:formula="of:=[.AN13]" office:value-type="float" office:value="100890169" calcext:value-type="float">
            <text:p>100890169</text:p>
          </table:table-cell>
          <table:table-cell table:formula="of:=[.BJ13]" office:value-type="float" office:value="118943626" calcext:value-type="float">
            <text:p>118943626</text:p>
          </table:table-cell>
          <table:table-cell table:formula="of:=[.CF13]" office:value-type="float" office:value="140241207" calcext:value-type="float">
            <text:p>140241207</text:p>
          </table:table-cell>
          <table:table-cell table:formula="of:=[.DB13]" office:value-type="float" office:value="169709969" calcext:value-type="float">
            <text:p>169709969</text:p>
          </table:table-cell>
          <table:table-cell table:formula="of:=[.DX13]" office:value-type="float" office:value="201499130" calcext:value-type="float">
            <text:p>201499130</text:p>
          </table:table-cell>
          <table:table-cell table:formula="of:=[.ET13]" office:value-type="float" office:value="237808047" calcext:value-type="float">
            <text:p>237808047</text:p>
          </table:table-cell>
          <table:table-cell table:formula="of:=[.FP13]" office:value-type="float" office:value="277372600" calcext:value-type="float">
            <text:p>277372600</text:p>
          </table:table-cell>
          <table:table-cell table:formula="of:=[.GL13]" office:value-type="float" office:value="320108241" calcext:value-type="float">
            <text:p>320108241</text:p>
          </table:table-cell>
          <table:table-cell table:number-columns-repeated="179"/>
        </table:table-row>
        <table:table-row table:style-name="ro1">
          <table:table-cell table:number-columns-repeated="196"/>
        </table:table-row>
        <table:table-row table:style-name="ro1">
          <table:table-cell table:number-columns-repeated="7"/>
          <table:table-cell office:value-type="string" calcext:value-type="string">
            <text:p>name</text:p>
          </table:table-cell>
          <table:table-cell office:value-type="string" calcext:value-type="string">
            <text:p>decryption_duration[us]</text:p>
          </table:table-cell>
          <table:table-cell table:number-columns-repeated="187"/>
        </table:table-row>
        <table:table-row table:style-name="ro1">
          <table:table-cell table:number-columns-repeated="7"/>
          <table:table-cell table:formula="of:=[.H87]" office:value-type="string" office:string-value="HELib_4K_1" calcext:value-type="string">
            <text:p>HELib_4K_1</text:p>
          </table:table-cell>
          <table:table-cell table:formula="of:=[.S2]" office:value-type="float" office:value="37576" calcext:value-type="float">
            <text:p>37576</text:p>
          </table:table-cell>
          <table:table-cell table:formula="of:=[.AO2]" office:value-type="float" office:value="74674" calcext:value-type="float">
            <text:p>74674</text:p>
          </table:table-cell>
          <table:table-cell table:formula="of:=[.BK2]" office:value-type="float" office:value="78867" calcext:value-type="float">
            <text:p>78867</text:p>
          </table:table-cell>
          <table:table-cell table:formula="of:=[.CG2]" office:value-type="float" office:value="95089" calcext:value-type="float">
            <text:p>95089</text:p>
          </table:table-cell>
          <table:table-cell table:formula="of:=[.DC2]" office:value-type="float" office:value="82343" calcext:value-type="float">
            <text:p>82343</text:p>
          </table:table-cell>
          <table:table-cell table:formula="of:=[.DY2]" office:value-type="float" office:value="81459" calcext:value-type="float">
            <text:p>81459</text:p>
          </table:table-cell>
          <table:table-cell table:formula="of:=[.EU2]" office:value-type="float" office:value="81745" calcext:value-type="float">
            <text:p>81745</text:p>
          </table:table-cell>
          <table:table-cell table:formula="of:=[.FQ2]" office:value-type="float" office:value="124113" calcext:value-type="float">
            <text:p>124113</text:p>
          </table:table-cell>
          <table:table-cell table:formula="of:=[.GM2]" office:value-type="float" office:value="70112" calcext:value-type="float">
            <text:p>70112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88]" office:value-type="string" office:string-value="SEAL_4K_1" calcext:value-type="string">
            <text:p>SEAL_4K_1</text:p>
          </table:table-cell>
          <table:table-cell table:formula="of:=[.S3]" office:value-type="float" office:value="17611" calcext:value-type="float">
            <text:p>17611</text:p>
          </table:table-cell>
          <table:table-cell table:formula="of:=[.AO3]" office:value-type="float" office:value="15471" calcext:value-type="float">
            <text:p>15471</text:p>
          </table:table-cell>
          <table:table-cell table:formula="of:=[.BK3]" office:value-type="float" office:value="0" calcext:value-type="float">
            <text:p>0</text:p>
          </table:table-cell>
          <table:table-cell table:formula="of:=[.CG3]" office:value-type="float" office:value="0" calcext:value-type="float">
            <text:p>0</text:p>
          </table:table-cell>
          <table:table-cell table:formula="of:=[.DC3]" office:value-type="float" office:value="0" calcext:value-type="float">
            <text:p>0</text:p>
          </table:table-cell>
          <table:table-cell table:formula="of:=[.DY3]" office:value-type="float" office:value="0" calcext:value-type="float">
            <text:p>0</text:p>
          </table:table-cell>
          <table:table-cell table:formula="of:=[.EU3]" office:value-type="float" office:value="0" calcext:value-type="float">
            <text:p>0</text:p>
          </table:table-cell>
          <table:table-cell table:formula="of:=[.FQ3]" office:value-type="float" office:value="0" calcext:value-type="float">
            <text:p>0</text:p>
          </table:table-cell>
          <table:table-cell table:formula="of:=[.GM3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89]" office:value-type="string" office:string-value="HELib_4K_2" calcext:value-type="string">
            <text:p>HELib_4K_2</text:p>
          </table:table-cell>
          <table:table-cell table:formula="of:=[.S4]" office:value-type="float" office:value="40257" calcext:value-type="float">
            <text:p>40257</text:p>
          </table:table-cell>
          <table:table-cell table:formula="of:=[.AO4]" office:value-type="float" office:value="63016" calcext:value-type="float">
            <text:p>63016</text:p>
          </table:table-cell>
          <table:table-cell table:formula="of:=[.BK4]" office:value-type="float" office:value="78663" calcext:value-type="float">
            <text:p>78663</text:p>
          </table:table-cell>
          <table:table-cell table:formula="of:=[.CG4]" office:value-type="float" office:value="67473" calcext:value-type="float">
            <text:p>67473</text:p>
          </table:table-cell>
          <table:table-cell table:formula="of:=[.DC4]" office:value-type="float" office:value="69251" calcext:value-type="float">
            <text:p>69251</text:p>
          </table:table-cell>
          <table:table-cell table:formula="of:=[.DY4]" office:value-type="float" office:value="68845" calcext:value-type="float">
            <text:p>68845</text:p>
          </table:table-cell>
          <table:table-cell table:formula="of:=[.EU4]" office:value-type="float" office:value="62390" calcext:value-type="float">
            <text:p>62390</text:p>
          </table:table-cell>
          <table:table-cell table:formula="of:=[.FQ4]" office:value-type="float" office:value="66011" calcext:value-type="float">
            <text:p>66011</text:p>
          </table:table-cell>
          <table:table-cell table:formula="of:=[.GM4]" office:value-type="float" office:value="55591" calcext:value-type="float">
            <text:p>55591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90]" office:value-type="string" office:string-value="SEAL_4K_2" calcext:value-type="string">
            <text:p>SEAL_4K_2</text:p>
          </table:table-cell>
          <table:table-cell table:formula="of:=[.S5]" office:value-type="float" office:value="9735" calcext:value-type="float">
            <text:p>9735</text:p>
          </table:table-cell>
          <table:table-cell table:formula="of:=[.AO5]" office:value-type="float" office:value="0" calcext:value-type="float">
            <text:p>0</text:p>
          </table:table-cell>
          <table:table-cell table:formula="of:=[.BK5]" office:value-type="float" office:value="0" calcext:value-type="float">
            <text:p>0</text:p>
          </table:table-cell>
          <table:table-cell table:formula="of:=[.CG5]" office:value-type="float" office:value="0" calcext:value-type="float">
            <text:p>0</text:p>
          </table:table-cell>
          <table:table-cell table:formula="of:=[.DC5]" office:value-type="float" office:value="0" calcext:value-type="float">
            <text:p>0</text:p>
          </table:table-cell>
          <table:table-cell table:formula="of:=[.DY5]" office:value-type="float" office:value="0" calcext:value-type="float">
            <text:p>0</text:p>
          </table:table-cell>
          <table:table-cell table:formula="of:=[.EU5]" office:value-type="float" office:value="0" calcext:value-type="float">
            <text:p>0</text:p>
          </table:table-cell>
          <table:table-cell table:formula="of:=[.FQ5]" office:value-type="float" office:value="0" calcext:value-type="float">
            <text:p>0</text:p>
          </table:table-cell>
          <table:table-cell table:formula="of:=[.GM5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91]" office:value-type="string" office:string-value="HELib_8K_1" calcext:value-type="string">
            <text:p>HELib_8K_1</text:p>
          </table:table-cell>
          <table:table-cell table:formula="of:=[.S6]" office:value-type="float" office:value="116674" calcext:value-type="float">
            <text:p>116674</text:p>
          </table:table-cell>
          <table:table-cell table:formula="of:=[.AO6]" office:value-type="float" office:value="182995" calcext:value-type="float">
            <text:p>182995</text:p>
          </table:table-cell>
          <table:table-cell table:formula="of:=[.BK6]" office:value-type="float" office:value="170366" calcext:value-type="float">
            <text:p>170366</text:p>
          </table:table-cell>
          <table:table-cell table:formula="of:=[.CG6]" office:value-type="float" office:value="212283" calcext:value-type="float">
            <text:p>212283</text:p>
          </table:table-cell>
          <table:table-cell table:formula="of:=[.DC6]" office:value-type="float" office:value="163841" calcext:value-type="float">
            <text:p>163841</text:p>
          </table:table-cell>
          <table:table-cell table:formula="of:=[.DY6]" office:value-type="float" office:value="177112" calcext:value-type="float">
            <text:p>177112</text:p>
          </table:table-cell>
          <table:table-cell table:formula="of:=[.EU6]" office:value-type="float" office:value="170651" calcext:value-type="float">
            <text:p>170651</text:p>
          </table:table-cell>
          <table:table-cell table:formula="of:=[.FQ6]" office:value-type="float" office:value="156597" calcext:value-type="float">
            <text:p>156597</text:p>
          </table:table-cell>
          <table:table-cell table:formula="of:=[.GM6]" office:value-type="float" office:value="166037" calcext:value-type="float">
            <text:p>166037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92]" office:value-type="string" office:string-value="SEAL_8K_1" calcext:value-type="string">
            <text:p>SEAL_8K_1</text:p>
          </table:table-cell>
          <table:table-cell table:formula="of:=[.S7]" office:value-type="float" office:value="121043" calcext:value-type="float">
            <text:p>121043</text:p>
          </table:table-cell>
          <table:table-cell table:formula="of:=[.AO7]" office:value-type="float" office:value="146027" calcext:value-type="float">
            <text:p>146027</text:p>
          </table:table-cell>
          <table:table-cell table:formula="of:=[.BK7]" office:value-type="float" office:value="83507" calcext:value-type="float">
            <text:p>83507</text:p>
          </table:table-cell>
          <table:table-cell table:formula="of:=[.CG7]" office:value-type="float" office:value="58582" calcext:value-type="float">
            <text:p>58582</text:p>
          </table:table-cell>
          <table:table-cell table:formula="of:=[.DC7]" office:value-type="float" office:value="32018" calcext:value-type="float">
            <text:p>32018</text:p>
          </table:table-cell>
          <table:table-cell table:formula="of:=[.DY7]" office:value-type="float" office:value="0" calcext:value-type="float">
            <text:p>0</text:p>
          </table:table-cell>
          <table:table-cell table:formula="of:=[.EU7]" office:value-type="float" office:value="0" calcext:value-type="float">
            <text:p>0</text:p>
          </table:table-cell>
          <table:table-cell table:formula="of:=[.FQ7]" office:value-type="float" office:value="0" calcext:value-type="float">
            <text:p>0</text:p>
          </table:table-cell>
          <table:table-cell table:formula="of:=[.GM7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93]" office:value-type="string" office:string-value="HELib_8K_2" calcext:value-type="string">
            <text:p>HELib_8K_2</text:p>
          </table:table-cell>
          <table:table-cell table:formula="of:=[.S8]" office:value-type="float" office:value="137875" calcext:value-type="float">
            <text:p>137875</text:p>
          </table:table-cell>
          <table:table-cell table:formula="of:=[.AO8]" office:value-type="float" office:value="168302" calcext:value-type="float">
            <text:p>168302</text:p>
          </table:table-cell>
          <table:table-cell table:formula="of:=[.BK8]" office:value-type="float" office:value="164324" calcext:value-type="float">
            <text:p>164324</text:p>
          </table:table-cell>
          <table:table-cell table:formula="of:=[.CG8]" office:value-type="float" office:value="144451" calcext:value-type="float">
            <text:p>144451</text:p>
          </table:table-cell>
          <table:table-cell table:formula="of:=[.DC8]" office:value-type="float" office:value="200037" calcext:value-type="float">
            <text:p>200037</text:p>
          </table:table-cell>
          <table:table-cell table:formula="of:=[.DY8]" office:value-type="float" office:value="127249" calcext:value-type="float">
            <text:p>127249</text:p>
          </table:table-cell>
          <table:table-cell table:formula="of:=[.EU8]" office:value-type="float" office:value="130581" calcext:value-type="float">
            <text:p>130581</text:p>
          </table:table-cell>
          <table:table-cell table:formula="of:=[.FQ8]" office:value-type="float" office:value="132056" calcext:value-type="float">
            <text:p>132056</text:p>
          </table:table-cell>
          <table:table-cell table:formula="of:=[.GM8]" office:value-type="float" office:value="130610" calcext:value-type="float">
            <text:p>130610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94]" office:value-type="string" office:string-value="SEAL_8K_2" calcext:value-type="string">
            <text:p>SEAL_8K_2</text:p>
          </table:table-cell>
          <table:table-cell table:formula="of:=[.S9]" office:value-type="float" office:value="99902" calcext:value-type="float">
            <text:p>99902</text:p>
          </table:table-cell>
          <table:table-cell table:formula="of:=[.AO9]" office:value-type="float" office:value="65189" calcext:value-type="float">
            <text:p>65189</text:p>
          </table:table-cell>
          <table:table-cell table:formula="of:=[.BK9]" office:value-type="float" office:value="40072" calcext:value-type="float">
            <text:p>40072</text:p>
          </table:table-cell>
          <table:table-cell table:formula="of:=[.CG9]" office:value-type="float" office:value="14229" calcext:value-type="float">
            <text:p>14229</text:p>
          </table:table-cell>
          <table:table-cell table:formula="of:=[.DC9]" office:value-type="float" office:value="0" calcext:value-type="float">
            <text:p>0</text:p>
          </table:table-cell>
          <table:table-cell table:formula="of:=[.DY9]" office:value-type="float" office:value="0" calcext:value-type="float">
            <text:p>0</text:p>
          </table:table-cell>
          <table:table-cell table:formula="of:=[.EU9]" office:value-type="float" office:value="0" calcext:value-type="float">
            <text:p>0</text:p>
          </table:table-cell>
          <table:table-cell table:formula="of:=[.FQ9]" office:value-type="float" office:value="0" calcext:value-type="float">
            <text:p>0</text:p>
          </table:table-cell>
          <table:table-cell table:formula="of:=[.GM9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95]" office:value-type="string" office:string-value="HELib_16K_1" calcext:value-type="string">
            <text:p>HELib_16K_1</text:p>
          </table:table-cell>
          <table:table-cell table:formula="of:=[.S10]" office:value-type="float" office:value="404743" calcext:value-type="float">
            <text:p>404743</text:p>
          </table:table-cell>
          <table:table-cell table:formula="of:=[.AO10]" office:value-type="float" office:value="559794" calcext:value-type="float">
            <text:p>559794</text:p>
          </table:table-cell>
          <table:table-cell table:formula="of:=[.BK10]" office:value-type="float" office:value="547026" calcext:value-type="float">
            <text:p>547026</text:p>
          </table:table-cell>
          <table:table-cell table:formula="of:=[.CG10]" office:value-type="float" office:value="515283" calcext:value-type="float">
            <text:p>515283</text:p>
          </table:table-cell>
          <table:table-cell table:formula="of:=[.DC10]" office:value-type="float" office:value="494454" calcext:value-type="float">
            <text:p>494454</text:p>
          </table:table-cell>
          <table:table-cell table:formula="of:=[.DY10]" office:value-type="float" office:value="504084" calcext:value-type="float">
            <text:p>504084</text:p>
          </table:table-cell>
          <table:table-cell table:formula="of:=[.EU10]" office:value-type="float" office:value="587172" calcext:value-type="float">
            <text:p>587172</text:p>
          </table:table-cell>
          <table:table-cell table:formula="of:=[.FQ10]" office:value-type="float" office:value="537538" calcext:value-type="float">
            <text:p>537538</text:p>
          </table:table-cell>
          <table:table-cell table:formula="of:=[.GM10]" office:value-type="float" office:value="618548" calcext:value-type="float">
            <text:p>618548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96]" office:value-type="string" office:string-value="SEAL_16K_1" calcext:value-type="string">
            <text:p>SEAL_16K_1</text:p>
          </table:table-cell>
          <table:table-cell table:formula="of:=[.S11]" office:value-type="float" office:value="329520" calcext:value-type="float">
            <text:p>329520</text:p>
          </table:table-cell>
          <table:table-cell table:formula="of:=[.AO11]" office:value-type="float" office:value="240646" calcext:value-type="float">
            <text:p>240646</text:p>
          </table:table-cell>
          <table:table-cell table:formula="of:=[.BK11]" office:value-type="float" office:value="175327" calcext:value-type="float">
            <text:p>175327</text:p>
          </table:table-cell>
          <table:table-cell table:formula="of:=[.CG11]" office:value-type="float" office:value="109802" calcext:value-type="float">
            <text:p>109802</text:p>
          </table:table-cell>
          <table:table-cell table:formula="of:=[.DC11]" office:value-type="float" office:value="55397" calcext:value-type="float">
            <text:p>55397</text:p>
          </table:table-cell>
          <table:table-cell table:formula="of:=[.DY11]" office:value-type="float" office:value="0" calcext:value-type="float">
            <text:p>0</text:p>
          </table:table-cell>
          <table:table-cell table:formula="of:=[.EU11]" office:value-type="float" office:value="0" calcext:value-type="float">
            <text:p>0</text:p>
          </table:table-cell>
          <table:table-cell table:formula="of:=[.FQ11]" office:value-type="float" office:value="0" calcext:value-type="float">
            <text:p>0</text:p>
          </table:table-cell>
          <table:table-cell table:formula="of:=[.GM11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97]" office:value-type="string" office:string-value="HELib_16K_2" calcext:value-type="string">
            <text:p>HELib_16K_2</text:p>
          </table:table-cell>
          <table:table-cell table:formula="of:=[.S12]" office:value-type="float" office:value="418959" calcext:value-type="float">
            <text:p>418959</text:p>
          </table:table-cell>
          <table:table-cell table:formula="of:=[.AO12]" office:value-type="float" office:value="520351" calcext:value-type="float">
            <text:p>520351</text:p>
          </table:table-cell>
          <table:table-cell table:formula="of:=[.BK12]" office:value-type="float" office:value="494644" calcext:value-type="float">
            <text:p>494644</text:p>
          </table:table-cell>
          <table:table-cell table:formula="of:=[.CG12]" office:value-type="float" office:value="447240" calcext:value-type="float">
            <text:p>447240</text:p>
          </table:table-cell>
          <table:table-cell table:formula="of:=[.DC12]" office:value-type="float" office:value="420872" calcext:value-type="float">
            <text:p>420872</text:p>
          </table:table-cell>
          <table:table-cell table:formula="of:=[.DY12]" office:value-type="float" office:value="428416" calcext:value-type="float">
            <text:p>428416</text:p>
          </table:table-cell>
          <table:table-cell table:formula="of:=[.EU12]" office:value-type="float" office:value="427722" calcext:value-type="float">
            <text:p>427722</text:p>
          </table:table-cell>
          <table:table-cell table:formula="of:=[.FQ12]" office:value-type="float" office:value="394423" calcext:value-type="float">
            <text:p>394423</text:p>
          </table:table-cell>
          <table:table-cell table:formula="of:=[.GM12]" office:value-type="float" office:value="400973" calcext:value-type="float">
            <text:p>400973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98]" office:value-type="string" office:string-value="SEAL_16K_2" calcext:value-type="string">
            <text:p>SEAL_16K_2</text:p>
          </table:table-cell>
          <table:table-cell table:formula="of:=[.S13]" office:value-type="float" office:value="692991" calcext:value-type="float">
            <text:p>692991</text:p>
          </table:table-cell>
          <table:table-cell table:formula="of:=[.AO13]" office:value-type="float" office:value="546584" calcext:value-type="float">
            <text:p>546584</text:p>
          </table:table-cell>
          <table:table-cell table:formula="of:=[.BK13]" office:value-type="float" office:value="443976" calcext:value-type="float">
            <text:p>443976</text:p>
          </table:table-cell>
          <table:table-cell table:formula="of:=[.CG13]" office:value-type="float" office:value="356710" calcext:value-type="float">
            <text:p>356710</text:p>
          </table:table-cell>
          <table:table-cell table:formula="of:=[.DC13]" office:value-type="float" office:value="270296" calcext:value-type="float">
            <text:p>270296</text:p>
          </table:table-cell>
          <table:table-cell table:formula="of:=[.DY13]" office:value-type="float" office:value="200143" calcext:value-type="float">
            <text:p>200143</text:p>
          </table:table-cell>
          <table:table-cell table:formula="of:=[.EU13]" office:value-type="float" office:value="126715" calcext:value-type="float">
            <text:p>126715</text:p>
          </table:table-cell>
          <table:table-cell table:formula="of:=[.FQ13]" office:value-type="float" office:value="74947" calcext:value-type="float">
            <text:p>74947</text:p>
          </table:table-cell>
          <table:table-cell table:formula="of:=[.GM13]" office:value-type="float" office:value="27561" calcext:value-type="float">
            <text:p>27561</text:p>
          </table:table-cell>
          <table:table-cell table:number-columns-repeated="179"/>
        </table:table-row>
        <table:table-row table:style-name="ro1">
          <table:table-cell table:number-columns-repeated="196"/>
        </table:table-row>
        <table:table-row table:style-name="ro1">
          <table:table-cell table:number-columns-repeated="7"/>
          <table:table-cell office:value-type="string" calcext:value-type="string">
            <text:p>name</text:p>
          </table:table-cell>
          <table:table-cell office:value-type="string" calcext:value-type="string">
            <text:p>accuracy</text:p>
          </table:table-cell>
          <table:table-cell table:number-columns-repeated="187"/>
        </table:table-row>
        <table:table-row table:style-name="ro1">
          <table:table-cell table:number-columns-repeated="7"/>
          <table:table-cell table:formula="of:=[.H101]" office:value-type="string" office:string-value="HELib_4K_1" calcext:value-type="string">
            <text:p>HELib_4K_1</text:p>
          </table:table-cell>
          <table:table-cell table:formula="of:=[.T2]" office:value-type="float" office:value="0.814159" calcext:value-type="float">
            <text:p>0.814159</text:p>
          </table:table-cell>
          <table:table-cell table:formula="of:=[.AP2]" office:value-type="float" office:value="0.973451" calcext:value-type="float">
            <text:p>0.973451</text:p>
          </table:table-cell>
          <table:table-cell table:formula="of:=[.BL2]" office:value-type="float" office:value="0.123894" calcext:value-type="float">
            <text:p>0.123894</text:p>
          </table:table-cell>
          <table:table-cell table:formula="of:=[.CH2]" office:value-type="float" office:value="0.039823" calcext:value-type="float">
            <text:p>0.039823</text:p>
          </table:table-cell>
          <table:table-cell table:formula="of:=[.DD2]" office:value-type="float" office:value="0.0265487" calcext:value-type="float">
            <text:p>0.0265487</text:p>
          </table:table-cell>
          <table:table-cell table:formula="of:=[.DZ2]" office:value-type="float" office:value="0.0309735" calcext:value-type="float">
            <text:p>0.0309735</text:p>
          </table:table-cell>
          <table:table-cell table:formula="of:=[.EV2]" office:value-type="float" office:value="0.0774336" calcext:value-type="float">
            <text:p>0.0774336</text:p>
          </table:table-cell>
          <table:table-cell table:formula="of:=[.FR2]" office:value-type="float" office:value="0.0553097" calcext:value-type="float">
            <text:p>0.0553097</text:p>
          </table:table-cell>
          <table:table-cell table:formula="of:=[.GN2]" office:value-type="float" office:value="0.542035" calcext:value-type="float">
            <text:p>0.542035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102]" office:value-type="string" office:string-value="SEAL_4K_1" calcext:value-type="string">
            <text:p>SEAL_4K_1</text:p>
          </table:table-cell>
          <table:table-cell table:formula="of:=[.T3]" office:value-type="float" office:value="0.811947" calcext:value-type="float">
            <text:p>0.811947</text:p>
          </table:table-cell>
          <table:table-cell table:formula="of:=[.AP3]" office:value-type="float" office:value="0.971239" calcext:value-type="float">
            <text:p>0.971239</text:p>
          </table:table-cell>
          <table:table-cell table:formula="of:=[.BL3]" office:value-type="float" office:value="0" calcext:value-type="float">
            <text:p>0</text:p>
          </table:table-cell>
          <table:table-cell table:formula="of:=[.CH3]" office:value-type="float" office:value="0" calcext:value-type="float">
            <text:p>0</text:p>
          </table:table-cell>
          <table:table-cell table:formula="of:=[.DD3]" office:value-type="float" office:value="0" calcext:value-type="float">
            <text:p>0</text:p>
          </table:table-cell>
          <table:table-cell table:formula="of:=[.DZ3]" office:value-type="float" office:value="0" calcext:value-type="float">
            <text:p>0</text:p>
          </table:table-cell>
          <table:table-cell table:formula="of:=[.EV3]" office:value-type="float" office:value="0" calcext:value-type="float">
            <text:p>0</text:p>
          </table:table-cell>
          <table:table-cell table:formula="of:=[.FR3]" office:value-type="float" office:value="0" calcext:value-type="float">
            <text:p>0</text:p>
          </table:table-cell>
          <table:table-cell table:formula="of:=[.GN3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103]" office:value-type="string" office:string-value="HELib_4K_2" calcext:value-type="string">
            <text:p>HELib_4K_2</text:p>
          </table:table-cell>
          <table:table-cell table:formula="of:=[.T4]" office:value-type="float" office:value="0.811947" calcext:value-type="float">
            <text:p>0.811947</text:p>
          </table:table-cell>
          <table:table-cell table:formula="of:=[.AP4]" office:value-type="float" office:value="0.0420354" calcext:value-type="float">
            <text:p>0.0420354</text:p>
          </table:table-cell>
          <table:table-cell table:formula="of:=[.BL4]" office:value-type="float" office:value="0.0309735" calcext:value-type="float">
            <text:p>0.0309735</text:p>
          </table:table-cell>
          <table:table-cell table:formula="of:=[.CH4]" office:value-type="float" office:value="0.0575221" calcext:value-type="float">
            <text:p>0.0575221</text:p>
          </table:table-cell>
          <table:table-cell table:formula="of:=[.DD4]" office:value-type="float" office:value="0.0597345" calcext:value-type="float">
            <text:p>0.0597345</text:p>
          </table:table-cell>
          <table:table-cell table:formula="of:=[.DZ4]" office:value-type="float" office:value="0.542035" calcext:value-type="float">
            <text:p>0.542035</text:p>
          </table:table-cell>
          <table:table-cell table:formula="of:=[.EV4]" office:value-type="float" office:value="0.542035" calcext:value-type="float">
            <text:p>0.542035</text:p>
          </table:table-cell>
          <table:table-cell table:formula="of:=[.FR4]" office:value-type="float" office:value="0.542035" calcext:value-type="float">
            <text:p>0.542035</text:p>
          </table:table-cell>
          <table:table-cell table:formula="of:=[.GN4]" office:value-type="float" office:value="0.542035" calcext:value-type="float">
            <text:p>0.542035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104]" office:value-type="string" office:string-value="SEAL_4K_2" calcext:value-type="string">
            <text:p>SEAL_4K_2</text:p>
          </table:table-cell>
          <table:table-cell table:formula="of:=[.T5]" office:value-type="float" office:value="0.811947" calcext:value-type="float">
            <text:p>0.811947</text:p>
          </table:table-cell>
          <table:table-cell table:formula="of:=[.AP5]" office:value-type="float" office:value="0" calcext:value-type="float">
            <text:p>0</text:p>
          </table:table-cell>
          <table:table-cell table:formula="of:=[.BL5]" office:value-type="float" office:value="0" calcext:value-type="float">
            <text:p>0</text:p>
          </table:table-cell>
          <table:table-cell table:formula="of:=[.CH5]" office:value-type="float" office:value="0" calcext:value-type="float">
            <text:p>0</text:p>
          </table:table-cell>
          <table:table-cell table:formula="of:=[.DD5]" office:value-type="float" office:value="0" calcext:value-type="float">
            <text:p>0</text:p>
          </table:table-cell>
          <table:table-cell table:formula="of:=[.DZ5]" office:value-type="float" office:value="0" calcext:value-type="float">
            <text:p>0</text:p>
          </table:table-cell>
          <table:table-cell table:formula="of:=[.EV5]" office:value-type="float" office:value="0" calcext:value-type="float">
            <text:p>0</text:p>
          </table:table-cell>
          <table:table-cell table:formula="of:=[.FR5]" office:value-type="float" office:value="0" calcext:value-type="float">
            <text:p>0</text:p>
          </table:table-cell>
          <table:table-cell table:formula="of:=[.GN5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105]" office:value-type="string" office:string-value="HELib_8K_1" calcext:value-type="string">
            <text:p>HELib_8K_1</text:p>
          </table:table-cell>
          <table:table-cell table:formula="of:=[.T6]" office:value-type="float" office:value="0.811947" calcext:value-type="float">
            <text:p>0.811947</text:p>
          </table:table-cell>
          <table:table-cell table:formula="of:=[.AP6]" office:value-type="float" office:value="0.971239" calcext:value-type="float">
            <text:p>0.971239</text:p>
          </table:table-cell>
          <table:table-cell table:formula="of:=[.BL6]" office:value-type="float" office:value="0.913717" calcext:value-type="float">
            <text:p>0.913717</text:p>
          </table:table-cell>
          <table:table-cell table:formula="of:=[.CH6]" office:value-type="float" office:value="0.0420354" calcext:value-type="float">
            <text:p>0.0420354</text:p>
          </table:table-cell>
          <table:table-cell table:formula="of:=[.DD6]" office:value-type="float" office:value="0.0486726" calcext:value-type="float">
            <text:p>0.0486726</text:p>
          </table:table-cell>
          <table:table-cell table:formula="of:=[.DZ6]" office:value-type="float" office:value="0.050885" calcext:value-type="float">
            <text:p>0.050885</text:p>
          </table:table-cell>
          <table:table-cell table:formula="of:=[.EV6]" office:value-type="float" office:value="0.103982" calcext:value-type="float">
            <text:p>0.103982</text:p>
          </table:table-cell>
          <table:table-cell table:formula="of:=[.FR6]" office:value-type="float" office:value="0.0818584" calcext:value-type="float">
            <text:p>0.0818584</text:p>
          </table:table-cell>
          <table:table-cell table:formula="of:=[.GN6]" office:value-type="float" office:value="0.347345" calcext:value-type="float">
            <text:p>0.347345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106]" office:value-type="string" office:string-value="SEAL_8K_1" calcext:value-type="string">
            <text:p>SEAL_8K_1</text:p>
          </table:table-cell>
          <table:table-cell table:formula="of:=[.T7]" office:value-type="float" office:value="0.811947" calcext:value-type="float">
            <text:p>0.811947</text:p>
          </table:table-cell>
          <table:table-cell table:formula="of:=[.AP7]" office:value-type="float" office:value="0.975664" calcext:value-type="float">
            <text:p>0.975664</text:p>
          </table:table-cell>
          <table:table-cell table:formula="of:=[.BL7]" office:value-type="float" office:value="0.973451" calcext:value-type="float">
            <text:p>0.973451</text:p>
          </table:table-cell>
          <table:table-cell table:formula="of:=[.CH7]" office:value-type="float" office:value="1" calcext:value-type="float">
            <text:p>1</text:p>
          </table:table-cell>
          <table:table-cell table:formula="of:=[.DD7]" office:value-type="float" office:value="0.590708" calcext:value-type="float">
            <text:p>0.590708</text:p>
          </table:table-cell>
          <table:table-cell table:formula="of:=[.DZ7]" office:value-type="float" office:value="0" calcext:value-type="float">
            <text:p>0</text:p>
          </table:table-cell>
          <table:table-cell table:formula="of:=[.EV7]" office:value-type="float" office:value="0" calcext:value-type="float">
            <text:p>0</text:p>
          </table:table-cell>
          <table:table-cell table:formula="of:=[.FR7]" office:value-type="float" office:value="0" calcext:value-type="float">
            <text:p>0</text:p>
          </table:table-cell>
          <table:table-cell table:formula="of:=[.GN7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107]" office:value-type="string" office:string-value="HELib_8K_2" calcext:value-type="string">
            <text:p>HELib_8K_2</text:p>
          </table:table-cell>
          <table:table-cell table:formula="of:=[.T8]" office:value-type="float" office:value="0.811947" calcext:value-type="float">
            <text:p>0.811947</text:p>
          </table:table-cell>
          <table:table-cell table:formula="of:=[.AP8]" office:value-type="float" office:value="0.975664" calcext:value-type="float">
            <text:p>0.975664</text:p>
          </table:table-cell>
          <table:table-cell table:formula="of:=[.BL8]" office:value-type="float" office:value="0.973451" calcext:value-type="float">
            <text:p>0.973451</text:p>
          </table:table-cell>
          <table:table-cell table:formula="of:=[.CH8]" office:value-type="float" office:value="0.800885" calcext:value-type="float">
            <text:p>0.800885</text:p>
          </table:table-cell>
          <table:table-cell table:formula="of:=[.DD8]" office:value-type="float" office:value="0.039823" calcext:value-type="float">
            <text:p>0.039823</text:p>
          </table:table-cell>
          <table:table-cell table:formula="of:=[.DZ8]" office:value-type="float" office:value="0.0774336" calcext:value-type="float">
            <text:p>0.0774336</text:p>
          </table:table-cell>
          <table:table-cell table:formula="of:=[.EV8]" office:value-type="float" office:value="0.0575221" calcext:value-type="float">
            <text:p>0.0575221</text:p>
          </table:table-cell>
          <table:table-cell table:formula="of:=[.FR8]" office:value-type="float" office:value="0.0331858" calcext:value-type="float">
            <text:p>0.0331858</text:p>
          </table:table-cell>
          <table:table-cell table:formula="of:=[.GN8]" office:value-type="float" office:value="0.289823" calcext:value-type="float">
            <text:p>0.289823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108]" office:value-type="string" office:string-value="SEAL_8K_2" calcext:value-type="string">
            <text:p>SEAL_8K_2</text:p>
          </table:table-cell>
          <table:table-cell table:formula="of:=[.T9]" office:value-type="float" office:value="0.811947" calcext:value-type="float">
            <text:p>0.811947</text:p>
          </table:table-cell>
          <table:table-cell table:formula="of:=[.AP9]" office:value-type="float" office:value="0.975664" calcext:value-type="float">
            <text:p>0.975664</text:p>
          </table:table-cell>
          <table:table-cell table:formula="of:=[.BL9]" office:value-type="float" office:value="0.973451" calcext:value-type="float">
            <text:p>0.973451</text:p>
          </table:table-cell>
          <table:table-cell table:formula="of:=[.CH9]" office:value-type="float" office:value="1" calcext:value-type="float">
            <text:p>1</text:p>
          </table:table-cell>
          <table:table-cell table:formula="of:=[.DD9]" office:value-type="float" office:value="0" calcext:value-type="float">
            <text:p>0</text:p>
          </table:table-cell>
          <table:table-cell table:formula="of:=[.DZ9]" office:value-type="float" office:value="0" calcext:value-type="float">
            <text:p>0</text:p>
          </table:table-cell>
          <table:table-cell table:formula="of:=[.EV9]" office:value-type="float" office:value="0" calcext:value-type="float">
            <text:p>0</text:p>
          </table:table-cell>
          <table:table-cell table:formula="of:=[.FR9]" office:value-type="float" office:value="0" calcext:value-type="float">
            <text:p>0</text:p>
          </table:table-cell>
          <table:table-cell table:formula="of:=[.GN9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109]" office:value-type="string" office:string-value="HELib_16K_1" calcext:value-type="string">
            <text:p>HELib_16K_1</text:p>
          </table:table-cell>
          <table:table-cell table:formula="of:=[.T10]" office:value-type="float" office:value="0.811947" calcext:value-type="float">
            <text:p>0.811947</text:p>
          </table:table-cell>
          <table:table-cell table:formula="of:=[.AP10]" office:value-type="float" office:value="0.973451" calcext:value-type="float">
            <text:p>0.973451</text:p>
          </table:table-cell>
          <table:table-cell table:formula="of:=[.BL10]" office:value-type="float" office:value="0.935841" calcext:value-type="float">
            <text:p>0.935841</text:p>
          </table:table-cell>
          <table:table-cell table:formula="of:=[.CH10]" office:value-type="float" office:value="0.0309735" calcext:value-type="float">
            <text:p>0.0309735</text:p>
          </table:table-cell>
          <table:table-cell table:formula="of:=[.DD10]" office:value-type="float" office:value="0.050885" calcext:value-type="float">
            <text:p>0.050885</text:p>
          </table:table-cell>
          <table:table-cell table:formula="of:=[.DZ10]" office:value-type="float" office:value="0.112832" calcext:value-type="float">
            <text:p>0.112832</text:p>
          </table:table-cell>
          <table:table-cell table:formula="of:=[.EV10]" office:value-type="float" office:value="0.0530973" calcext:value-type="float">
            <text:p>0.0530973</text:p>
          </table:table-cell>
          <table:table-cell table:formula="of:=[.FR10]" office:value-type="float" office:value="0.0530973" calcext:value-type="float">
            <text:p>0.0530973</text:p>
          </table:table-cell>
          <table:table-cell table:formula="of:=[.GN10]" office:value-type="float" office:value="0.325221" calcext:value-type="float">
            <text:p>0.325221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110]" office:value-type="string" office:string-value="SEAL_16K_1" calcext:value-type="string">
            <text:p>SEAL_16K_1</text:p>
          </table:table-cell>
          <table:table-cell table:formula="of:=[.T11]" office:value-type="float" office:value="0.811947" calcext:value-type="float">
            <text:p>0.811947</text:p>
          </table:table-cell>
          <table:table-cell table:formula="of:=[.AP11]" office:value-type="float" office:value="0.975664" calcext:value-type="float">
            <text:p>0.975664</text:p>
          </table:table-cell>
          <table:table-cell table:formula="of:=[.BL11]" office:value-type="float" office:value="0.973451" calcext:value-type="float">
            <text:p>0.973451</text:p>
          </table:table-cell>
          <table:table-cell table:formula="of:=[.CH11]" office:value-type="float" office:value="1" calcext:value-type="float">
            <text:p>1</text:p>
          </table:table-cell>
          <table:table-cell table:formula="of:=[.DD11]" office:value-type="float" office:value="0.588496" calcext:value-type="float">
            <text:p>0.588496</text:p>
          </table:table-cell>
          <table:table-cell table:formula="of:=[.DZ11]" office:value-type="float" office:value="0" calcext:value-type="float">
            <text:p>0</text:p>
          </table:table-cell>
          <table:table-cell table:formula="of:=[.EV11]" office:value-type="float" office:value="0" calcext:value-type="float">
            <text:p>0</text:p>
          </table:table-cell>
          <table:table-cell table:formula="of:=[.FR11]" office:value-type="float" office:value="0" calcext:value-type="float">
            <text:p>0</text:p>
          </table:table-cell>
          <table:table-cell table:formula="of:=[.GN11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111]" office:value-type="string" office:string-value="HELib_16K_2" calcext:value-type="string">
            <text:p>HELib_16K_2</text:p>
          </table:table-cell>
          <table:table-cell table:formula="of:=[.T12]" office:value-type="float" office:value="0.811947" calcext:value-type="float">
            <text:p>0.811947</text:p>
          </table:table-cell>
          <table:table-cell table:formula="of:=[.AP12]" office:value-type="float" office:value="0.975664" calcext:value-type="float">
            <text:p>0.975664</text:p>
          </table:table-cell>
          <table:table-cell table:formula="of:=[.BL12]" office:value-type="float" office:value="0.973451" calcext:value-type="float">
            <text:p>0.973451</text:p>
          </table:table-cell>
          <table:table-cell table:formula="of:=[.CH12]" office:value-type="float" office:value="0.112832" calcext:value-type="float">
            <text:p>0.112832</text:p>
          </table:table-cell>
          <table:table-cell table:formula="of:=[.DD12]" office:value-type="float" office:value="0.0154867" calcext:value-type="float">
            <text:p>0.0154867</text:p>
          </table:table-cell>
          <table:table-cell table:formula="of:=[.DZ12]" office:value-type="float" office:value="0.0420354" calcext:value-type="float">
            <text:p>0.0420354</text:p>
          </table:table-cell>
          <table:table-cell table:formula="of:=[.EV12]" office:value-type="float" office:value="0.0442478" calcext:value-type="float">
            <text:p>0.0442478</text:p>
          </table:table-cell>
          <table:table-cell table:formula="of:=[.FR12]" office:value-type="float" office:value="0.0663717" calcext:value-type="float">
            <text:p>0.0663717</text:p>
          </table:table-cell>
          <table:table-cell table:formula="of:=[.GN12]" office:value-type="float" office:value="0.29646" calcext:value-type="float">
            <text:p>0.29646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112]" office:value-type="string" office:string-value="SEAL_16K_2" calcext:value-type="string">
            <text:p>SEAL_16K_2</text:p>
          </table:table-cell>
          <table:table-cell table:formula="of:=[.T13]" office:value-type="float" office:value="0.811947" calcext:value-type="float">
            <text:p>0.811947</text:p>
          </table:table-cell>
          <table:table-cell table:formula="of:=[.AP13]" office:value-type="float" office:value="0.975664" calcext:value-type="float">
            <text:p>0.975664</text:p>
          </table:table-cell>
          <table:table-cell table:formula="of:=[.BL13]" office:value-type="float" office:value="0.973451" calcext:value-type="float">
            <text:p>0.973451</text:p>
          </table:table-cell>
          <table:table-cell table:formula="of:=[.CH13]" office:value-type="float" office:value="1" calcext:value-type="float">
            <text:p>1</text:p>
          </table:table-cell>
          <table:table-cell table:formula="of:=[.DD13]" office:value-type="float" office:value="0.590708" calcext:value-type="float">
            <text:p>0.590708</text:p>
          </table:table-cell>
          <table:table-cell table:formula="of:=[.DZ13]" office:value-type="float" office:value="0.701327" calcext:value-type="float">
            <text:p>0.701327</text:p>
          </table:table-cell>
          <table:table-cell table:formula="of:=[.EV13]" office:value-type="float" office:value="0.581858" calcext:value-type="float">
            <text:p>0.581858</text:p>
          </table:table-cell>
          <table:table-cell table:formula="of:=[.FR13]" office:value-type="float" office:value="0.544248" calcext:value-type="float">
            <text:p>0.544248</text:p>
          </table:table-cell>
          <table:table-cell table:formula="of:=[.GN13]" office:value-type="float" office:value="0.544248" calcext:value-type="float">
            <text:p>0.544248</text:p>
          </table:table-cell>
          <table:table-cell table:number-columns-repeated="179"/>
        </table:table-row>
        <table:table-row table:style-name="ro1">
          <table:table-cell table:number-columns-repeated="196"/>
        </table:table-row>
        <table:table-row table:style-name="ro2">
          <table:table-cell table:number-columns-repeated="7"/>
          <table:table-cell table:style-name="ce1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79"/>
        </table:table-row>
        <table:table-row table:style-name="ro2">
          <table:table-cell table:number-columns-repeated="7"/>
          <table:table-cell table:style-name="ce2" table:formula="of:=[.H115]" office:value-type="string" office:string-value="HELib_4K_1" calcext:value-type="string">
            <text:p>HELib_4K_1</text:p>
          </table:table-cell>
          <table:table-cell table:style-name="ce5" table:formula="of:=IF([.I115]&lt;&gt;0;ABS([.I115]-[.A$144]);&quot;&quot;)" office:value-type="float" office:value="0.00442447670364399" calcext:value-type="float">
            <text:p>0.00</text:p>
          </table:table-cell>
          <table:table-cell table:style-name="ce5" table:formula="of:=IF([.J115]&lt;&gt;0;ABS([.J115]-[.B$144]);&quot;&quot;)" office:value-type="float" office:value="0.0132739956626889" calcext:value-type="float">
            <text:p>0.01</text:p>
          </table:table-cell>
          <table:table-cell table:style-name="ce5" table:formula="of:=IF([.K115]&lt;&gt;0;ABS([.K115]-[.C$144]);&quot;&quot;)" office:value-type="float" office:value="0.867256438785553" calcext:value-type="float">
            <text:p>0.87</text:p>
          </table:table-cell>
          <table:table-cell table:style-name="ce5" table:formula="of:=IF([.L115]&lt;&gt;0;ABS([.L115]-[.D$144]);&quot;&quot;)" office:value-type="float" office:value="0.960177" calcext:value-type="float">
            <text:p>0.96</text:p>
          </table:table-cell>
          <table:table-cell table:style-name="ce5" table:formula="of:=IF([.M115]&lt;&gt;0;ABS([.M115]-[.E$144]);&quot;&quot;)" office:value-type="float" office:value="0.564159257744598" calcext:value-type="float">
            <text:p>0.56</text:p>
          </table:table-cell>
          <table:table-cell table:style-name="ce5" table:formula="of:=IF([.N115]&lt;&gt;0;ABS([.N115]-[.F$144]);&quot;&quot;)" office:value-type="float" office:value="0.665929132713318" calcext:value-type="float">
            <text:p>0.67</text:p>
          </table:table-cell>
          <table:table-cell table:style-name="ce5" table:formula="of:=IF([.O115]&lt;&gt;0;ABS([.O115]-[.G$144]);&quot;&quot;)" office:value-type="float" office:value="0.502212391325378" calcext:value-type="float">
            <text:p>0.50</text:p>
          </table:table-cell>
          <table:table-cell table:style-name="ce5" table:formula="of:=IF([.P115]&lt;&gt;0;ABS([.P115]-[.H$144]);&quot;&quot;)" office:value-type="float" office:value="0.488938106072235" calcext:value-type="float">
            <text:p>0.49</text:p>
          </table:table-cell>
          <table:table-cell table:style-name="ce5" table:formula="of:=IF([.Q115]&lt;&gt;0;ABS([.Q115]-[.I$144]);&quot;&quot;)" office:value-type="float" office:value="0.00221280607223495" calcext:value-type="float">
            <text:p>0.00</text:p>
          </table:table-cell>
          <table:table-cell table:number-columns-repeated="179"/>
        </table:table-row>
        <table:table-row table:style-name="ro2">
          <table:table-cell table:number-columns-repeated="7"/>
          <table:table-cell table:style-name="ce2" table:formula="of:=[.H117]" office:value-type="string" office:string-value="HELib_4K_2" calcext:value-type="string">
            <text:p>HELib_4K_2</text:p>
          </table:table-cell>
          <table:table-cell table:style-name="ce5" table:formula="of:=IF([.I117]&lt;&gt;0;ABS([.I117]-[.A$144]);&quot;&quot;)" office:value-type="float" office:value="0.002212476703644" calcext:value-type="float">
            <text:p>0.00</text:p>
          </table:table-cell>
          <table:table-cell table:style-name="ce5" table:formula="of:=IF([.J117]&lt;&gt;0;ABS([.J117]-[.B$144]);&quot;&quot;)" office:value-type="float" office:value="0.918141604337311" calcext:value-type="float">
            <text:p>0.92</text:p>
          </table:table-cell>
          <table:table-cell table:style-name="ce5" table:formula="of:=IF([.K117]&lt;&gt;0;ABS([.K117]-[.C$144]);&quot;&quot;)" office:value-type="float" office:value="0.960176938785553" calcext:value-type="float">
            <text:p>0.96</text:p>
          </table:table-cell>
          <table:table-cell table:style-name="ce5" table:formula="of:=IF([.L117]&lt;&gt;0;ABS([.L117]-[.D$144]);&quot;&quot;)" office:value-type="float" office:value="0.9424779" calcext:value-type="float">
            <text:p>0.94</text:p>
          </table:table-cell>
          <table:table-cell table:style-name="ce5" table:formula="of:=IF([.M117]&lt;&gt;0;ABS([.M117]-[.E$144]);&quot;&quot;)" office:value-type="float" office:value="0.530973457744598" calcext:value-type="float">
            <text:p>0.53</text:p>
          </table:table-cell>
          <table:table-cell table:style-name="ce5" table:formula="of:=IF([.N117]&lt;&gt;0;ABS([.N117]-[.F$144]);&quot;&quot;)" office:value-type="float" office:value="0.154867632713318" calcext:value-type="float">
            <text:p>0.15</text:p>
          </table:table-cell>
          <table:table-cell table:style-name="ce5" table:formula="of:=IF([.O117]&lt;&gt;0;ABS([.O117]-[.G$144]);&quot;&quot;)" office:value-type="float" office:value="0.0376109913253779" calcext:value-type="float">
            <text:p>0.04</text:p>
          </table:table-cell>
          <table:table-cell table:style-name="ce5" table:formula="of:=IF([.P117]&lt;&gt;0;ABS([.P117]-[.H$144]);&quot;&quot;)" office:value-type="float" office:value="0.00221280607223495" calcext:value-type="float">
            <text:p>0.00</text:p>
          </table:table-cell>
          <table:table-cell table:style-name="ce5" table:formula="of:=IF([.Q117]&lt;&gt;0;ABS([.Q117]-[.I$144]);&quot;&quot;)" office:value-type="float" office:value="0.00221280607223495" calcext:value-type="float">
            <text:p>0.00</text:p>
          </table:table-cell>
          <table:table-cell table:number-columns-repeated="179"/>
        </table:table-row>
        <table:table-row table:style-name="ro2">
          <table:table-cell table:number-columns-repeated="7"/>
          <table:table-cell table:style-name="ce2" table:formula="of:=[.H119]" office:value-type="string" office:string-value="HELib_8K_1" calcext:value-type="string">
            <text:p>HELib_8K_1</text:p>
          </table:table-cell>
          <table:table-cell table:style-name="ce5" table:formula="of:=IF([.I119]&lt;&gt;0;ABS([.I119]-[.A$144]);&quot;&quot;)" office:value-type="float" office:value="0.002212476703644" calcext:value-type="float">
            <text:p>0.00</text:p>
          </table:table-cell>
          <table:table-cell table:style-name="ce5" table:formula="of:=IF([.J119]&lt;&gt;0;ABS([.J119]-[.B$144]);&quot;&quot;)" office:value-type="float" office:value="0.011061995662689" calcext:value-type="float">
            <text:p>0.01</text:p>
          </table:table-cell>
          <table:table-cell table:style-name="ce5" table:formula="of:=IF([.K119]&lt;&gt;0;ABS([.K119]-[.C$144]);&quot;&quot;)" office:value-type="float" office:value="0.077433438785553" calcext:value-type="float">
            <text:p>0.08</text:p>
          </table:table-cell>
          <table:table-cell table:style-name="ce5" table:formula="of:=IF([.L119]&lt;&gt;0;ABS([.L119]-[.D$144]);&quot;&quot;)" office:value-type="float" office:value="0.9579646" calcext:value-type="float">
            <text:p>0.96</text:p>
          </table:table-cell>
          <table:table-cell table:style-name="ce5" table:formula="of:=IF([.M119]&lt;&gt;0;ABS([.M119]-[.E$144]);&quot;&quot;)" office:value-type="float" office:value="0.542035357744598" calcext:value-type="float">
            <text:p>0.54</text:p>
          </table:table-cell>
          <table:table-cell table:style-name="ce5" table:formula="of:=IF([.N119]&lt;&gt;0;ABS([.N119]-[.F$144]);&quot;&quot;)" office:value-type="float" office:value="0.646017632713318" calcext:value-type="float">
            <text:p>0.65</text:p>
          </table:table-cell>
          <table:table-cell table:style-name="ce5" table:formula="of:=IF([.O119]&lt;&gt;0;ABS([.O119]-[.G$144]);&quot;&quot;)" office:value-type="float" office:value="0.475663991325378" calcext:value-type="float">
            <text:p>0.48</text:p>
          </table:table-cell>
          <table:table-cell table:style-name="ce5" table:formula="of:=IF([.P119]&lt;&gt;0;ABS([.P119]-[.H$144]);&quot;&quot;)" office:value-type="float" office:value="0.462389406072235" calcext:value-type="float">
            <text:p>0.46</text:p>
          </table:table-cell>
          <table:table-cell table:style-name="ce5" table:formula="of:=IF([.Q119]&lt;&gt;0;ABS([.Q119]-[.I$144]);&quot;&quot;)" office:value-type="float" office:value="0.196902806072235" calcext:value-type="float">
            <text:p>0.20</text:p>
          </table:table-cell>
          <table:table-cell table:number-columns-repeated="179"/>
        </table:table-row>
        <table:table-row table:style-name="ro2">
          <table:table-cell table:number-columns-repeated="7"/>
          <table:table-cell table:style-name="ce2" table:formula="of:=[.H121]" office:value-type="string" office:string-value="HELib_8K_2" calcext:value-type="string">
            <text:p>HELib_8K_2</text:p>
          </table:table-cell>
          <table:table-cell table:style-name="ce5" table:formula="of:=IF([.I121]&lt;&gt;0;ABS([.I121]-[.A$144]);&quot;&quot;)" office:value-type="float" office:value="0.002212476703644" calcext:value-type="float">
            <text:p>0.00</text:p>
          </table:table-cell>
          <table:table-cell table:style-name="ce5" table:formula="of:=IF([.J121]&lt;&gt;0;ABS([.J121]-[.B$144]);&quot;&quot;)" office:value-type="float" office:value="0.015486995662689" calcext:value-type="float">
            <text:p>0.02</text:p>
          </table:table-cell>
          <table:table-cell table:style-name="ce5" table:formula="of:=IF([.K121]&lt;&gt;0;ABS([.K121]-[.C$144]);&quot;&quot;)" office:value-type="float" office:value="0.017699438785553" calcext:value-type="float">
            <text:p>0.02</text:p>
          </table:table-cell>
          <table:table-cell table:style-name="ce5" table:formula="of:=IF([.L121]&lt;&gt;0;ABS([.L121]-[.D$144]);&quot;&quot;)" office:value-type="float" office:value="0.199115" calcext:value-type="float">
            <text:p>0.20</text:p>
          </table:table-cell>
          <table:table-cell table:style-name="ce5" table:formula="of:=IF([.M121]&lt;&gt;0;ABS([.M121]-[.E$144]);&quot;&quot;)" office:value-type="float" office:value="0.550884957744598" calcext:value-type="float">
            <text:p>0.55</text:p>
          </table:table-cell>
          <table:table-cell table:style-name="ce5" table:formula="of:=IF([.N121]&lt;&gt;0;ABS([.N121]-[.F$144]);&quot;&quot;)" office:value-type="float" office:value="0.619469032713318" calcext:value-type="float">
            <text:p>0.62</text:p>
          </table:table-cell>
          <table:table-cell table:style-name="ce5" table:formula="of:=IF([.O121]&lt;&gt;0;ABS([.O121]-[.G$144]);&quot;&quot;)" office:value-type="float" office:value="0.522123891325378" calcext:value-type="float">
            <text:p>0.52</text:p>
          </table:table-cell>
          <table:table-cell table:style-name="ce5" table:formula="of:=IF([.P121]&lt;&gt;0;ABS([.P121]-[.H$144]);&quot;&quot;)" office:value-type="float" office:value="0.511062006072235" calcext:value-type="float">
            <text:p>0.51</text:p>
          </table:table-cell>
          <table:table-cell table:style-name="ce5" table:formula="of:=IF([.Q121]&lt;&gt;0;ABS([.Q121]-[.I$144]);&quot;&quot;)" office:value-type="float" office:value="0.254424806072235" calcext:value-type="float">
            <text:p>0.25</text:p>
          </table:table-cell>
          <table:table-cell table:number-columns-repeated="179"/>
        </table:table-row>
        <table:table-row table:style-name="ro2">
          <table:table-cell table:number-columns-repeated="7"/>
          <table:table-cell table:style-name="ce2" table:formula="of:=[.H123]" office:value-type="string" office:string-value="HELib_16K_1" calcext:value-type="string">
            <text:p>HELib_16K_1</text:p>
          </table:table-cell>
          <table:table-cell table:style-name="ce5" table:formula="of:=IF([.I123]&lt;&gt;0;ABS([.I123]-[.A$144]);&quot;&quot;)" office:value-type="float" office:value="0.002212476703644" calcext:value-type="float">
            <text:p>0.00</text:p>
          </table:table-cell>
          <table:table-cell table:style-name="ce5" table:formula="of:=IF([.J123]&lt;&gt;0;ABS([.J123]-[.B$144]);&quot;&quot;)" office:value-type="float" office:value="0.0132739956626889" calcext:value-type="float">
            <text:p>0.01</text:p>
          </table:table-cell>
          <table:table-cell table:style-name="ce5" table:formula="of:=IF([.K123]&lt;&gt;0;ABS([.K123]-[.C$144]);&quot;&quot;)" office:value-type="float" office:value="0.0553094387855529" calcext:value-type="float">
            <text:p>0.06</text:p>
          </table:table-cell>
          <table:table-cell table:style-name="ce5" table:formula="of:=IF([.L123]&lt;&gt;0;ABS([.L123]-[.D$144]);&quot;&quot;)" office:value-type="float" office:value="0.9690265" calcext:value-type="float">
            <text:p>0.97</text:p>
          </table:table-cell>
          <table:table-cell table:style-name="ce5" table:formula="of:=IF([.M123]&lt;&gt;0;ABS([.M123]-[.E$144]);&quot;&quot;)" office:value-type="float" office:value="0.539822957744598" calcext:value-type="float">
            <text:p>0.54</text:p>
          </table:table-cell>
          <table:table-cell table:style-name="ce5" table:formula="of:=IF([.N123]&lt;&gt;0;ABS([.N123]-[.F$144]);&quot;&quot;)" office:value-type="float" office:value="0.584070632713318" calcext:value-type="float">
            <text:p>0.58</text:p>
          </table:table-cell>
          <table:table-cell table:style-name="ce5" table:formula="of:=IF([.O123]&lt;&gt;0;ABS([.O123]-[.G$144]);&quot;&quot;)" office:value-type="float" office:value="0.526548691325378" calcext:value-type="float">
            <text:p>0.53</text:p>
          </table:table-cell>
          <table:table-cell table:style-name="ce5" table:formula="of:=IF([.P123]&lt;&gt;0;ABS([.P123]-[.H$144]);&quot;&quot;)" office:value-type="float" office:value="0.491150506072235" calcext:value-type="float">
            <text:p>0.49</text:p>
          </table:table-cell>
          <table:table-cell table:style-name="ce5" table:formula="of:=IF([.Q123]&lt;&gt;0;ABS([.Q123]-[.I$144]);&quot;&quot;)" office:value-type="float" office:value="0.219026806072235" calcext:value-type="float">
            <text:p>0.22</text:p>
          </table:table-cell>
          <table:table-cell table:number-columns-repeated="179"/>
        </table:table-row>
        <table:table-row table:style-name="ro2">
          <table:table-cell table:number-columns-repeated="7"/>
          <table:table-cell table:style-name="ce2" table:formula="of:=[.H125]" office:value-type="string" office:string-value="HELib_16K_2" calcext:value-type="string">
            <text:p>HELib_16K_2</text:p>
          </table:table-cell>
          <table:table-cell table:style-name="ce5" table:formula="of:=IF([.I125]&lt;&gt;0;ABS([.I125]-[.A$144]);&quot;&quot;)" office:value-type="float" office:value="0.002212476703644" calcext:value-type="float">
            <text:p>0.00</text:p>
          </table:table-cell>
          <table:table-cell table:style-name="ce5" table:formula="of:=IF([.J125]&lt;&gt;0;ABS([.J125]-[.B$144]);&quot;&quot;)" office:value-type="float" office:value="0.015486995662689" calcext:value-type="float">
            <text:p>0.02</text:p>
          </table:table-cell>
          <table:table-cell table:style-name="ce5" table:formula="of:=IF([.K125]&lt;&gt;0;ABS([.K125]-[.C$144]);&quot;&quot;)" office:value-type="float" office:value="0.017699438785553" calcext:value-type="float">
            <text:p>0.02</text:p>
          </table:table-cell>
          <table:table-cell table:style-name="ce5" table:formula="of:=IF([.L125]&lt;&gt;0;ABS([.L125]-[.D$144]);&quot;&quot;)" office:value-type="float" office:value="0.887168" calcext:value-type="float">
            <text:p>0.89</text:p>
          </table:table-cell>
          <table:table-cell table:style-name="ce5" table:formula="of:=IF([.M125]&lt;&gt;0;ABS([.M125]-[.E$144]);&quot;&quot;)" office:value-type="float" office:value="0.575221257744598" calcext:value-type="float">
            <text:p>0.58</text:p>
          </table:table-cell>
          <table:table-cell table:style-name="ce5" table:formula="of:=IF([.N125]&lt;&gt;0;ABS([.N125]-[.F$144]);&quot;&quot;)" office:value-type="float" office:value="0.654867232713318" calcext:value-type="float">
            <text:p>0.65</text:p>
          </table:table-cell>
          <table:table-cell table:style-name="ce5" table:formula="of:=IF([.O125]&lt;&gt;0;ABS([.O125]-[.G$144]);&quot;&quot;)" office:value-type="float" office:value="0.535398191325378" calcext:value-type="float">
            <text:p>0.54</text:p>
          </table:table-cell>
          <table:table-cell table:style-name="ce5" table:formula="of:=IF([.P125]&lt;&gt;0;ABS([.P125]-[.H$144]);&quot;&quot;)" office:value-type="float" office:value="0.477876106072235" calcext:value-type="float">
            <text:p>0.48</text:p>
          </table:table-cell>
          <table:table-cell table:style-name="ce5" table:formula="of:=IF([.Q125]&lt;&gt;0;ABS([.Q125]-[.I$144]);&quot;&quot;)" office:value-type="float" office:value="0.247787806072235" calcext:value-type="float">
            <text:p>0.25</text:p>
          </table:table-cell>
          <table:table-cell table:number-columns-repeated="179"/>
        </table:table-row>
        <table:table-row table:style-name="ro2">
          <table:table-cell table:number-columns-repeated="7"/>
          <table:table-cell table:style-name="ce2" table:formula="of:=[.H116]" office:value-type="string" office:string-value="SEAL_4K_1" calcext:value-type="string">
            <text:p>SEAL_4K_1</text:p>
          </table:table-cell>
          <table:table-cell table:style-name="ce5" table:formula="of:=IF([.I116]&lt;&gt;0;ABS([.I116]-[.A$144]);&quot;&quot;)" office:value-type="float" office:value="0.002212476703644" calcext:value-type="float">
            <text:p>0.00</text:p>
          </table:table-cell>
          <table:table-cell table:style-name="ce5" table:formula="of:=IF([.J116]&lt;&gt;0;ABS([.J116]-[.B$144]);&quot;&quot;)" office:value-type="float" office:value="0.011061995662689" calcext:value-type="float">
            <text:p>0.01</text:p>
          </table:table-cell>
          <table:table-cell table:style-name="ce5" table:formula="of:=IF([.K116]&lt;&gt;0;ABS([.K116]-[.C$144]);&quot;&quot;)">
            <text:p/>
          </table:table-cell>
          <table:table-cell table:style-name="ce5" table:formula="of:=IF([.L116]&lt;&gt;0;ABS([.L116]-[.D$144]);&quot;&quot;)">
            <text:p/>
          </table:table-cell>
          <table:table-cell table:style-name="ce5" table:formula="of:=IF([.M116]&lt;&gt;0;ABS([.M116]-[.E$144]);&quot;&quot;)">
            <text:p/>
          </table:table-cell>
          <table:table-cell table:style-name="ce5" table:formula="of:=IF([.N116]&lt;&gt;0;ABS([.N116]-[.F$144]);&quot;&quot;)">
            <text:p/>
          </table:table-cell>
          <table:table-cell table:style-name="ce5" table:formula="of:=IF([.O116]&lt;&gt;0;ABS([.O116]-[.G$144]);&quot;&quot;)">
            <text:p/>
          </table:table-cell>
          <table:table-cell table:style-name="ce5" table:formula="of:=IF([.P116]&lt;&gt;0;ABS([.P116]-[.H$144]);&quot;&quot;)">
            <text:p/>
          </table:table-cell>
          <table:table-cell table:style-name="ce5" table:formula="of:=IF([.Q116]&lt;&gt;0;ABS([.Q116]-[.I$144]);&quot;&quot;)">
            <text:p/>
          </table:table-cell>
          <table:table-cell table:number-columns-repeated="179"/>
        </table:table-row>
        <table:table-row table:style-name="ro2">
          <table:table-cell table:number-columns-repeated="7"/>
          <table:table-cell table:style-name="ce2" table:formula="of:=[.H118]" office:value-type="string" office:string-value="SEAL_4K_2" calcext:value-type="string">
            <text:p>SEAL_4K_2</text:p>
          </table:table-cell>
          <table:table-cell table:style-name="ce5" table:formula="of:=IF([.I118]&lt;&gt;0;ABS([.I118]-[.A$144]);&quot;&quot;)" office:value-type="float" office:value="0.002212476703644" calcext:value-type="float">
            <text:p>0.00</text:p>
          </table:table-cell>
          <table:table-cell table:style-name="ce5" table:formula="of:=IF([.J118]&lt;&gt;0;ABS([.J118]-[.B$144]);&quot;&quot;)">
            <text:p/>
          </table:table-cell>
          <table:table-cell table:style-name="ce5" table:formula="of:=IF([.K118]&lt;&gt;0;ABS([.K118]-[.C$144]);&quot;&quot;)">
            <text:p/>
          </table:table-cell>
          <table:table-cell table:style-name="ce5" table:formula="of:=IF([.L118]&lt;&gt;0;ABS([.L118]-[.D$144]);&quot;&quot;)">
            <text:p/>
          </table:table-cell>
          <table:table-cell table:style-name="ce5" table:formula="of:=IF([.M118]&lt;&gt;0;ABS([.M118]-[.E$144]);&quot;&quot;)">
            <text:p/>
          </table:table-cell>
          <table:table-cell table:style-name="ce5" table:formula="of:=IF([.N118]&lt;&gt;0;ABS([.N118]-[.F$144]);&quot;&quot;)">
            <text:p/>
          </table:table-cell>
          <table:table-cell table:style-name="ce5" table:formula="of:=IF([.O118]&lt;&gt;0;ABS([.O118]-[.G$144]);&quot;&quot;)">
            <text:p/>
          </table:table-cell>
          <table:table-cell table:style-name="ce5" table:formula="of:=IF([.P118]&lt;&gt;0;ABS([.P118]-[.H$144]);&quot;&quot;)">
            <text:p/>
          </table:table-cell>
          <table:table-cell table:style-name="ce5" table:formula="of:=IF([.Q118]&lt;&gt;0;ABS([.Q118]-[.I$144]);&quot;&quot;)">
            <text:p/>
          </table:table-cell>
          <table:table-cell table:number-columns-repeated="179"/>
        </table:table-row>
        <table:table-row table:style-name="ro2">
          <table:table-cell table:number-columns-repeated="7"/>
          <table:table-cell table:style-name="ce2" table:formula="of:=[.H120]" office:value-type="string" office:string-value="SEAL_8K_1" calcext:value-type="string">
            <text:p>SEAL_8K_1</text:p>
          </table:table-cell>
          <table:table-cell table:style-name="ce5" table:formula="of:=IF([.I120]&lt;&gt;0;ABS([.I120]-[.A$144]);&quot;&quot;)" office:value-type="float" office:value="0.002212476703644" calcext:value-type="float">
            <text:p>0.00</text:p>
          </table:table-cell>
          <table:table-cell table:style-name="ce5" table:formula="of:=IF([.J120]&lt;&gt;0;ABS([.J120]-[.B$144]);&quot;&quot;)" office:value-type="float" office:value="0.015486995662689" calcext:value-type="float">
            <text:p>0.02</text:p>
          </table:table-cell>
          <table:table-cell table:style-name="ce5" table:formula="of:=IF([.K120]&lt;&gt;0;ABS([.K120]-[.C$144]);&quot;&quot;)" office:value-type="float" office:value="0.017699438785553" calcext:value-type="float">
            <text:p>0.02</text:p>
          </table:table-cell>
          <table:table-cell table:style-name="ce5" table:formula="of:=IF([.L120]&lt;&gt;0;ABS([.L120]-[.D$144]);&quot;&quot;)" office:value-type="float" office:value="0" calcext:value-type="float">
            <text:p>0.00</text:p>
          </table:table-cell>
          <table:table-cell table:style-name="ce5" table:formula="of:=IF([.M120]&lt;&gt;0;ABS([.M120]-[.E$144]);&quot;&quot;)" office:value-type="float" office:value="0.00000004225540206626" calcext:value-type="float">
            <text:p>0.00</text:p>
          </table:table-cell>
          <table:table-cell table:style-name="ce5" table:formula="of:=IF([.N120]&lt;&gt;0;ABS([.N120]-[.F$144]);&quot;&quot;)">
            <text:p/>
          </table:table-cell>
          <table:table-cell table:style-name="ce5" table:formula="of:=IF([.O120]&lt;&gt;0;ABS([.O120]-[.G$144]);&quot;&quot;)">
            <text:p/>
          </table:table-cell>
          <table:table-cell table:style-name="ce5" table:formula="of:=IF([.P120]&lt;&gt;0;ABS([.P120]-[.H$144]);&quot;&quot;)">
            <text:p/>
          </table:table-cell>
          <table:table-cell table:style-name="ce5" table:formula="of:=IF([.Q120]&lt;&gt;0;ABS([.Q120]-[.I$144]);&quot;&quot;)">
            <text:p/>
          </table:table-cell>
          <table:table-cell table:number-columns-repeated="179"/>
        </table:table-row>
        <table:table-row table:style-name="ro2">
          <table:table-cell table:number-columns-repeated="7"/>
          <table:table-cell table:style-name="ce2" table:formula="of:=[.H122]" office:value-type="string" office:string-value="SEAL_8K_2" calcext:value-type="string">
            <text:p>SEAL_8K_2</text:p>
          </table:table-cell>
          <table:table-cell table:style-name="ce5" table:formula="of:=IF([.I122]&lt;&gt;0;ABS([.I122]-[.A$144]);&quot;&quot;)" office:value-type="float" office:value="0.002212476703644" calcext:value-type="float">
            <text:p>0.00</text:p>
          </table:table-cell>
          <table:table-cell table:style-name="ce5" table:formula="of:=IF([.J122]&lt;&gt;0;ABS([.J122]-[.B$144]);&quot;&quot;)" office:value-type="float" office:value="0.015486995662689" calcext:value-type="float">
            <text:p>0.02</text:p>
          </table:table-cell>
          <table:table-cell table:style-name="ce5" table:formula="of:=IF([.K122]&lt;&gt;0;ABS([.K122]-[.C$144]);&quot;&quot;)" office:value-type="float" office:value="0.017699438785553" calcext:value-type="float">
            <text:p>0.02</text:p>
          </table:table-cell>
          <table:table-cell table:style-name="ce5" table:formula="of:=IF([.L122]&lt;&gt;0;ABS([.L122]-[.D$144]);&quot;&quot;)" office:value-type="float" office:value="0" calcext:value-type="float">
            <text:p>0.00</text:p>
          </table:table-cell>
          <table:table-cell table:style-name="ce5" table:formula="of:=IF([.M122]&lt;&gt;0;ABS([.M122]-[.E$144]);&quot;&quot;)">
            <text:p/>
          </table:table-cell>
          <table:table-cell table:style-name="ce5" table:formula="of:=IF([.N122]&lt;&gt;0;ABS([.N122]-[.F$144]);&quot;&quot;)">
            <text:p/>
          </table:table-cell>
          <table:table-cell table:style-name="ce5" table:formula="of:=IF([.O122]&lt;&gt;0;ABS([.O122]-[.G$144]);&quot;&quot;)">
            <text:p/>
          </table:table-cell>
          <table:table-cell table:style-name="ce5" table:formula="of:=IF([.P122]&lt;&gt;0;ABS([.P122]-[.H$144]);&quot;&quot;)">
            <text:p/>
          </table:table-cell>
          <table:table-cell table:style-name="ce5" table:formula="of:=IF([.Q122]&lt;&gt;0;ABS([.Q122]-[.I$144]);&quot;&quot;)">
            <text:p/>
          </table:table-cell>
          <table:table-cell table:number-columns-repeated="179"/>
        </table:table-row>
        <table:table-row table:style-name="ro2">
          <table:table-cell table:number-columns-repeated="7"/>
          <table:table-cell table:style-name="ce2" table:formula="of:=[.H124]" office:value-type="string" office:string-value="SEAL_16K_1" calcext:value-type="string">
            <text:p>SEAL_16K_1</text:p>
          </table:table-cell>
          <table:table-cell table:style-name="ce5" table:formula="of:=IF([.I124]&lt;&gt;0;ABS([.I124]-[.A$144]);&quot;&quot;)" office:value-type="float" office:value="0.002212476703644" calcext:value-type="float">
            <text:p>0.00</text:p>
          </table:table-cell>
          <table:table-cell table:style-name="ce5" table:formula="of:=IF([.J124]&lt;&gt;0;ABS([.J124]-[.B$144]);&quot;&quot;)" office:value-type="float" office:value="0.015486995662689" calcext:value-type="float">
            <text:p>0.02</text:p>
          </table:table-cell>
          <table:table-cell table:style-name="ce5" table:formula="of:=IF([.K124]&lt;&gt;0;ABS([.K124]-[.C$144]);&quot;&quot;)" office:value-type="float" office:value="0.017699438785553" calcext:value-type="float">
            <text:p>0.02</text:p>
          </table:table-cell>
          <table:table-cell table:style-name="ce5" table:formula="of:=IF([.L124]&lt;&gt;0;ABS([.L124]-[.D$144]);&quot;&quot;)" office:value-type="float" office:value="0" calcext:value-type="float">
            <text:p>0.00</text:p>
          </table:table-cell>
          <table:table-cell table:style-name="ce5" table:formula="of:=IF([.M124]&lt;&gt;0;ABS([.M124]-[.E$144]);&quot;&quot;)" office:value-type="float" office:value="0.00221195774459793" calcext:value-type="float">
            <text:p>0.00</text:p>
          </table:table-cell>
          <table:table-cell table:style-name="ce5" table:formula="of:=IF([.N124]&lt;&gt;0;ABS([.N124]-[.F$144]);&quot;&quot;)">
            <text:p/>
          </table:table-cell>
          <table:table-cell table:style-name="ce5" table:formula="of:=IF([.O124]&lt;&gt;0;ABS([.O124]-[.G$144]);&quot;&quot;)">
            <text:p/>
          </table:table-cell>
          <table:table-cell table:style-name="ce5" table:formula="of:=IF([.P124]&lt;&gt;0;ABS([.P124]-[.H$144]);&quot;&quot;)">
            <text:p/>
          </table:table-cell>
          <table:table-cell table:style-name="ce5" table:formula="of:=IF([.Q124]&lt;&gt;0;ABS([.Q124]-[.I$144]);&quot;&quot;)">
            <text:p/>
          </table:table-cell>
          <table:table-cell table:number-columns-repeated="179"/>
        </table:table-row>
        <table:table-row table:style-name="ro2">
          <table:table-cell table:number-columns-repeated="7"/>
          <table:table-cell table:style-name="ce2" table:formula="of:=[.H126]" office:value-type="string" office:string-value="SEAL_16K_2" calcext:value-type="string">
            <text:p>SEAL_16K_2</text:p>
          </table:table-cell>
          <table:table-cell table:style-name="ce5" table:formula="of:=IF([.I126]&lt;&gt;0;ABS([.I126]-[.A$144]);&quot;&quot;)" office:value-type="float" office:value="0.002212476703644" calcext:value-type="float">
            <text:p>0.00</text:p>
          </table:table-cell>
          <table:table-cell table:style-name="ce5" table:formula="of:=IF([.J126]&lt;&gt;0;ABS([.J126]-[.B$144]);&quot;&quot;)" office:value-type="float" office:value="0.015486995662689" calcext:value-type="float">
            <text:p>0.02</text:p>
          </table:table-cell>
          <table:table-cell table:style-name="ce5" table:formula="of:=IF([.K126]&lt;&gt;0;ABS([.K126]-[.C$144]);&quot;&quot;)" office:value-type="float" office:value="0.017699438785553" calcext:value-type="float">
            <text:p>0.02</text:p>
          </table:table-cell>
          <table:table-cell table:style-name="ce5" table:formula="of:=IF([.L126]&lt;&gt;0;ABS([.L126]-[.D$144]);&quot;&quot;)" office:value-type="float" office:value="0" calcext:value-type="float">
            <text:p>0.00</text:p>
          </table:table-cell>
          <table:table-cell table:style-name="ce5" table:formula="of:=IF([.M126]&lt;&gt;0;ABS([.M126]-[.E$144]);&quot;&quot;)" office:value-type="float" office:value="0.00000004225540206626" calcext:value-type="float">
            <text:p>0.00</text:p>
          </table:table-cell>
          <table:table-cell table:style-name="ce5" table:formula="of:=IF([.N126]&lt;&gt;0;ABS([.N126]-[.F$144]);&quot;&quot;)" office:value-type="float" office:value="0.00442436728668205" calcext:value-type="float">
            <text:p>0.00</text:p>
          </table:table-cell>
          <table:table-cell table:style-name="ce5" table:formula="of:=IF([.O126]&lt;&gt;0;ABS([.O126]-[.G$144]);&quot;&quot;)" office:value-type="float" office:value="0.00221200867462201" calcext:value-type="float">
            <text:p>0.00</text:p>
          </table:table-cell>
          <table:table-cell table:style-name="ce5" table:formula="of:=IF([.P126]&lt;&gt;0;ABS([.P126]-[.H$144]);&quot;&quot;)" office:value-type="float" office:value="0.00000019392776495764" calcext:value-type="float">
            <text:p>0.00</text:p>
          </table:table-cell>
          <table:table-cell table:style-name="ce5" table:formula="of:=IF([.Q126]&lt;&gt;0;ABS([.Q126]-[.I$144]);&quot;&quot;)" office:value-type="float" office:value="0.00000019392776495764" calcext:value-type="float">
            <text:p>0.00</text:p>
          </table:table-cell>
          <table:table-cell table:number-columns-repeated="179"/>
        </table:table-row>
        <table:table-row table:style-name="ro1" table:number-rows-repeated="2">
          <table:table-cell table:number-columns-repeated="19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87"/>
        </table:table-row>
        <table:table-row table:style-name="ro1">
          <table:table-cell office:value-type="float" office:value="0.809734523296356" calcext:value-type="float">
            <text:p>0.809734523296356</text:p>
          </table:table-cell>
          <table:table-cell office:value-type="float" office:value="0.960177004337311" calcext:value-type="float">
            <text:p>0.960177004337311</text:p>
          </table:table-cell>
          <table:table-cell office:value-type="float" office:value="0.991150438785553" calcext:value-type="float">
            <text:p>0.991150438785553</text:p>
          </table:table-cell>
          <table:table-cell office:value-type="float" office:value="1" calcext:value-type="float">
            <text:p>1</text:p>
          </table:table-cell>
          <table:table-cell office:value-type="float" office:value="0.590707957744598" calcext:value-type="float">
            <text:p>0.590707957744598</text:p>
          </table:table-cell>
          <table:table-cell office:value-type="float" office:value="0.696902632713318" calcext:value-type="float">
            <text:p>0.696902632713318</text:p>
          </table:table-cell>
          <table:table-cell office:value-type="float" office:value="0.579645991325378" calcext:value-type="float">
            <text:p>0.579645991325378</text:p>
          </table:table-cell>
          <table:table-cell table:number-columns-repeated="2" office:value-type="float" office:value="0.544247806072235" calcext:value-type="float">
            <text:p>0.544247806072235</text:p>
          </table:table-cell>
          <table:table-cell table:number-columns-repeated="187"/>
        </table:table-row>
        <table:table-row table:style-name="ro1">
          <table:table-cell table:number-columns-repeated="196"/>
        </table:table-row>
        <table:table-row table:style-name="ro1">
          <table:table-cell table:number-columns-repeated="8"/>
          <table:table-cell office:value-type="string" calcext:value-type="string">
            <text:p>Număr așteptat de operații</text:p>
          </table:table-cell>
          <table:table-cell office:value-type="string" calcext:value-type="string">
            <text:p>Număr operații efectuate corect</text:p>
          </table:table-cell>
          <table:table-cell table:number-columns-repeated="186"/>
        </table:table-row>
        <table:table-row table:style-name="ro1">
          <table:table-cell table:number-columns-repeated="7"/>
          <table:table-cell table:style-name="ce3" table:formula="of:=[.H129]" office:value-type="string" office:string-value="HELib_4K_1" calcext:value-type="string">
            <text:p>HELib_4K_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86"/>
        </table:table-row>
        <table:table-row table:style-name="ro1">
          <table:table-cell table:number-columns-repeated="7"/>
          <table:table-cell table:formula="of:=[.H135]" office:value-type="string" office:string-value="SEAL_4K_1" calcext:value-type="string">
            <text:p>SEAL_4K_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86"/>
        </table:table-row>
        <table:table-row table:style-name="ro1">
          <table:table-cell table:number-columns-repeated="7"/>
          <table:table-cell table:formula="of:=[.H130]" office:value-type="string" office:string-value="HELib_4K_2" calcext:value-type="string">
            <text:p>HELib_4K_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6"/>
        </table:table-row>
        <table:table-row table:style-name="ro1">
          <table:table-cell table:number-columns-repeated="7"/>
          <table:table-cell table:formula="of:=[.H136]" office:value-type="string" office:string-value="SEAL_4K_2" calcext:value-type="string">
            <text:p>SEAL_4K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86"/>
        </table:table-row>
        <table:table-row table:style-name="ro1">
          <table:table-cell table:number-columns-repeated="7"/>
          <table:table-cell table:formula="of:=[.H131]" office:value-type="string" office:string-value="HELib_8K_1" calcext:value-type="string">
            <text:p>HELib_8K_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186"/>
        </table:table-row>
        <table:table-row table:style-name="ro1">
          <table:table-cell table:number-columns-repeated="7"/>
          <table:table-cell table:formula="of:=[.H137]" office:value-type="string" office:string-value="SEAL_8K_1" calcext:value-type="string">
            <text:p>SEAL_8K_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186"/>
        </table:table-row>
        <table:table-row table:style-name="ro1">
          <table:table-cell table:number-columns-repeated="7"/>
          <table:table-cell table:formula="of:=[.H132]" office:value-type="string" office:string-value="HELib_8K_2" calcext:value-type="string">
            <text:p>HELib_8K_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86"/>
        </table:table-row>
        <table:table-row table:style-name="ro1">
          <table:table-cell table:number-columns-repeated="7"/>
          <table:table-cell table:formula="of:=[.H138]" office:value-type="string" office:string-value="SEAL_8K_2" calcext:value-type="string">
            <text:p>SEAL_8K_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86"/>
        </table:table-row>
        <table:table-row table:style-name="ro1">
          <table:table-cell table:number-columns-repeated="7"/>
          <table:table-cell table:formula="of:=[.H133]" office:value-type="string" office:string-value="HELib_16K_1" calcext:value-type="string">
            <text:p>HELib_16K_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186"/>
        </table:table-row>
        <table:table-row table:style-name="ro1">
          <table:table-cell table:number-columns-repeated="7"/>
          <table:table-cell table:formula="of:=[.H139]" office:value-type="string" office:string-value="SEAL_16K_1" calcext:value-type="string">
            <text:p>SEAL_16K_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186"/>
        </table:table-row>
        <table:table-row table:style-name="ro1">
          <table:table-cell table:number-columns-repeated="7"/>
          <table:table-cell table:formula="of:=[.H134]" office:value-type="string" office:string-value="HELib_16K_2" calcext:value-type="string">
            <text:p>HELib_16K_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186"/>
        </table:table-row>
        <table:table-row table:style-name="ro1">
          <table:table-cell table:number-columns-repeated="7"/>
          <table:table-cell table:formula="of:=[.H140]" office:value-type="string" office:string-value="SEAL_16K_2" calcext:value-type="string">
            <text:p>SEAL_16K_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186"/>
        </table:table-row>
        <calcext:conditional-formats>
          <calcext:conditional-format calcext:target-range-address="3_nn_test_averages.I32:3_nn_test_averages.Q140">
            <calcext:condition calcext:apply-style-name="Bad" calcext:value="&gt;=0.02" calcext:base-cell-address="3_nn_test_averages.I129"/>
            <calcext:condition calcext:apply-style-name="Good" calcext:value="&lt;0.02" calcext:base-cell-address="3_nn_test_averages.I129"/>
            <calcext:condition calcext:apply-style-name="Bad" calcext:value="=&quot;&quot;" calcext:base-cell-address="3_nn_test_averages.I12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30">00/00/0000</text:date>, <text:time style:data-style-name="N2" text:time-value="08:32:22.9529905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30T08:39:58.456118576</dc:date>
    <meta:editing-duration>PT6H7M18S</meta:editing-duration>
    <meta:editing-cycles>24</meta:editing-cycles>
    <meta:generator>LibreOffice/7.3.3.2$Linux_X86_64 LibreOffice_project/30$Build-2</meta:generator>
    <meta:document-statistic meta:table-count="1" meta:cell-count="2849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bf0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972f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a933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ea750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158466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ff7b59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2a6099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4000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55308d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ff0000"/>
      <style:text-properties fo:font-size="10pt" style:font-size-asian="10pt" style:font-size-complex="10pt"/>
    </style:style>
    <style:style style:name="ch20" style:family="chart">
      <style:chart-properties chart:solid-type="cuboid"/>
    </style:style>
    <style:style style:name="ch21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9.594cm" svg:height="8.975cm" xlink:href=".." xlink:type="simple" chart:class="chart:bar" chart:style-name="ch1">
        <chart:legend chart:legend-position="end" svg:x="16.749cm" svg:y="1.449cm" style:legend-expansion="high" chart:style-name="ch2"/>
        <chart:plot-area chart:style-name="ch3" table:cell-range-address="3_nn_test_averages.I15:3_nn_test_averages.K15 3_nn_test_averages.H17:3_nn_test_averages.J17 3_nn_test_averages.H18:3_nn_test_averages.K18 3_nn_test_averages.H19:3_nn_test_averages.I19 3_nn_test_averages.H20:3_nn_test_averages.K20 3_nn_test_averages.H21:3_nn_test_averages.J21 3_nn_test_averages.H22:3_nn_test_averages.K24 3_nn_test_averages.H25:3_nn_test_averages.J25 3_nn_test_averages.H26:3_nn_test_averages.K28" chart:data-source-has-labels="both" svg:x="1.546cm" svg:y="0.179cm" svg:width="14.812cm" svg:height="7.492cm">
          <chart:coordinate-region svg:x="2.723cm" svg:y="0.378cm" svg:width="13.635cm" svg:height="6.646cm"/>
          <chart:axis chart:dimension="x" chart:name="primary-x" chart:style-name="ch4" chartooo:axis-type="auto">
            <chartooo:date-scale/>
            <chart:title svg:x="6.124cm" svg:y="7.85cm" chart:style-name="ch5">
              <text:p>număr nivele rețea neuronală</text:p>
            </chart:title>
            <chart:categories table:cell-range-address="3_nn_test_averages.I15:3_nn_test_averages.K15"/>
          </chart:axis>
          <chart:axis chart:dimension="y" chart:name="primary-y" chart:style-name="ch6">
            <chart:title svg:x="0.451cm" svg:y="5.324cm" chart:style-name="ch7">
              <text:p>memorie (MB)</text:p>
            </chart:title>
            <chart:grid chart:style-name="ch8" chart:class="major"/>
          </chart:axis>
          <chart:series chart:style-name="ch9" chart:values-cell-range-address="3_nn_test_averages.I17:3_nn_test_averages.J17" chart:label-cell-address="3_nn_test_averages.H17:3_nn_test_averages.H17" chart:class="chart:bar">
            <chart:data-point chart:repeated="2"/>
          </chart:series>
          <chart:series chart:style-name="ch10" chart:values-cell-range-address="3_nn_test_averages.I18:3_nn_test_averages.K18" chart:label-cell-address="3_nn_test_averages.H18:3_nn_test_averages.H18" chart:class="chart:bar">
            <chart:data-point chart:repeated="3"/>
          </chart:series>
          <chart:series chart:style-name="ch11" chart:values-cell-range-address="3_nn_test_averages.I19:3_nn_test_averages.I19" chart:label-cell-address="3_nn_test_averages.H19:3_nn_test_averages.H19" chart:class="chart:bar">
            <chart:data-point/>
          </chart:series>
          <chart:series chart:style-name="ch12" chart:values-cell-range-address="3_nn_test_averages.I20:3_nn_test_averages.K20" chart:label-cell-address="3_nn_test_averages.H20:3_nn_test_averages.H20" chart:class="chart:bar">
            <chart:data-point chart:repeated="3"/>
          </chart:series>
          <chart:series chart:style-name="ch13" chart:values-cell-range-address="3_nn_test_averages.I21:3_nn_test_averages.J21" chart:label-cell-address="3_nn_test_averages.H21:3_nn_test_averages.H21" chart:class="chart:bar">
            <chart:data-point chart:repeated="2"/>
          </chart:series>
          <chart:series chart:style-name="ch14" chart:values-cell-range-address="3_nn_test_averages.I22:3_nn_test_averages.K22" chart:label-cell-address="3_nn_test_averages.H22:3_nn_test_averages.H22" chart:class="chart:bar">
            <chart:data-point chart:repeated="3"/>
          </chart:series>
          <chart:series chart:style-name="ch15" chart:values-cell-range-address="3_nn_test_averages.I23:3_nn_test_averages.K23" chart:label-cell-address="3_nn_test_averages.H23:3_nn_test_averages.H23" chart:class="chart:bar">
            <chart:data-point chart:repeated="3"/>
          </chart:series>
          <chart:series chart:style-name="ch16" chart:values-cell-range-address="3_nn_test_averages.I24:3_nn_test_averages.K24" chart:label-cell-address="3_nn_test_averages.H24:3_nn_test_averages.H24" chart:class="chart:bar">
            <chart:data-point chart:repeated="3"/>
          </chart:series>
          <chart:series chart:style-name="ch17" chart:values-cell-range-address="3_nn_test_averages.I25:3_nn_test_averages.J25" chart:label-cell-address="3_nn_test_averages.H25:3_nn_test_averages.H25" chart:class="chart:bar">
            <chart:data-point chart:repeated="2"/>
          </chart:series>
          <chart:series chart:style-name="ch18" chart:values-cell-range-address="3_nn_test_averages.I26:3_nn_test_averages.K26" chart:label-cell-address="3_nn_test_averages.H26:3_nn_test_averages.H26" chart:class="chart:bar">
            <chart:data-point chart:repeated="3"/>
          </chart:series>
          <chart:series chart:style-name="ch19" chart:values-cell-range-address="3_nn_test_averages.I27:3_nn_test_averages.K27" chart:label-cell-address="3_nn_test_averages.H27:3_nn_test_averages.H27" chart:class="chart:bar">
            <chart:data-point chart:style-name="ch20"/>
            <chart:data-point chart:repeated="2"/>
          </chart:series>
          <chart:series chart:style-name="ch21" chart:values-cell-range-address="3_nn_test_averages.I28:3_nn_test_averages.K28" chart:label-cell-address="3_nn_test_averages.H28:3_nn_test_averages.H28" chart:class="chart:bar">
            <chart:data-point chart:repeated="3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3_nn_test_averages.I15:3_nn_test_averages.K1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HELib_4K_1</text:p>
                <draw:g>
                  <svg:desc>3_nn_test_averages.H17:3_nn_test_averages.H17</svg:desc>
                </draw:g>
              </table:table-cell>
              <table:table-cell office:value-type="float" office:value="697.008">
                <text:p>697.008</text:p>
                <draw:g>
                  <svg:desc>3_nn_test_averages.I17:3_nn_test_averages.J17</svg:desc>
                </draw:g>
              </table:table-cell>
              <table:table-cell office:value-type="float" office:value="696.953">
                <text:p>696.953</text:p>
              </table:table-cell>
            </table:table-row>
            <table:table-row>
              <table:table-cell office:value-type="string">
                <text:p>SEAL_4K_1</text:p>
                <draw:g>
                  <svg:desc>3_nn_test_averages.H18:3_nn_test_averages.H18</svg:desc>
                </draw:g>
              </table:table-cell>
              <table:table-cell office:value-type="float" office:value="947.207">
                <text:p>947.207</text:p>
                <draw:g>
                  <svg:desc>3_nn_test_averages.I18:3_nn_test_averages.K18</svg:desc>
                </draw:g>
              </table:table-cell>
              <table:table-cell office:value-type="float" office:value="1008.37">
                <text:p>1008.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ELib_4K_2</text:p>
                <draw:g>
                  <svg:desc>3_nn_test_averages.H19:3_nn_test_averages.H19</svg:desc>
                </draw:g>
              </table:table-cell>
              <table:table-cell office:value-type="float" office:value="696.727">
                <text:p>696.727</text:p>
                <draw:g>
                  <svg:desc>3_nn_test_averages.I19:3_nn_test_averages.I19</svg:desc>
                </draw:g>
              </table:table-cell>
            </table:table-row>
            <table:table-row>
              <table:table-cell office:value-type="string">
                <text:p>SEAL_4K_2</text:p>
                <draw:g>
                  <svg:desc>3_nn_test_averages.H20:3_nn_test_averages.H20</svg:desc>
                </draw:g>
              </table:table-cell>
              <table:table-cell office:value-type="float" office:value="801.641">
                <text:p>801.641</text:p>
                <draw:g>
                  <svg:desc>3_nn_test_averages.I20:3_nn_test_averages.K2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ELib_8K_1</text:p>
                <draw:g>
                  <svg:desc>3_nn_test_averages.H21:3_nn_test_averages.H21</svg:desc>
                </draw:g>
              </table:table-cell>
              <table:table-cell office:value-type="float" office:value="1368.75">
                <text:p>1368.75</text:p>
                <draw:g>
                  <svg:desc>3_nn_test_averages.I21:3_nn_test_averages.J21</svg:desc>
                </draw:g>
              </table:table-cell>
              <table:table-cell office:value-type="float" office:value="1368.63">
                <text:p>1368.63</text:p>
              </table:table-cell>
            </table:table-row>
            <table:table-row>
              <table:table-cell office:value-type="string">
                <text:p>SEAL_8K_1</text:p>
                <draw:g>
                  <svg:desc>3_nn_test_averages.H22:3_nn_test_averages.H22</svg:desc>
                </draw:g>
              </table:table-cell>
              <table:table-cell office:value-type="float" office:value="2431.48">
                <text:p>2431.48</text:p>
                <draw:g>
                  <svg:desc>3_nn_test_averages.I22:3_nn_test_averages.K22</svg:desc>
                </draw:g>
              </table:table-cell>
              <table:table-cell office:value-type="float" office:value="2711.29">
                <text:p>2711.29</text:p>
              </table:table-cell>
              <table:table-cell office:value-type="float" office:value="2975.46">
                <text:p>2975.46</text:p>
              </table:table-cell>
            </table:table-row>
            <table:table-row>
              <table:table-cell office:value-type="string">
                <text:p>HELib_8K_2</text:p>
                <draw:g>
                  <svg:desc>3_nn_test_averages.H23:3_nn_test_averages.H23</svg:desc>
                </draw:g>
              </table:table-cell>
              <table:table-cell office:value-type="float" office:value="1368.5">
                <text:p>1368.5</text:p>
                <draw:g>
                  <svg:desc>3_nn_test_averages.I23:3_nn_test_averages.K23</svg:desc>
                </draw:g>
              </table:table-cell>
              <table:table-cell office:value-type="float" office:value="1368.64">
                <text:p>1368.64</text:p>
              </table:table-cell>
              <table:table-cell office:value-type="float" office:value="1368.64">
                <text:p>1368.64</text:p>
              </table:table-cell>
            </table:table-row>
            <table:table-row>
              <table:table-cell office:value-type="string">
                <text:p>SEAL_8K_2</text:p>
                <draw:g>
                  <svg:desc>3_nn_test_averages.H24:3_nn_test_averages.H24</svg:desc>
                </draw:g>
              </table:table-cell>
              <table:table-cell office:value-type="float" office:value="1810.95">
                <text:p>1810.95</text:p>
                <draw:g>
                  <svg:desc>3_nn_test_averages.I24:3_nn_test_averages.K24</svg:desc>
                </draw:g>
              </table:table-cell>
              <table:table-cell office:value-type="float" office:value="2015.51">
                <text:p>2015.51</text:p>
              </table:table-cell>
              <table:table-cell office:value-type="float" office:value="2137.55">
                <text:p>2137.55</text:p>
              </table:table-cell>
            </table:table-row>
            <table:table-row>
              <table:table-cell office:value-type="string">
                <text:p>HELib_16K_1</text:p>
                <draw:g>
                  <svg:desc>3_nn_test_averages.H25:3_nn_test_averages.H25</svg:desc>
                </draw:g>
              </table:table-cell>
              <table:table-cell office:value-type="float" office:value="3773.77">
                <text:p>3773.77</text:p>
                <draw:g>
                  <svg:desc>3_nn_test_averages.I25:3_nn_test_averages.J25</svg:desc>
                </draw:g>
              </table:table-cell>
              <table:table-cell office:value-type="float" office:value="3773.78">
                <text:p>3773.78</text:p>
              </table:table-cell>
            </table:table-row>
            <table:table-row>
              <table:table-cell office:value-type="string">
                <text:p>SEAL_16K_1</text:p>
                <draw:g>
                  <svg:desc>3_nn_test_averages.H26:3_nn_test_averages.H26</svg:desc>
                </draw:g>
              </table:table-cell>
              <table:table-cell office:value-type="float" office:value="4076.96">
                <text:p>4076.96</text:p>
                <draw:g>
                  <svg:desc>3_nn_test_averages.I26:3_nn_test_averages.K26</svg:desc>
                </draw:g>
              </table:table-cell>
              <table:table-cell office:value-type="float" office:value="4636.51">
                <text:p>4636.51</text:p>
              </table:table-cell>
              <table:table-cell office:value-type="float" office:value="5140.8">
                <text:p>5140.8</text:p>
              </table:table-cell>
            </table:table-row>
            <table:table-row>
              <table:table-cell office:value-type="string">
                <text:p>HELib_16K_2</text:p>
                <draw:g>
                  <svg:desc>3_nn_test_averages.H27:3_nn_test_averages.H27</svg:desc>
                </draw:g>
              </table:table-cell>
              <table:table-cell office:value-type="float" office:value="3773.04">
                <text:p>3773.04</text:p>
                <draw:g>
                  <svg:desc>3_nn_test_averages.I27:3_nn_test_averages.K27</svg:desc>
                </draw:g>
              </table:table-cell>
              <table:table-cell office:value-type="float" office:value="3773.04">
                <text:p>3773.04</text:p>
              </table:table-cell>
              <table:table-cell office:value-type="float" office:value="4285.05">
                <text:p>4285.05</text:p>
              </table:table-cell>
            </table:table-row>
            <table:table-row>
              <table:table-cell office:value-type="string">
                <text:p>SEAL_16K_2</text:p>
                <draw:g>
                  <svg:desc>3_nn_test_averages.H28:3_nn_test_averages.H28</svg:desc>
                </draw:g>
              </table:table-cell>
              <table:table-cell office:value-type="float" office:value="6874.64">
                <text:p>6874.64</text:p>
                <draw:g>
                  <svg:desc>3_nn_test_averages.I28:3_nn_test_averages.K28</svg:desc>
                </draw:g>
              </table:table-cell>
              <table:table-cell office:value-type="float" office:value="7824.95">
                <text:p>7824.95</text:p>
              </table:table-cell>
              <table:table-cell office:value-type="float" office:value="8880.77">
                <text:p>8880.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a933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83cm" svg:height="9.011cm" xlink:href=".." xlink:type="simple" chart:class="chart:bar" chart:style-name="ch1">
        <chart:legend chart:legend-position="end" svg:x="12.655cm" svg:y="3.757cm" style:legend-expansion="custom" svg:width="5.427cm" svg:height="0.862cm" style:legend-expansion-aspect-ratio="6.29582366589327" chart:style-name="ch2"/>
        <chart:plot-area chart:style-name="ch3" table:cell-range-address="3_nn_test_averages.H146:3_nn_test_averages.J158" chart:data-source-has-labels="both" svg:x="0.361cm" svg:y="0.18cm" svg:width="11.791cm" svg:height="8.651cm">
          <chart:coordinate-region svg:x="1.401cm" svg:y="0.379cm" svg:width="10.751cm" svg:height="6.444cm"/>
          <chart:axis chart:dimension="x" chart:name="primary-x" chart:style-name="ch4" chartooo:axis-type="auto">
            <chartooo:date-scale/>
            <chart:categories table:cell-range-address="3_nn_test_averages.H147:3_nn_test_averages.H15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3_nn_test_averages.I147:3_nn_test_averages.I158" chart:label-cell-address="3_nn_test_averages.I146:3_nn_test_averages.I146" chart:class="chart:bar">
            <chart:data-point chart:repeated="12"/>
          </chart:series>
          <chart:series chart:style-name="ch8" chart:values-cell-range-address="3_nn_test_averages.J147:3_nn_test_averages.J158" chart:label-cell-address="3_nn_test_averages.J146:3_nn_test_averages.J146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ăr așteptat de operații</text:p>
                <draw:g>
                  <svg:desc>3_nn_test_averages.I146:3_nn_test_averages.I146</svg:desc>
                </draw:g>
              </table:table-cell>
              <table:table-cell office:value-type="string">
                <text:p>Număr operații efectuate corect</text:p>
                <draw:g>
                  <svg:desc>3_nn_test_averages.J146:3_nn_test_averages.J1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ELib_4K_1</text:p>
                <draw:g>
                  <svg:desc>3_nn_test_averages.H147:3_nn_test_averages.H158</svg:desc>
                </draw:g>
              </table:table-cell>
              <table:table-cell office:value-type="float" office:value="4">
                <text:p>4</text:p>
                <draw:g>
                  <svg:desc>3_nn_test_averages.I147:3_nn_test_averages.I158</svg:desc>
                </draw:g>
              </table:table-cell>
              <table:table-cell office:value-type="float" office:value="3">
                <text:p>3</text:p>
                <draw:g>
                  <svg:desc>3_nn_test_averages.J147:3_nn_test_averages.J158</svg:desc>
                </draw:g>
              </table:table-cell>
            </table:table-row>
            <table:table-row>
              <table:table-cell office:value-type="string">
                <text:p>SEAL_4K_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HELib_4K_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AL_4K_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ELib_8K_1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EAL_8K_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HELib_8K_2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EAL_8K_2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HELib_16K_1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EAL_16K_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HELib_16K_2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EAL_16K_2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15846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2a6099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5308d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594cm" svg:height="8.975cm" xlink:href=".." xlink:type="simple" chart:class="chart:bar" chart:style-name="ch1">
        <chart:legend chart:legend-position="end" svg:x="16.775cm" svg:y="3.441cm" style:legend-expansion="high" chart:style-name="ch2"/>
        <chart:plot-area chart:style-name="ch3" table:cell-range-address="3_nn_test_averages.L15:3_nn_test_averages.Q15 3_nn_test_averages.H22:3_nn_test_averages.H22 3_nn_test_averages.L22:3_nn_test_averages.Q22 3_nn_test_averages.H24:3_nn_test_averages.H24 3_nn_test_averages.L24:3_nn_test_averages.Q24 3_nn_test_averages.H26:3_nn_test_averages.H26 3_nn_test_averages.L26:3_nn_test_averages.Q26 3_nn_test_averages.H28:3_nn_test_averages.H28 3_nn_test_averages.L28:3_nn_test_averages.Q28" chart:data-source-has-labels="both" svg:x="1.546cm" svg:y="0.179cm" svg:width="14.838cm" svg:height="7.492cm">
          <chart:coordinate-region svg:x="2.723cm" svg:y="0.378cm" svg:width="13.661cm" svg:height="6.646cm"/>
          <chart:axis chart:dimension="x" chart:name="primary-x" chart:style-name="ch4" chartooo:axis-type="auto">
            <chartooo:date-scale/>
            <chart:title svg:x="6.137cm" svg:y="7.85cm" chart:style-name="ch5">
              <text:p>număr nivele rețea neuronală</text:p>
            </chart:title>
            <chart:categories table:cell-range-address="3_nn_test_averages.L15:3_nn_test_averages.Q15"/>
          </chart:axis>
          <chart:axis chart:dimension="y" chart:name="primary-y" chart:style-name="ch6">
            <chart:title svg:x="0.451cm" svg:y="5.324cm" chart:style-name="ch7">
              <text:p>memorie (MB)</text:p>
            </chart:title>
            <chart:grid chart:style-name="ch8" chart:class="major"/>
          </chart:axis>
          <chart:series chart:style-name="ch9" chart:values-cell-range-address="3_nn_test_averages.L22:3_nn_test_averages.Q22" chart:label-cell-address="3_nn_test_averages.H22:3_nn_test_averages.H22" chart:class="chart:bar">
            <chart:data-point chart:repeated="6"/>
          </chart:series>
          <chart:series chart:style-name="ch10" chart:values-cell-range-address="3_nn_test_averages.L24:3_nn_test_averages.Q24" chart:label-cell-address="3_nn_test_averages.H24:3_nn_test_averages.H24" chart:class="chart:bar">
            <chart:data-point chart:repeated="6"/>
          </chart:series>
          <chart:series chart:style-name="ch11" chart:values-cell-range-address="3_nn_test_averages.L26:3_nn_test_averages.Q26" chart:label-cell-address="3_nn_test_averages.H26:3_nn_test_averages.H26" chart:class="chart:bar">
            <chart:data-point chart:repeated="6"/>
          </chart:series>
          <chart:series chart:style-name="ch12" chart:values-cell-range-address="3_nn_test_averages.L28:3_nn_test_averages.Q28" chart:label-cell-address="3_nn_test_averages.H28:3_nn_test_averages.H28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3">
                <text:p>3</text:p>
                <draw:g>
                  <svg:desc>3_nn_test_averages.L15:3_nn_test_averages.Q15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SEAL_8K_1</text:p>
                <draw:g>
                  <svg:desc>3_nn_test_averages.H22:3_nn_test_averages.H22</svg:desc>
                </draw:g>
              </table:table-cell>
              <table:table-cell office:value-type="float" office:value="2992.22">
                <text:p>2992.22</text:p>
                <draw:g>
                  <svg:desc>3_nn_test_averages.L22:3_nn_test_averages.Q22</svg:desc>
                </draw:g>
              </table:table-cell>
              <table:table-cell office:value-type="float" office:value="3119.22">
                <text:p>3119.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AL_8K_2</text:p>
                <draw:g>
                  <svg:desc>3_nn_test_averages.H24:3_nn_test_averages.H24</svg:desc>
                </draw:g>
              </table:table-cell>
              <table:table-cell office:value-type="float" office:value="2141">
                <text:p>2141</text:p>
                <draw:g>
                  <svg:desc>3_nn_test_averages.L24:3_nn_test_averages.Q2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AL_16K_1</text:p>
                <draw:g>
                  <svg:desc>3_nn_test_averages.H26:3_nn_test_averages.H26</svg:desc>
                </draw:g>
              </table:table-cell>
              <table:table-cell office:value-type="float" office:value="5165.31">
                <text:p>5165.31</text:p>
                <draw:g>
                  <svg:desc>3_nn_test_averages.L26:3_nn_test_averages.Q26</svg:desc>
                </draw:g>
              </table:table-cell>
              <table:table-cell office:value-type="float" office:value="5461.32">
                <text:p>5461.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AL_16K_2</text:p>
                <draw:g>
                  <svg:desc>3_nn_test_averages.H28:3_nn_test_averages.H28</svg:desc>
                </draw:g>
              </table:table-cell>
              <table:table-cell office:value-type="float" office:value="9372.59">
                <text:p>9372.59</text:p>
                <draw:g>
                  <svg:desc>3_nn_test_averages.L28:3_nn_test_averages.Q28</svg:desc>
                </draw:g>
              </table:table-cell>
              <table:table-cell office:value-type="float" office:value="9960.36">
                <text:p>9960.36</text:p>
              </table:table-cell>
              <table:table-cell office:value-type="float" office:value="10457.4">
                <text:p>10457.4</text:p>
              </table:table-cell>
              <table:table-cell office:value-type="float" office:value="10542.1">
                <text:p>10542.1</text:p>
              </table:table-cell>
              <table:table-cell office:value-type="float" office:value="11028.9">
                <text:p>11028.9</text:p>
              </table:table-cell>
              <table:table-cell office:value-type="float" office:value="11127.6">
                <text:p>11127.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